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Text_20_body" style:list-style-name="L11">
      <style:paragraph-properties fo:margin-top="0in" fo:margin-bottom="0in"/>
    </style:style>
    <style:style style:name="P14" style:family="paragraph" style:parent-style-name="Text_20_body" style:list-style-name="L12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13">
      <style:paragraph-properties fo:margin-top="0in" fo:margin-bottom="0in"/>
    </style:style>
    <style:style style:name="P40" style:family="paragraph" style:parent-style-name="Text_20_body" style:list-style-name="L14">
      <style:paragraph-properties fo:margin-top="0in" fo:margin-bottom="0in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Heading">
      <style:paragraph-properties fo:text-align="center" style:justify-single-word="false"/>
    </style:style>
    <style:style style:name="P43" style:family="paragraph" style:parent-style-name="Table_20_Heading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ext_20_body" style:list-style-name="L15">
      <style:paragraph-properties fo:margin-top="0in" fo:margin-bottom="0in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Heading">
      <style:paragraph-properties fo:text-align="center" style:justify-single-word="false"/>
    </style:style>
    <style:style style:name="P53" style:family="paragraph" style:parent-style-name="Table_20_Heading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Heading">
      <style:paragraph-properties fo:text-align="center" style:justify-single-word="false"/>
    </style:style>
    <style:style style:name="P59" style:family="paragraph" style:parent-style-name="Table_20_Heading">
      <style:paragraph-properties fo:text-align="center" style:justify-single-word="false"/>
    </style:style>
    <style:style style:name="P60" style:family="paragraph" style:parent-style-name="Table_20_Heading">
      <style:paragraph-properties fo:text-align="center" style:justify-single-word="false"/>
    </style:style>
    <style:style style:name="P61" style:family="paragraph" style:parent-style-name="Table_20_Heading">
      <style:paragraph-properties fo:text-align="center" style:justify-single-word="false"/>
    </style:style>
    <style:style style:name="P62" style:family="paragraph" style:parent-style-name="Table_20_Contents">
      <style:paragraph-properties fo:text-align="center" style:justify-single-word="false"/>
    </style:style>
    <style:style style:name="P63" style:family="paragraph" style:parent-style-name="Table_20_Contents">
      <style:paragraph-properties fo:text-align="center" style:justify-single-word="false"/>
    </style:style>
    <style:style style:name="P64" style:family="paragraph" style:parent-style-name="Table_20_Contents">
      <style:paragraph-properties fo:text-align="center" style:justify-single-word="false"/>
    </style:style>
    <style:style style:name="P65" style:family="paragraph" style:parent-style-name="Table_20_Contents">
      <style:paragraph-properties fo:text-align="center" style:justify-single-word="false"/>
    </style:style>
    <style:style style:name="P66" style:family="paragraph" style:parent-style-name="Table_20_Heading">
      <style:paragraph-properties fo:text-align="center" style:justify-single-word="false"/>
    </style:style>
    <style:style style:name="P67" style:family="paragraph" style:parent-style-name="Table_20_Heading">
      <style:paragraph-properties fo:text-align="center" style:justify-single-word="false"/>
    </style:style>
    <style:style style:name="P68" style:family="paragraph" style:parent-style-name="Table_20_Heading">
      <style:paragraph-properties fo:text-align="center" style:justify-single-word="false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</style:style>
    <style:style style:name="P72" style:family="paragraph" style:parent-style-name="Table_20_Heading">
      <style:paragraph-properties fo:text-align="center" style:justify-single-word="false"/>
    </style:style>
    <style:style style:name="P73" style:family="paragraph" style:parent-style-name="Table_20_Heading">
      <style:paragraph-properties fo:text-align="center" style:justify-single-word="false"/>
    </style:style>
    <style:style style:name="P74" style:family="paragraph" style:parent-style-name="Table_20_Heading">
      <style:paragraph-properties fo:text-align="center" style:justify-single-word="false"/>
    </style:style>
    <style:style style:name="P75" style:family="paragraph" style:parent-style-name="Table_20_Contents">
      <style:paragraph-properties fo:text-align="center" style:justify-single-word="false"/>
    </style:style>
    <style:style style:name="P76" style:family="paragraph" style:parent-style-name="Table_20_Contents">
      <style:paragraph-properties fo:text-align="center" style:justify-single-word="false"/>
    </style:style>
    <style:style style:name="P77" style:family="paragraph" style:parent-style-name="Table_20_Contents">
      <style:paragraph-properties fo:text-align="center" style:justify-single-word="false"/>
    </style:style>
    <style:style style:name="P78" style:family="paragraph" style:parent-style-name="Table_20_Heading">
      <style:paragraph-properties fo:text-align="center" style:justify-single-word="false"/>
    </style:style>
    <style:style style:name="P79" style:family="paragraph" style:parent-style-name="Table_20_Heading">
      <style:paragraph-properties fo:text-align="center" style:justify-single-word="false"/>
    </style:style>
    <style:style style:name="P80" style:family="paragraph" style:parent-style-name="Table_20_Heading">
      <style:paragraph-properties fo:text-align="center" style:justify-single-word="false"/>
    </style:style>
    <style:style style:name="P81" style:family="paragraph" style:parent-style-name="Table_20_Heading">
      <style:paragraph-properties fo:text-align="center" style:justify-single-word="false"/>
    </style:style>
    <style:style style:name="P82" style:family="paragraph" style:parent-style-name="Table_20_Contents">
      <style:paragraph-properties fo:text-align="center" style:justify-single-word="false"/>
    </style:style>
    <style:style style:name="P83" style:family="paragraph" style:parent-style-name="Table_20_Contents">
      <style:paragraph-properties fo:text-align="center" style:justify-single-word="false"/>
    </style:style>
    <style:style style:name="P84" style:family="paragraph" style:parent-style-name="Table_20_Contents">
      <style:paragraph-properties fo:text-align="center" style:justify-single-word="false"/>
    </style:style>
    <style:style style:name="P85" style:family="paragraph" style:parent-style-name="Table_20_Contents">
      <style:paragraph-properties fo:text-align="center" style:justify-single-word="false"/>
    </style:style>
    <style:style style:name="P86" style:family="paragraph" style:parent-style-name="Table_20_Heading">
      <style:paragraph-properties fo:text-align="center" style:justify-single-word="false"/>
    </style:style>
    <style:style style:name="P87" style:family="paragraph" style:parent-style-name="Table_20_Contents">
      <style:paragraph-properties fo:text-align="center" style:justify-single-word="false"/>
    </style:style>
    <style:style style:name="P88" style:family="paragraph" style:parent-style-name="Table_20_Heading">
      <style:paragraph-properties fo:text-align="center" style:justify-single-word="false"/>
    </style:style>
    <style:style style:name="P89" style:family="paragraph" style:parent-style-name="Table_20_Heading">
      <style:paragraph-properties fo:text-align="center" style:justify-single-word="false"/>
    </style:style>
    <style:style style:name="P90" style:family="paragraph" style:parent-style-name="Table_20_Heading">
      <style:paragraph-properties fo:text-align="center" style:justify-single-word="false"/>
    </style:style>
    <style:style style:name="P91" style:family="paragraph" style:parent-style-name="Table_20_Contents">
      <style:paragraph-properties fo:text-align="center" style:justify-single-word="false"/>
    </style:style>
    <style:style style:name="P92" style:family="paragraph" style:parent-style-name="Table_20_Contents">
      <style:paragraph-properties fo:text-align="center" style:justify-single-word="false"/>
    </style:style>
    <style:style style:name="P93" style:family="paragraph" style:parent-style-name="Table_20_Contents">
      <style:paragraph-properties fo:text-align="center" style:justify-single-word="false"/>
    </style:style>
    <style:style style:name="P94" style:family="paragraph" style:parent-style-name="Table_20_Heading">
      <style:paragraph-properties fo:text-align="center" style:justify-single-word="false"/>
    </style:style>
    <style:style style:name="P95" style:family="paragraph" style:parent-style-name="Table_20_Heading">
      <style:paragraph-properties fo:text-align="center" style:justify-single-word="false"/>
    </style:style>
    <style:style style:name="P96" style:family="paragraph" style:parent-style-name="Table_20_Heading">
      <style:paragraph-properties fo:text-align="center" style:justify-single-word="false"/>
    </style:style>
    <style:style style:name="P97" style:family="paragraph" style:parent-style-name="Table_20_Contents">
      <style:paragraph-properties fo:text-align="center" style:justify-single-word="false"/>
    </style:style>
    <style:style style:name="P98" style:family="paragraph" style:parent-style-name="Table_20_Contents">
      <style:paragraph-properties fo:text-align="center" style:justify-single-word="false"/>
    </style:style>
    <style:style style:name="P99" style:family="paragraph" style:parent-style-name="Table_20_Contents">
      <style:paragraph-properties fo:text-align="center" style:justify-single-word="false"/>
    </style:style>
    <style:style style:name="P100" style:family="paragraph" style:parent-style-name="Table_20_Heading">
      <style:paragraph-properties fo:text-align="center" style:justify-single-word="false"/>
    </style:style>
    <style:style style:name="P101" style:family="paragraph" style:parent-style-name="Table_20_Heading">
      <style:paragraph-properties fo:text-align="center" style:justify-single-word="false"/>
    </style:style>
    <style:style style:name="P102" style:family="paragraph" style:parent-style-name="Table_20_Heading">
      <style:paragraph-properties fo:text-align="center" style:justify-single-word="false"/>
    </style:style>
    <style:style style:name="P103" style:family="paragraph" style:parent-style-name="Table_20_Contents">
      <style:paragraph-properties fo:text-align="center" style:justify-single-word="false"/>
    </style:style>
    <style:style style:name="P104" style:family="paragraph" style:parent-style-name="Table_20_Contents">
      <style:paragraph-properties fo:text-align="center" style:justify-single-word="false"/>
    </style:style>
    <style:style style:name="P105" style:family="paragraph" style:parent-style-name="Table_20_Contents">
      <style:paragraph-properties fo:text-align="center" style:justify-single-word="false"/>
    </style:style>
    <style:style style:name="P106" style:family="paragraph" style:parent-style-name="Table_20_Heading">
      <style:paragraph-properties fo:text-align="center" style:justify-single-word="false"/>
    </style:style>
    <style:style style:name="P107" style:family="paragraph" style:parent-style-name="Table_20_Heading">
      <style:paragraph-properties fo:text-align="center" style:justify-single-word="false"/>
    </style:style>
    <style:style style:name="P108" style:family="paragraph" style:parent-style-name="Table_20_Heading">
      <style:paragraph-properties fo:text-align="center" style:justify-single-word="false"/>
    </style:style>
    <style:style style:name="P109" style:family="paragraph" style:parent-style-name="Table_20_Contents">
      <style:paragraph-properties fo:text-align="center" style:justify-single-word="false"/>
    </style:style>
    <style:style style:name="P110" style:family="paragraph" style:parent-style-name="Table_20_Contents">
      <style:paragraph-properties fo:text-align="center" style:justify-single-word="false"/>
    </style:style>
    <style:style style:name="P111" style:family="paragraph" style:parent-style-name="Table_20_Contents">
      <style:paragraph-properties fo:text-align="center" style:justify-single-word="false"/>
    </style:style>
    <style:style style:name="P112" style:family="paragraph" style:parent-style-name="Table_20_Heading">
      <style:paragraph-properties fo:text-align="center" style:justify-single-word="false"/>
    </style:style>
    <style:style style:name="P113" style:family="paragraph" style:parent-style-name="Table_20_Heading">
      <style:paragraph-properties fo:text-align="center" style:justify-single-word="false"/>
    </style:style>
    <style:style style:name="P114" style:family="paragraph" style:parent-style-name="Table_20_Heading">
      <style:paragraph-properties fo:text-align="center" style:justify-single-word="false"/>
    </style:style>
    <style:style style:name="P115" style:family="paragraph" style:parent-style-name="Table_20_Contents">
      <style:paragraph-properties fo:text-align="center" style:justify-single-word="false"/>
    </style:style>
    <style:style style:name="P116" style:family="paragraph" style:parent-style-name="Table_20_Contents">
      <style:paragraph-properties fo:text-align="center" style:justify-single-word="false"/>
    </style:style>
    <style:style style:name="P117" style:family="paragraph" style:parent-style-name="Table_20_Contents">
      <style:paragraph-properties fo:text-align="center" style:justify-single-word="false"/>
    </style:style>
    <style:style style:name="P118" style:family="paragraph" style:parent-style-name="Table_20_Heading">
      <style:paragraph-properties fo:text-align="center" style:justify-single-word="false"/>
    </style:style>
    <style:style style:name="P119" style:family="paragraph" style:parent-style-name="Table_20_Heading">
      <style:paragraph-properties fo:text-align="center" style:justify-single-word="false"/>
    </style:style>
    <style:style style:name="P120" style:family="paragraph" style:parent-style-name="Table_20_Heading">
      <style:paragraph-properties fo:text-align="center" style:justify-single-word="false"/>
    </style:style>
    <style:style style:name="P121" style:family="paragraph" style:parent-style-name="Table_20_Heading">
      <style:paragraph-properties fo:text-align="center" style:justify-single-word="false"/>
    </style:style>
    <style:style style:name="P122" style:family="paragraph" style:parent-style-name="Table_20_Heading">
      <style:paragraph-properties fo:text-align="center" style:justify-single-word="false"/>
    </style:style>
    <style:style style:name="P123" style:family="paragraph" style:parent-style-name="Table_20_Contents">
      <style:paragraph-properties fo:text-align="center" style:justify-single-word="false"/>
    </style:style>
    <style:style style:name="P124" style:family="paragraph" style:parent-style-name="Table_20_Contents">
      <style:paragraph-properties fo:text-align="center" style:justify-single-word="false"/>
    </style:style>
    <style:style style:name="P125" style:family="paragraph" style:parent-style-name="Table_20_Contents">
      <style:paragraph-properties fo:text-align="center" style:justify-single-word="false"/>
    </style:style>
    <style:style style:name="P126" style:family="paragraph" style:parent-style-name="Table_20_Contents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16">
      <style:paragraph-properties fo:margin-top="0in" fo:margin-bottom="0in"/>
    </style:style>
    <style:style style:name="P129" style:family="paragraph" style:parent-style-name="Text_20_body" style:list-style-name="L17">
      <style:paragraph-properties fo:margin-top="0in" fo:margin-bottom="0in"/>
    </style:style>
    <style:style style:name="P130" style:family="paragraph" style:parent-style-name="Table_20_Heading">
      <style:paragraph-properties fo:text-align="center" style:justify-single-word="false"/>
    </style:style>
    <style:style style:name="P131" style:family="paragraph" style:parent-style-name="Table_20_Heading">
      <style:paragraph-properties fo:text-align="center" style:justify-single-word="false"/>
    </style:style>
    <style:style style:name="P132" style:family="paragraph" style:parent-style-name="Table_20_Heading">
      <style:paragraph-properties fo:text-align="center" style:justify-single-word="false"/>
    </style:style>
    <style:style style:name="P133" style:family="paragraph" style:parent-style-name="Table_20_Contents">
      <style:paragraph-properties fo:text-align="center" style:justify-single-word="false"/>
    </style:style>
    <style:style style:name="P134" style:family="paragraph" style:parent-style-name="Table_20_Contents">
      <style:paragraph-properties fo:text-align="center" style:justify-single-word="false"/>
    </style:style>
    <style:style style:name="P135" style:family="paragraph" style:parent-style-name="Table_20_Contents">
      <style:paragraph-properties fo:text-align="center" style:justify-single-word="false"/>
    </style:style>
    <style:style style:name="P136" style:family="paragraph" style:parent-style-name="Text_20_body" style:list-style-name="L18">
      <style:paragraph-properties fo:margin-top="0in" fo:margin-bottom="0in"/>
    </style:style>
    <style:style style:name="P137" style:family="paragraph" style:parent-style-name="Text_20_body" style:list-style-name="L19">
      <style:paragraph-properties fo:margin-top="0in" fo:margin-bottom="0in"/>
    </style:style>
    <style:style style:name="P138" style:family="paragraph" style:parent-style-name="Text_20_body" style:list-style-name="L20">
      <style:paragraph-properties fo:margin-top="0in" fo:margin-bottom="0in"/>
    </style:style>
    <style:style style:name="P139" style:family="paragraph" style:parent-style-name="Table_20_Heading">
      <style:paragraph-properties fo:text-align="center" style:justify-single-word="false"/>
    </style:style>
    <style:style style:name="P140" style:family="paragraph" style:parent-style-name="Table_20_Contents">
      <style:paragraph-properties fo:text-align="center" style:justify-single-word="false"/>
    </style:style>
    <style:style style:name="P141" style:family="paragraph" style:parent-style-name="Table_20_Heading">
      <style:paragraph-properties fo:text-align="center" style:justify-single-word="false"/>
    </style:style>
    <style:style style:name="P142" style:family="paragraph" style:parent-style-name="Table_20_Contents">
      <style:paragraph-properties fo:text-align="center" style:justify-single-word="false"/>
    </style:style>
    <style:style style:name="P143" style:family="paragraph" style:parent-style-name="Table_20_Heading">
      <style:paragraph-properties fo:text-align="center" style:justify-single-word="false"/>
    </style:style>
    <style:style style:name="P144" style:family="paragraph" style:parent-style-name="Table_20_Contents">
      <style:paragraph-properties fo:text-align="center" style:justify-single-word="false"/>
    </style:style>
    <style:style style:name="P145" style:family="paragraph" style:parent-style-name="Table_20_Heading">
      <style:paragraph-properties fo:text-align="center" style:justify-single-word="false"/>
    </style:style>
    <style:style style:name="P146" style:family="paragraph" style:parent-style-name="Table_20_Contents">
      <style:paragraph-properties fo:text-align="center" style:justify-single-word="false"/>
    </style:style>
    <style:style style:name="P147" style:family="paragraph" style:parent-style-name="Table_20_Heading">
      <style:paragraph-properties fo:text-align="center" style:justify-single-word="false"/>
    </style:style>
    <style:style style:name="P148" style:family="paragraph" style:parent-style-name="Table_20_Contents">
      <style:paragraph-properties fo:text-align="center" style:justify-single-word="false"/>
    </style:style>
    <style:style style:name="P149" style:family="paragraph" style:parent-style-name="Table_20_Heading">
      <style:paragraph-properties fo:text-align="center" style:justify-single-word="false"/>
    </style:style>
    <style:style style:name="P150" style:family="paragraph" style:parent-style-name="Table_20_Heading">
      <style:paragraph-properties fo:text-align="center" style:justify-single-word="false"/>
    </style:style>
    <style:style style:name="P151" style:family="paragraph" style:parent-style-name="Table_20_Contents">
      <style:paragraph-properties fo:text-align="center" style:justify-single-word="false"/>
    </style:style>
    <style:style style:name="P152" style:family="paragraph" style:parent-style-name="Table_20_Contents">
      <style:paragraph-properties fo:text-align="center" style:justify-single-word="false"/>
    </style:style>
    <style:style style:name="P153" style:family="paragraph" style:parent-style-name="Table_20_Heading">
      <style:paragraph-properties fo:text-align="center" style:justify-single-word="false"/>
    </style:style>
    <style:style style:name="P154" style:family="paragraph" style:parent-style-name="Table_20_Heading">
      <style:paragraph-properties fo:text-align="center" style:justify-single-word="false"/>
    </style:style>
    <style:style style:name="P155" style:family="paragraph" style:parent-style-name="Table_20_Contents">
      <style:paragraph-properties fo:text-align="center" style:justify-single-word="false"/>
    </style:style>
    <style:style style:name="P156" style:family="paragraph" style:parent-style-name="Table_20_Contents">
      <style:paragraph-properties fo:text-align="center" style:justify-single-word="false"/>
    </style:style>
    <style:style style:name="P157" style:family="paragraph" style:parent-style-name="Quotations">
      <style:paragraph-properties fo:margin-left="0.5in" fo:margin-right="0in" fo:text-indent="0in" style:auto-text-indent="false"/>
    </style:style>
    <style:style style:name="P158" style:family="paragraph" style:parent-style-name="Table_20_Heading">
      <style:paragraph-properties fo:text-align="center" style:justify-single-word="false"/>
    </style:style>
    <style:style style:name="P159" style:family="paragraph" style:parent-style-name="Table_20_Heading">
      <style:paragraph-properties fo:text-align="center" style:justify-single-word="false"/>
    </style:style>
    <style:style style:name="P160" style:family="paragraph" style:parent-style-name="Table_20_Contents">
      <style:paragraph-properties fo:text-align="center" style:justify-single-word="false"/>
    </style:style>
    <style:style style:name="P161" style:family="paragraph" style:parent-style-name="Table_20_Contents">
      <style:paragraph-properties fo:text-align="center" style:justify-single-word="false"/>
    </style:style>
    <style:style style:name="P162" style:family="paragraph" style:parent-style-name="Table_20_Heading">
      <style:paragraph-properties fo:text-align="center" style:justify-single-word="false"/>
    </style:style>
    <style:style style:name="P163" style:family="paragraph" style:parent-style-name="Table_20_Heading">
      <style:paragraph-properties fo:text-align="center" style:justify-single-word="false"/>
    </style:style>
    <style:style style:name="P164" style:family="paragraph" style:parent-style-name="Table_20_Contents">
      <style:paragraph-properties fo:text-align="center" style:justify-single-word="false"/>
    </style:style>
    <style:style style:name="P165" style:family="paragraph" style:parent-style-name="Table_20_Contents">
      <style:paragraph-properties fo:text-align="center" style:justify-single-word="false"/>
    </style:style>
    <style:style style:name="P166" style:family="paragraph" style:parent-style-name="Quotations">
      <style:paragraph-properties fo:margin-left="0.5in" fo:margin-right="0in" fo:text-indent="0in" style:auto-text-indent="false"/>
    </style:style>
    <style:style style:name="P167" style:family="paragraph" style:parent-style-name="Table_20_Heading">
      <style:paragraph-properties fo:text-align="center" style:justify-single-word="false"/>
    </style:style>
    <style:style style:name="P168" style:family="paragraph" style:parent-style-name="Table_20_Contents">
      <style:paragraph-properties fo:text-align="center" style:justify-single-word="false"/>
    </style:style>
    <style:style style:name="P169" style:family="paragraph" style:parent-style-name="Table_20_Heading">
      <style:paragraph-properties fo:text-align="center" style:justify-single-word="false"/>
    </style:style>
    <style:style style:name="P170" style:family="paragraph" style:parent-style-name="Table_20_Contents">
      <style:paragraph-properties fo:text-align="center" style:justify-single-word="false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Heading">
      <style:paragraph-properties fo:text-align="center" style:justify-single-word="false"/>
    </style:style>
    <style:style style:name="P173" style:family="paragraph" style:parent-style-name="Table_20_Contents">
      <style:paragraph-properties fo:text-align="center" style:justify-single-word="false"/>
    </style:style>
    <style:style style:name="P174" style:family="paragraph" style:parent-style-name="Table_20_Contents">
      <style:paragraph-properties fo:text-align="center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3558*"/>
    </style:style>
    <style:style style:name="Table1.B" style:family="table-column">
      <style:table-column-properties style:rel-column-width="22598*"/>
    </style:style>
    <style:style style:name="Table1.C" style:family="table-column">
      <style:table-column-properties style:rel-column-width="29377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19275*"/>
    </style:style>
    <style:style style:name="Table2.B" style:family="table-column">
      <style:table-column-properties style:rel-column-width="28912*"/>
    </style:style>
    <style:style style:name="Table2.C" style:family="table-column">
      <style:table-column-properties style:rel-column-width="17347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6383*"/>
    </style:style>
    <style:style style:name="Table3.B" style:family="table-column">
      <style:table-column-properties style:rel-column-width="30719*"/>
    </style:style>
    <style:style style:name="Table3.C" style:family="table-column">
      <style:table-column-properties style:rel-column-width="18431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6383*"/>
    </style:style>
    <style:style style:name="Table4.B" style:family="table-column">
      <style:table-column-properties style:rel-column-width="30719*"/>
    </style:style>
    <style:style style:name="Table4.C" style:family="table-column">
      <style:table-column-properties style:rel-column-width="18431*"/>
    </style:style>
    <style:style style:name="Table5" style:family="table">
      <style:table-properties table:align="center" style:rel-width="100%"/>
    </style:style>
    <style:style style:name="Table5.A" style:family="table-column">
      <style:table-column-properties style:rel-column-width="12715*"/>
    </style:style>
    <style:style style:name="Table5.B" style:family="table-column">
      <style:table-column-properties style:rel-column-width="21518*"/>
    </style:style>
    <style:style style:name="Table5.C" style:family="table-column">
      <style:table-column-properties style:rel-column-width="19562*"/>
    </style:style>
    <style:style style:name="Table5.D" style:family="table-column">
      <style:table-column-properties style:rel-column-width="11737*"/>
    </style:style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21845*"/>
    </style:style>
    <style:style style:name="Table7.B" style:family="table-column">
      <style:table-column-properties style:rel-column-width="21845*"/>
    </style:style>
    <style:style style:name="Table7.C" style:family="table-column">
      <style:table-column-properties style:rel-column-width="21845*"/>
    </style:style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8065*"/>
    </style:style>
    <style:style style:name="Table8.B" style:family="table-column">
      <style:table-column-properties style:rel-column-width="13107*"/>
    </style:style>
    <style:style style:name="Table8.C" style:family="table-column">
      <style:table-column-properties style:rel-column-width="13107*"/>
    </style:style>
    <style:style style:name="Table8.D" style:family="table-column">
      <style:table-column-properties style:rel-column-width="5041*"/>
    </style:style>
    <style:style style:name="Table8.E" style:family="table-column">
      <style:table-column-properties style:rel-column-width="5041*"/>
    </style:style>
    <style:style style:name="Table8.F" style:family="table-column">
      <style:table-column-properties style:rel-column-width="21172*"/>
    </style:style>
    <style:style style:name="Table9" style:family="table">
      <style:table-properties table:align="center" style:rel-width="100%"/>
    </style:style>
    <style:style style:name="Table9.A" style:family="table-column">
      <style:table-column-properties style:rel-column-width="9497*"/>
    </style:style>
    <style:style style:name="Table9.B" style:family="table-column">
      <style:table-column-properties style:rel-column-width="12347*"/>
    </style:style>
    <style:style style:name="Table9.C" style:family="table-column">
      <style:table-column-properties style:rel-column-width="12347*"/>
    </style:style>
    <style:style style:name="Table9.D" style:family="table-column">
      <style:table-column-properties style:rel-column-width="15196*"/>
    </style:style>
    <style:style style:name="Table9.E" style:family="table-column">
      <style:table-column-properties style:rel-column-width="16146*"/>
    </style:style>
    <style:style style:name="Table10" style:family="table">
      <style:table-properties table:align="center" style:rel-width="100%"/>
    </style:style>
    <style:style style:name="Table10.A" style:family="table-column">
      <style:table-column-properties style:rel-column-width="11915*"/>
    </style:style>
    <style:style style:name="Table10.B" style:family="table-column">
      <style:table-column-properties style:rel-column-width="15490*"/>
    </style:style>
    <style:style style:name="Table10.C" style:family="table-column">
      <style:table-column-properties style:rel-column-width="15490*"/>
    </style:style>
    <style:style style:name="Table10.D" style:family="table-column">
      <style:table-column-properties style:rel-column-width="8340*"/>
    </style:style>
    <style:style style:name="Table10.E" style:family="table-column">
      <style:table-column-properties style:rel-column-width="14298*"/>
    </style:style>
    <style:style style:name="Table11" style:family="table">
      <style:table-properties table:align="center" style:rel-width="100%"/>
    </style:style>
    <style:style style:name="Table11.A" style:family="table-column">
      <style:table-column-properties style:rel-column-width="9160*"/>
    </style:style>
    <style:style style:name="Table11.B" style:family="table-column">
      <style:table-column-properties style:rel-column-width="9160*"/>
    </style:style>
    <style:style style:name="Table11.C" style:family="table-column">
      <style:table-column-properties style:rel-column-width="9160*"/>
    </style:style>
    <style:style style:name="Table11.D" style:family="table-column">
      <style:table-column-properties style:rel-column-width="29596*"/>
    </style:style>
    <style:style style:name="Table11.E" style:family="table-column">
      <style:table-column-properties style:rel-column-width="8456*"/>
    </style:style>
    <style:style style:name="Table12" style:family="table">
      <style:table-properties table:align="center" style:rel-width="100%"/>
    </style:style>
    <style:style style:name="Table12.A" style:family="table-column">
      <style:table-column-properties style:rel-column-width="6405*"/>
    </style:style>
    <style:style style:name="Table12.B" style:family="table-column">
      <style:table-column-properties style:rel-column-width="6405*"/>
    </style:style>
    <style:style style:name="Table12.C" style:family="table-column">
      <style:table-column-properties style:rel-column-width="6405*"/>
    </style:style>
    <style:style style:name="Table12.D" style:family="table-column">
      <style:table-column-properties style:rel-column-width="19709*"/>
    </style:style>
    <style:style style:name="Table12.E" style:family="table-column">
      <style:table-column-properties style:rel-column-width="18231*"/>
    </style:style>
    <style:style style:name="Table12.F" style:family="table-column">
      <style:table-column-properties style:rel-column-width="8376*"/>
    </style:style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9455*"/>
    </style:style>
    <style:style style:name="Table13.B" style:family="table-column">
      <style:table-column-properties style:rel-column-width="24575*"/>
    </style:style>
    <style:style style:name="Table13.C" style:family="table-column">
      <style:table-column-properties style:rel-column-width="21503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11702*"/>
    </style:style>
    <style:style style:name="Table14.B" style:family="table-column">
      <style:table-column-properties style:rel-column-width="14043*"/>
    </style:style>
    <style:style style:name="Table14.C" style:family="table-column">
      <style:table-column-properties style:rel-column-width="10532*"/>
    </style:style>
    <style:style style:name="Table14.D" style:family="table-column">
      <style:table-column-properties style:rel-column-width="10532*"/>
    </style:style>
    <style:style style:name="Table14.E" style:family="table-column">
      <style:table-column-properties style:rel-column-width="18724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1702*"/>
    </style:style>
    <style:style style:name="Table15.B" style:family="table-column">
      <style:table-column-properties style:rel-column-width="14043*"/>
    </style:style>
    <style:style style:name="Table15.C" style:family="table-column">
      <style:table-column-properties style:rel-column-width="10532*"/>
    </style:style>
    <style:style style:name="Table15.D" style:family="table-column">
      <style:table-column-properties style:rel-column-width="10532*"/>
    </style:style>
    <style:style style:name="Table15.E" style:family="table-column">
      <style:table-column-properties style:rel-column-width="18724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11702*"/>
    </style:style>
    <style:style style:name="Table16.B" style:family="table-column">
      <style:table-column-properties style:rel-column-width="14043*"/>
    </style:style>
    <style:style style:name="Table16.C" style:family="table-column">
      <style:table-column-properties style:rel-column-width="10532*"/>
    </style:style>
    <style:style style:name="Table16.D" style:family="table-column">
      <style:table-column-properties style:rel-column-width="10532*"/>
    </style:style>
    <style:style style:name="Table16.E" style:family="table-column">
      <style:table-column-properties style:rel-column-width="18724*"/>
    </style:style>
    <style:style style:name="Table17" style:family="table">
      <style:table-properties table:align="center"/>
    </style:style>
    <style:style style:name="Table17.A" style:family="table-column"/>
    <style:style style:name="Table17.B" style:family="table-column"/>
    <style:style style:name="Table17.C" style:family="table-column"/>
    <style:style style:name="Table17.D" style:family="table-column"/>
    <style:style style:name="Table17.E" style:family="table-column"/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11702*"/>
    </style:style>
    <style:style style:name="Table18.B" style:family="table-column">
      <style:table-column-properties style:rel-column-width="14043*"/>
    </style:style>
    <style:style style:name="Table18.C" style:family="table-column">
      <style:table-column-properties style:rel-column-width="10532*"/>
    </style:style>
    <style:style style:name="Table18.D" style:family="table-column">
      <style:table-column-properties style:rel-column-width="10532*"/>
    </style:style>
    <style:style style:name="Table18.E" style:family="table-column">
      <style:table-column-properties style:rel-column-width="18724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0699*"/>
    </style:style>
    <style:style style:name="Table19.B" style:family="table-column">
      <style:table-column-properties style:rel-column-width="13374*"/>
    </style:style>
    <style:style style:name="Table19.C" style:family="table-column">
      <style:table-column-properties style:rel-column-width="10030*"/>
    </style:style>
    <style:style style:name="Table19.D" style:family="table-column">
      <style:table-column-properties style:rel-column-width="8024*"/>
    </style:style>
    <style:style style:name="Table19.E" style:family="table-column">
      <style:table-column-properties style:rel-column-width="14711*"/>
    </style:style>
    <style:style style:name="Table19.F" style:family="table-column">
      <style:table-column-properties style:rel-column-width="8693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6779*"/>
    </style:style>
    <style:style style:name="Table20.B" style:family="table-column">
      <style:table-column-properties style:rel-column-width="10169*"/>
    </style:style>
    <style:style style:name="Table20.C" style:family="table-column">
      <style:table-column-properties style:rel-column-width="11299*"/>
    </style:style>
    <style:style style:name="Table20.D" style:family="table-column">
      <style:table-column-properties style:rel-column-width="14688*"/>
    </style:style>
    <style:style style:name="Table20.E" style:family="table-column">
      <style:table-column-properties style:rel-column-width="14688*"/>
    </style:style>
    <style:style style:name="Table20.F" style:family="table-column">
      <style:table-column-properties style:rel-column-width="7909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34695*"/>
    </style:style>
    <style:style style:name="Table21.B" style:family="table-column">
      <style:table-column-properties style:rel-column-width="30840*"/>
    </style:style>
    <style:style style:name="Table22" style:family="table">
      <style:table-properties table:align="center"/>
    </style:style>
    <style:style style:name="Table22.A" style:family="table-column"/>
    <style:style style:name="Table22.B" style:family="table-column"/>
    <style:style style:name="Table22.C" style:family="table-column"/>
    <style:style style:name="Table23" style:family="table">
      <style:table-properties table:align="center" style:rel-width="100%"/>
    </style:style>
    <style:style style:name="Table23.A" style:family="table-column">
      <style:table-column-properties style:rel-column-width="25644*"/>
    </style:style>
    <style:style style:name="Table23.B" style:family="table-column">
      <style:table-column-properties style:rel-column-width="19945*"/>
    </style:style>
    <style:style style:name="Table23.C" style:family="table-column">
      <style:table-column-properties style:rel-column-width="19945*"/>
    </style:style>
    <style:style style:name="Table24" style:family="table">
      <style:table-properties table:align="center" style:rel-width="100%"/>
    </style:style>
    <style:style style:name="Table24.A" style:family="table-column">
      <style:table-column-properties style:rel-column-width="25644*"/>
    </style:style>
    <style:style style:name="Table24.B" style:family="table-column">
      <style:table-column-properties style:rel-column-width="19945*"/>
    </style:style>
    <style:style style:name="Table24.C" style:family="table-column">
      <style:table-column-properties style:rel-column-width="19945*"/>
    </style:style>
    <style:style style:name="Table25" style:family="table">
      <style:table-properties table:align="center" style:rel-width="100%"/>
    </style:style>
    <style:style style:name="Table25.A" style:family="table-column">
      <style:table-column-properties style:rel-column-width="24144*"/>
    </style:style>
    <style:style style:name="Table25.B" style:family="table-column">
      <style:table-column-properties style:rel-column-width="41390*"/>
    </style:style>
    <style:style style:name="Table26" style:family="table">
      <style:table-properties table:align="center"/>
    </style:style>
    <style:style style:name="Table26.A" style:family="table-column"/>
    <style:style style:name="Table26.B" style:family="table-column"/>
    <style:style style:name="Table27" style:family="table">
      <style:table-properties table:align="center" style:rel-width="100%"/>
    </style:style>
    <style:style style:name="Table27.A" style:family="table-column">
      <style:table-column-properties style:rel-column-width="21845*"/>
    </style:style>
    <style:style style:name="Table27.B" style:family="table-column">
      <style:table-column-properties style:rel-column-width="21845*"/>
    </style:style>
    <style:style style:name="Table27.C" style:family="table-column">
      <style:table-column-properties style:rel-column-width="21845*"/>
    </style:style>
    <style:style style:name="Table28" style:family="table">
      <style:table-properties table:align="center" style:rel-width="100%"/>
    </style:style>
    <style:style style:name="Table28.A" style:family="table-column">
      <style:table-column-properties style:rel-column-width="17139*"/>
    </style:style>
    <style:style style:name="Table28.B" style:family="table-column">
      <style:table-column-properties style:rel-column-width="11090*"/>
    </style:style>
    <style:style style:name="Table28.C" style:family="table-column">
      <style:table-column-properties style:rel-column-width="13107*"/>
    </style:style>
    <style:style style:name="Table28.D" style:family="table-column">
      <style:table-column-properties style:rel-column-width="13107*"/>
    </style:style>
    <style:style style:name="Table28.E" style:family="table-column">
      <style:table-column-properties style:rel-column-width="11090*"/>
    </style:style>
    <style:style style:name="Table29" style:family="table">
      <style:table-properties table:align="center" style:rel-width="100%"/>
    </style:style>
    <style:style style:name="Table29.A" style:family="table-column">
      <style:table-column-properties style:rel-column-width="17189*"/>
    </style:style>
    <style:style style:name="Table29.B" style:family="table-column">
      <style:table-column-properties style:rel-column-width="32230*"/>
    </style:style>
    <style:style style:name="Table29.C" style:family="table-column">
      <style:table-column-properties style:rel-column-width="16115*"/>
    </style:style>
    <style:style style:name="Table30" style:family="table">
      <style:table-properties table:align="center" style:rel-width="100%"/>
    </style:style>
    <style:style style:name="Table30.A" style:family="table-column">
      <style:table-column-properties style:rel-column-width="37941*"/>
    </style:style>
    <style:style style:name="Table30.B" style:family="table-column">
      <style:table-column-properties style:rel-column-width="27593*"/>
    </style:style>
    <style:style style:name="Table31" style:family="table">
      <style:table-properties table:align="center" style:rel-width="100%"/>
    </style:style>
    <style:style style:name="Table31.A" style:family="table-column">
      <style:table-column-properties style:rel-column-width="37941*"/>
    </style:style>
    <style:style style:name="Table31.B" style:family="table-column">
      <style:table-column-properties style:rel-column-width="27593*"/>
    </style:style>
    <style:style style:name="Table32" style:family="table">
      <style:table-properties table:align="center" style:rel-width="100%"/>
    </style:style>
    <style:style style:name="Table32.A" style:family="table-column">
      <style:table-column-properties style:rel-column-width="37941*"/>
    </style:style>
    <style:style style:name="Table32.B" style:family="table-column">
      <style:table-column-properties style:rel-column-width="27593*"/>
    </style:style>
    <style:style style:name="Table33" style:family="table">
      <style:table-properties table:align="center" style:rel-width="100%"/>
    </style:style>
    <style:style style:name="Table33.A" style:family="table-column">
      <style:table-column-properties style:rel-column-width="17386*"/>
    </style:style>
    <style:style style:name="Table33.B" style:family="table-column">
      <style:table-column-properties style:rel-column-width="24074*"/>
    </style:style>
    <style:style style:name="Table33.C" style:family="table-column">
      <style:table-column-properties style:rel-column-width="6687*"/>
    </style:style>
    <style:style style:name="Table33.D" style:family="table-column">
      <style:table-column-properties style:rel-column-width="17386*"/>
    </style:style>
    <style:style style:name="Table34" style:family="table">
      <style:table-properties table:align="center" style:rel-width="100%"/>
    </style:style>
    <style:style style:name="Table34.A" style:family="table-column">
      <style:table-column-properties style:rel-column-width="18431*"/>
    </style:style>
    <style:style style:name="Table34.B" style:family="table-column">
      <style:table-column-properties style:rel-column-width="36863*"/>
    </style:style>
    <style:style style:name="Table34.C" style:family="table-column">
      <style:table-column-properties style:rel-column-width="10239*"/>
    </style:style>
    <style:style style:name="Table35" style:family="table">
      <style:table-properties table:align="center" style:rel-width="100%"/>
    </style:style>
    <style:style style:name="Table35.A" style:family="table-column">
      <style:table-column-properties style:rel-column-width="21140*"/>
    </style:style>
    <style:style style:name="Table35.B" style:family="table-column">
      <style:table-column-properties style:rel-column-width="44394*"/>
    </style:style>
    <style:style style:name="Table36" style:family="table">
      <style:table-properties table:align="center" style:rel-width="100%"/>
    </style:style>
    <style:style style:name="Table36.A" style:family="table-column">
      <style:table-column-properties style:rel-column-width="27726*"/>
    </style:style>
    <style:style style:name="Table36.B" style:family="table-column">
      <style:table-column-properties style:rel-column-width="37808*"/>
    </style:style>
    <style:style style:name="Table37" style:family="table">
      <style:table-properties table:align="center" style:rel-width="100%"/>
    </style:style>
    <style:style style:name="Table37.A" style:family="table-column">
      <style:table-column-properties style:rel-column-width="12037*"/>
    </style:style>
    <style:style style:name="Table37.B" style:family="table-column">
      <style:table-column-properties style:rel-column-width="36111*"/>
    </style:style>
    <style:style style:name="Table37.C" style:family="table-column">
      <style:table-column-properties style:rel-column-width="17386*"/>
    </style:style>
    <style:style style:name="Table38" style:family="table">
      <style:table-properties table:align="center" style:rel-width="100%"/>
    </style:style>
    <style:style style:name="Table38.A" style:family="table-column">
      <style:table-column-properties style:rel-column-width="17139*"/>
    </style:style>
    <style:style style:name="Table38.B" style:family="table-column">
      <style:table-column-properties style:rel-column-width="11090*"/>
    </style:style>
    <style:style style:name="Table38.C" style:family="table-column">
      <style:table-column-properties style:rel-column-width="13107*"/>
    </style:style>
    <style:style style:name="Table38.D" style:family="table-column">
      <style:table-column-properties style:rel-column-width="13107*"/>
    </style:style>
    <style:style style:name="Table38.E" style:family="table-column">
      <style:table-column-properties style:rel-column-width="11090*"/>
    </style:style>
  </office:automatic-styles>
  <office:body>
    <office:text>
      <text:h text:style-name="Heading_20_1" text:outline-level="1"><text:bookmark-start text:name="glossaire-ioa-définitions-scores-et-performances-diagnostiques"/>GLOSSAIRE IOA — Définitions, Scores et Performances Diagnostiques<text:bookmark-end text:name="glossaire-ioa-définitions-scores-et-performances-diagnostiques"/></text:h>
      <text:p text:style-name="First_20_paragraph"><text:span text:style-name="T1">Formation IOA — Plateforme VERTEX©</text:span> <text:span text:style-name="T1">Date</text:span> : 8 mars 2026</text:p>
      <text:p text:style-name="Horizontal_20_Line"/>
      <text:h text:style-name="Heading_20_2" text:outline-level="2"><text:bookmark-start text:name="table-des-matières"/>Table des matières<text:bookmark-end text:name="table-des-matières"/></text:h>
      <text:list text:style-name="L1">
        <text:list-item>
          <text:p text:style-name="P1"><text:a xlink:type="simple" xlink:href="#id_1-pct--procalcitonine" office:name=""><text:span text:style-name="Definition">PCT — Procalcitonine</text:span></text:a></text:p>
        </text:list-item>
        <text:list-item>
          <text:p text:style-name="P1"><text:a xlink:type="simple" xlink:href="#id_2-maldi-tof" office:name=""><text:span text:style-name="Definition">MALDI-TOF</text:span></text:a></text:p>
        </text:list-item>
        <text:list-item>
          <text:p text:style-name="P1"><text:a xlink:type="simple" xlink:href="#id_3-ngs--next-generation-sequencing" office:name=""><text:span text:style-name="Definition">NGS — Next-Generation Sequencing</text:span></text:a></text:p>
        </text:list-item>
        <text:list-item>
          <text:p text:style-name="P1"><text:a xlink:type="simple" xlink:href="#id_4-dair--debridement-antibiotics-irrigation-retention" office:name=""><text:span text:style-name="Definition">DAIR — Debridement, Antibiotics, Irrigation, Retention</text:span></text:a></text:p>
        </text:list-item>
        <text:list-item>
          <text:p text:style-name="P1"><text:a xlink:type="simple" xlink:href="#id_5-membrane-induite--technique-de-masquelet" office:name=""><text:span text:style-name="Definition">Membrane Induite — Technique de Masquelet</text:span></text:a></text:p>
        </text:list-item>
        <text:list-item>
          <text:p text:style-name="P1"><text:a xlink:type="simple" xlink:href="#id_6-ia-et-algorithmes-diagnostiques-pour-les-ioa" office:name=""><text:span text:style-name="Definition">IA et Algorithmes Diagnostiques pour les IOA</text:span></text:a></text:p>
        </text:list-item>
        <text:list-item>
          <text:p text:style-name="P1"><text:a xlink:type="simple" xlink:href="#id_7-vpp-et-vpn--valeurs-prédictives" office:name=""><text:span text:style-name="Definition">VPP et VPN — Valeurs Prédictives</text:span></text:a></text:p>
        </text:list-item>
        <text:list-item>
          <text:p text:style-name="P1"><text:a xlink:type="simple" xlink:href="#id_8-se-et-sp--sensibilité-et-spécificité" office:name=""><text:span text:style-name="Definition">Se et Sp — Sensibilité et Spécificité</text:span></text:a></text:p>
        </text:list-item>
        <text:list-item>
          <text:p text:style-name="P1"><text:a xlink:type="simple" xlink:href="#id_9-performances-diagnostiques-par-examen-isolé" office:name=""><text:span text:style-name="Definition">Performances diagnostiques par examen isolé</text:span></text:a></text:p>
        </text:list-item>
        <text:list-item>
          <text:p text:style-name="P1"><text:a xlink:type="simple" xlink:href="#id_10-performances-des-combinaisons-diagnostiques" office:name=""><text:span text:style-name="Definition">Performances des combinaisons diagnostiques</text:span></text:a></text:p>
        </text:list-item>
        <text:list-item>
          <text:p text:style-name="P1"><text:a xlink:type="simple" xlink:href="#id_11-vpp-et-vpn-selon-le-contexte-clinique" office:name=""><text:span text:style-name="Definition">VPP et VPN selon le contexte clinique</text:span></text:a></text:p>
        </text:list-item>
        <text:list-item>
          <text:p text:style-name="P1"><text:a xlink:type="simple" xlink:href="#id_12-alpha-défensine" office:name=""><text:span text:style-name="Definition">Alpha-défensine</text:span></text:a></text:p>
        </text:list-item>
        <text:list-item>
          <text:p text:style-name="P1"><text:a xlink:type="simple" xlink:href="#id_13-critères-icm-2018" office:name=""><text:span text:style-name="Definition">Critères ICM 2018</text:span></text:a></text:p>
        </text:list-item>
      </text:list>
      <text:p text:style-name="Horizontal_20_Line"/>
      <text:h text:style-name="Heading_20_2" text:outline-level="2"><text:bookmark-start text:name="pct-procalcitonine"/>1. PCT — Procalcitonine<text:bookmark-end text:name="pct-procalcitonine"/></text:h>
      <text:p text:style-name="First_20_paragraph">La <text:span text:style-name="T1">procalcitonine (PCT)</text:span> est un biomarqueur sanguin d’infection bactérienne systémique.</text:p>
      <text:list text:style-name="L2">
        <text:list-item>
          <text:p text:style-name="P2"><text:span text:style-name="T1">Nature</text:span> : pro-hormone de la calcitonine (13 kDa), produite par les cellules C de la thyroïde et par les tissus extra-thyroïdiens en cas d’infection bactérienne</text:p>
        </text:list-item>
        <text:list-item>
          <text:p text:style-name="P2"><text:span text:style-name="T1">Valeur normale</text:span> : &lt; 0.05 ng/mL</text:p>
        </text:list-item>
        <text:list-item>
          <text:p text:style-name="P2"><text:span text:style-name="T1">Seuils</text:span> :</text:p>
          <text:list text:style-name="L3">
            <text:list-item>
              <text:p text:style-name="P3">&lt; 0.25 ng/mL → infection bactérienne peu probable</text:p>
            </text:list-item>
            <text:list-item>
              <text:p text:style-name="P3">0.25 – 0.5 ng/mL → zone grise</text:p>
            </text:list-item>
            <text:list-item>
              <text:p text:style-name="P3">0.5 – 2 ng/mL → infection bactérienne probable</text:p>
            </text:list-item>
            <text:list-item>
              <text:p text:style-name="P4">2 ng/mL → infection bactérienne sévère / sepsis</text:p>
            </text:list-item>
            <text:list-item>
              <text:p text:style-name="P5">10 ng/mL → choc septique</text:p>
            </text:list-item>
          </text:list>
        </text:list-item>
      </text:list>
      <text:p text:style-name="First_20_paragraph"><text:span text:style-name="T1">Intérêt en IOA</text:span> : - Plus spécifique que la CRP pour les infections bactériennes (non élevée dans les inflammations non infectieuses) - Utile pour différencier une infection post-opératoire d’une inflammation chirurgicale normale - Cinétique rapide : pic à 6-12h, demi-vie 24h → suivi de l’efficacité du traitement - Limite en IOA : sensibilité plutôt faible (53-76%) car les IOA sont souvent des infections localisées sans bactériémie importante</text:p>
      <text:h text:style-name="Heading_20_3" text:outline-level="3"><text:bookmark-start text:name="exemples-pratiques-pct"/>Exemples pratiques — PCT<text:bookmark-end text:name="exemples-pratiques-pct"/></text:h>
      <text:p text:style-name="First_20_paragraph"><text:span text:style-name="T1">Exemple 1 — PCT utile : Différencier infection vs inflammation post-opératoire</text:span> &gt; Mme Dupont, 72 ans, J5 après PTH. Fièvre 38.5°C, genou rouge, douloureux. &gt; - CRP = 120 mg/L → <text:span text:style-name="T1">Attendu</text:span> : la CRP est normalement élevée après chirurgie (pic J2-J3, normalisation en 2-3 semaines). CRP seule = non informative à J5. &gt; - PCT = 0.08 ng/mL → <text:span text:style-name="T1">Normal</text:span> → inflammation post-opératoire banale, PAS d’argument pour une infection bactérienne systémique. &gt; - <text:span text:style-name="T1">Conduite</text:span> : surveillance simple, pas d’antibiothérapie. &gt; &gt; Si la PCT avait été à 2.5 ng/mL → forte suspicion d’infection bactérienne → ponction articulaire urgente + hémocultures.</text:p>
      <text:p text:style-name="Text_20_body"><text:span text:style-name="T1">Exemple 2 — PCT faussement rassurante : infection localisée</text:span> &gt; M. Martin, 55 ans, PTG douloureuse à 6 mois. Pas de fièvre. Genou modérément gonflé. &gt; - CRP = 45 mg/L (élevée) &gt; - PCT = 0.12 ng/mL (<text:span text:style-name="T1">normale !</text:span>) &gt; - Ponction articulaire : 15 000 leucocytes/μL, alpha-défensine positive &gt; - Cultures : <text:span text:style-name="T2">S. epidermidis</text:span> &gt; - <text:span text:style-name="T1">Diagnostic</text:span> : infection chronique bas-grade. La PCT est NORMALE car l’infection est localisée, sans bactériémie. Ne pas se fier à la PCT seule !</text:p>
      <text:p text:style-name="Text_20_body"><text:span text:style-name="T1">Exemple 3 — PCT pour le suivi de traitement</text:span> &gt; M. Ahmed, 60 ans, arthrite septique du genou à <text:span text:style-name="T2">S. aureus</text:span>. Sepsis. &gt; - J0 : PCT = 15 ng/mL → choc septique &gt; - J2 (sous ATB IV) : PCT = 8 ng/mL → en baisse = bonne réponse au traitement &gt; - J5 : PCT = 1.2 ng/mL → franche diminution &gt; - J10 : PCT = 0.15 ng/mL → quasi-normale &gt; - <text:span text:style-name="T1">Interprétation</text:span> : la cinétique de la PCT (demi-vie 24h) permet de confirmer l’efficacité de l’antibiothérapie jour par jour, bien avant la CRP (demi-vie 48h).</text:p>
      <text:p text:style-name="Horizontal_20_Line"/>
      <text:h text:style-name="Heading_20_2" text:outline-level="2"><text:bookmark-start text:name="maldi-tof"/>2. MALDI-TOF<text:bookmark-end text:name="maldi-tof"/></text:h>
      <text:p text:style-name="First_20_paragraph"><text:span text:style-name="T1">MALDI-TOF</text:span> = <text:span text:style-name="T1">M</text:span>atrix-<text:span text:style-name="T1">A</text:span>ssisted <text:span text:style-name="T1">L</text:span>aser <text:span text:style-name="T1">D</text:span>esorption <text:span text:style-name="T1">I</text:span>onization — <text:span text:style-name="T1">T</text:span>ime <text:span text:style-name="T1">O</text:span>f <text:span text:style-name="T1">F</text:span>light</text:p>
      <text:p text:style-name="Text_20_body">Technique d’identification microbiologique rapide par spectrométrie de masse.</text:p>
      <text:h text:style-name="Heading_20_3" text:outline-level="3"><text:bookmark-start text:name="principe"/>Principe<text:bookmark-end text:name="principe"/></text:h>
      <text:list text:style-name="L4">
        <text:list-item>
          <text:p text:style-name="P6">La colonie bactérienne est déposée sur une plaque avec une matrice cristalline</text:p>
        </text:list-item>
        <text:list-item>
          <text:p text:style-name="P6">Un laser UV vaporise et ionise les protéines bactériennes</text:p>
        </text:list-item>
        <text:list-item>
          <text:p text:style-name="P6">Les ions sont accélérés dans un tube de vol</text:p>
        </text:list-item>
        <text:list-item>
          <text:p text:style-name="P6">Le temps de vol (TOF) dépend du rapport masse/charge → spectre de masse unique = “empreinte digitale”</text:p>
        </text:list-item>
        <text:list-item>
          <text:p text:style-name="P6">Le spectre est comparé à une base de données (~3000 espèces) → identification en quelques secondes</text:p>
        </text:list-item>
      </text:list>
      <text:h text:style-name="Heading_20_3" text:outline-level="3"><text:bookmark-start text:name="performance"/>Performance<text:bookmark-end text:name="performance"/></text:h>
      <text:list text:style-name="L5">
        <text:list-item>
          <text:p text:style-name="P7"><text:span text:style-name="T1">Identification correcte</text:span> : 95-99% au niveau de l’espèce</text:p>
        </text:list-item>
        <text:list-item>
          <text:p text:style-name="P7"><text:span text:style-name="T1">Délai</text:span> : 1-2 minutes (vs 24-48h pour les méthodes conventionnelles)</text:p>
        </text:list-item>
        <text:list-item>
          <text:p text:style-name="P7"><text:span text:style-name="T1">Coût</text:span> : ~1-2€ par identification (après investissement initial ~150-200k€ pour l’appareil)</text:p>
        </text:list-item>
      </text:list>
      <text:h text:style-name="Heading_20_3" text:outline-level="3"><text:bookmark-start text:name="en-ioa"/>En IOA<text:bookmark-end text:name="en-ioa"/></text:h>
      <text:list text:style-name="L6">
        <text:list-item>
          <text:p text:style-name="P8">Identification rapide du pathogène à partir des cultures (hémocultures, liquide articulaire, prélèvements peropératoires)</text:p>
        </text:list-item>
        <text:list-item>
          <text:p text:style-name="P8">Émergence de la prédiction de résistance aux ATB par MALDI-TOF (recherche)</text:p>
        </text:list-item>
        <text:list-item>
          <text:p text:style-name="P8">Systèmes : bioMérieux VITEK® MS, Bruker MALDI Biotyper®</text:p>
        </text:list-item>
      </text:list>
      <text:h text:style-name="Heading_20_3" text:outline-level="3"><text:bookmark-start text:name="exemples-pratiques-maldi-tof"/>Exemples pratiques — MALDI-TOF<text:bookmark-end text:name="exemples-pratiques-maldi-tof"/></text:h>
      <text:p text:style-name="First_20_paragraph"><text:span text:style-name="T1">Exemple 1 — Identification rapide en urgence</text:span> &gt; M. Karim, 45 ans, arthrite septique du genou, fièvre 39°C. Hémocultures prélevées à l’admission. &gt; - J0, 18h : hémoculture signalée positive (flacon détecté par l’automate) &gt; - J0, 18h15 : prélèvement direct → <text:span text:style-name="T1">MALDI-TOF : </text:span><text:span text:style-name="T3">Staphylococcus aureus</text:span><text:span text:style-name="T1"> en 2 minutes</text:span> &gt; - J0, 18h30 : antibiothérapie ciblée débutée (oxacilline + gentamicine) &gt; - J1 (lendemain) : l’antibiogramme classique confirme → <text:span text:style-name="T2">S. aureus</text:span> méticilline-sensible (SASM) &gt; - <text:span text:style-name="T1">Gain</text:span> : 24h d’avance sur l’identification → antibiothérapie ciblée dès le 1er jour au lieu d’un traitement empirique probabiliste.</text:p>
      <text:p text:style-name="Text_20_body"><text:span text:style-name="T1">Exemple 2 — MALDI-TOF en peropératoire</text:span> &gt; Mme Bernard, 68 ans, reprise de PTG pour suspicion d’infection chronique. 5 prélèvements peropératoires. &gt; - Culture classique : <text:span text:style-name="T1">3/5 positifs à J3</text:span> → colonies blanchâtres, petites &gt; - MALDI-TOF sur colonie : <text:span text:style-name="T3">Cutibacterium acnes</text:span> (identifié en 90 secondes) &gt; - Sans MALDI-TOF : il aurait fallu attendre J5-J7 pour des tests biochimiques conventionnels (catalase, API) &gt; - <text:span text:style-name="T1">Impact</text:span> : confirmation rapide que le germe est un <text:span text:style-name="T2">C. acnes</text:span> (et non un contaminant) → adaptation du schéma ATB (amoxicilline + rifampicine)</text:p>
      <text:p text:style-name="Text_20_body"><text:span text:style-name="T1">Exemple 3 — Limitation du MALDI-TOF</text:span> &gt; M. Leclerc, 58 ans. Liquide articulaire trouble. Examen direct : cocci Gram+. &gt; - Culture : positive seulement en bouillon d’enrichissement, pas de colonies isolées sur gélose. &gt; - <text:span text:style-name="T1">MALDI-TOF impossible</text:span> : le MALDI-TOF nécessite une colonie isolée (ou une détection directe en flacon d’hémoculture). Pas de colonie = pas de spectre. &gt; - <text:span text:style-name="T1">Solution alternative</text:span> : PCR 16S ou FilmArray® (biologie moléculaire directe)</text:p>
      <text:p text:style-name="Horizontal_20_Line"/>
      <text:h text:style-name="Heading_20_2" text:outline-level="2"><text:bookmark-start text:name="ngs-next-generation-sequencing"/>3. NGS — Next-Generation Sequencing<text:bookmark-end text:name="ngs-next-generation-sequencing"/></text:h>
      <text:p text:style-name="First_20_paragraph"><text:span text:style-name="T1">NGS</text:span> = <text:span text:style-name="T1">N</text:span>ext-<text:span text:style-name="T1">G</text:span>eneration <text:span text:style-name="T1">S</text:span>equencing (Séquençage de nouvelle génération)</text:p>
      <text:p text:style-name="Text_20_body">Technique de séquençage ADN haut débit capable d’identifier tous les micro-organismes présents dans un prélèvement, y compris les non-cultivables.</text:p>
      <text:h text:style-name="Heading_20_3" text:outline-level="3"><text:bookmark-start text:name="types-utilisés-en-ioa"/>Types utilisés en IOA<text:bookmark-end text:name="types-utilisés-en-ioa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Principe</text:p>
            </table:table-cell>
            <table:table-cell table:style-name="TableHeaderRowCell" office:value-type="string">
              <text:p text:style-name="Table_20_Heading">Applica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Métagénomique ciblée (16S/18S/ITS)</text:span></text:p>
          </table:table-cell>
          <table:table-cell table:style-name="TableRowCell" office:value-type="string">
            <text:p text:style-name="Table_20_Contents">Séquençage du gène ARN 16S ribosomal (bactéries)</text:p>
          </table:table-cell>
          <table:table-cell table:style-name="TableRowCell" office:value-type="string">
            <text:p text:style-name="Table_20_Contents">Identification pan-bactérienne</text:p>
          </table:table-cell>
        </table:table-row>
        <table:table-row>
          <table:table-cell table:style-name="TableRowCell" office:value-type="string">
            <text:p text:style-name="Table_20_Contents"><text:span text:style-name="T1">Métagénomique shotgun</text:span></text:p>
          </table:table-cell>
          <table:table-cell table:style-name="TableRowCell" office:value-type="string">
            <text:p text:style-name="Table_20_Contents">Séquençage de tout l’ADN</text:p>
          </table:table-cell>
          <table:table-cell table:style-name="TableRowCell" office:value-type="string">
            <text:p text:style-name="Table_20_Contents">Identification de tous les pathogènes + gènes de résistance</text:p>
          </table:table-cell>
        </table:table-row>
      </table:table>
      <text:h text:style-name="Heading_20_3" text:outline-level="3"><text:bookmark-start text:name="intérêt-en-ioa"/>Intérêt en IOA<text:bookmark-end text:name="intérêt-en-ioa"/></text:h>
      <text:list text:style-name="L7">
        <text:list-item>
          <text:p text:style-name="P9">Détection de pathogènes non cultivables ou à croissance lente (<text:span text:style-name="T2">Cutibacterium acnes</text:span>, mycobactéries atypiques)</text:p>
        </text:list-item>
        <text:list-item>
          <text:p text:style-name="P9">Fonctionne même sous antibiothérapie (détecte l’ADN résiduel)</text:p>
        </text:list-item>
        <text:list-item>
          <text:p text:style-name="P9">Identification des gènes de résistance directement depuis le prélèvement</text:p>
        </text:list-item>
        <text:list-item>
          <text:p text:style-name="P9">Délai : 24-72h (vs 5-14 jours pour certaines cultures)</text:p>
        </text:list-item>
      </text:list>
      <text:h text:style-name="Heading_20_3" text:outline-level="3"><text:bookmark-start text:name="limites"/>Limites<text:bookmark-end text:name="limites"/></text:h>
      <text:list text:style-name="L8">
        <text:list-item>
          <text:p text:style-name="P10">Coût élevé (~300-800€ par analyse)</text:p>
        </text:list-item>
        <text:list-item>
          <text:p text:style-name="P10">Contamination environnementale (ADN bactérien ambiant)</text:p>
        </text:list-item>
        <text:list-item>
          <text:p text:style-name="P10">Difficulté à distinguer une infection active d’une colonisation ou contamination</text:p>
        </text:list-item>
        <text:list-item>
          <text:p text:style-name="P10">Nécessite une expertise bioinformatique pour l’interprétation</text:p>
        </text:list-item>
      </text:list>
      <text:h text:style-name="Heading_20_3" text:outline-level="3"><text:bookmark-start text:name="exemples-pratiques-ngs"/>Exemples pratiques — NGS<text:bookmark-end text:name="exemples-pratiques-ngs"/></text:h>
      <text:p text:style-name="First_20_paragraph"><text:span text:style-name="T1">Exemple 1 — NGS sauve le diagnostic après antibiothérapie intempestive</text:span> &gt; Mme Rousseau, 75 ans, PTH douloureuse à 2 ans. Son médecin traitant a prescrit 2 semaines d’amoxicilline-acide clavulanique avant de l’adresser au CRIOA. &gt; - Ponction articulaire au CRIOA : leucocytes = 12 000/μL (infecté !), alpha-défensine positive &gt; - Cultures : <text:span text:style-name="T1">TOUTES NÉGATIVES</text:span> (5 prélèvements peropératoires, 14 jours d’incubation) → les antibiotiques préalables ont stérilisé les cultures &gt; - <text:span text:style-name="T1">NGS (16S métagénomique)</text:span> sur le liquide articulaire : <text:span text:style-name="T3">Staphylococcus lugdunensis</text:span> détecté &gt; - <text:span text:style-name="T1">Impact</text:span> : sans le NGS, le germe n’aurait jamais été identifié → antibiothérapie « à l’aveugle ». Avec le NGS → traitement ciblé adapté. &gt; - <text:span text:style-name="T1">Leçon</text:span> : NE JAMAIS donner d’antibiotiques avant les prélèvements !</text:p>
      <text:p text:style-name="Text_20_body"><text:span text:style-name="T1">Exemple 2 — NGS révèle une infection à germe non cultivable</text:span> &gt; M. Petit, 42 ans, ostéomyélite chronique tibiale post-traumatique. 3 chirurgies antérieures pour séquestrectomie + ATB, rechutes à chaque fois. Cultures toujours négatives. &gt; - NGS shotgun sur biopsie osseuse : <text:span text:style-name="T3">Mycobacterium abscessus</text:span> détecté &gt; - Diagnostic : <text:span text:style-name="T1">mycobactérie atypique</text:span> — bactérie à croissance extrêmement lente, rarement identifiée par culture standard &gt; - Les gènes de résistance erm(41) et rrl sont identifiés → résistance à la clarithromycine intrinsèque inductible &gt; - <text:span text:style-name="T1">Impact</text:span> : traitement adapté (amikacine + imipénème + tigécycline pendant 12 mois). Guérison après 4e chirurgie + ATB ciblé.</text:p>
      <text:p text:style-name="Text_20_body"><text:span text:style-name="T1">Exemple 3 — Faux positif du NGS</text:span> &gt; Mme Girard, 60 ans, PTG non douloureuse, reprise pour usure du polyéthylène (pas de suspicion infectieuse). Prélèvements per-opératoires « de routine ». &gt; - Cultures : négatives (5/5) &gt; - Alpha-défensine : négative &gt; - NGS systématique (protocole de recherche) : <text:span text:style-name="T1">détection d’ADN de </text:span><text:span text:style-name="T3">Staphylococcus epidermidis</text:span> &gt; - <text:span text:style-name="T1">Interprétation</text:span> : CONTAMINATION. L’ADN de <text:span text:style-name="T2">S. epidermidis</text:span> est ubiquitaire (peau du patient, environnement). En l’absence de tout argument clinique/biologique d’infection → faux positif du NGS. &gt; - <text:span text:style-name="T1">Leçon</text:span> : le NGS détecte de l’ADN, pas nécessairement une infection active. Toujours interpréter dans le contexte clinique.</text:p>
      <text:p text:style-name="Horizontal_20_Line"/>
      <text:h text:style-name="Heading_20_2" text:outline-level="2"><text:bookmark-start text:name="dair-debridement-antibiotics-irrigation-retention"/>4. DAIR — Debridement, Antibiotics, Irrigation, Retention<text:bookmark-end text:name="dair-debridement-antibiotics-irrigation-retention"/></text:h>
      <text:p text:style-name="First_20_paragraph"><text:span text:style-name="T1">DAIR</text:span> = <text:span text:style-name="T1">D</text:span>ebridement, <text:span text:style-name="T1">A</text:span>ntibiotics, <text:span text:style-name="T1">I</text:span>rrigation, <text:span text:style-name="T1">R</text:span>etention</text:p>
      <text:p text:style-name="Text_20_body">Stratégie chirurgicale conservatrice de prise en charge d’une infection périprothétique <text:span text:style-name="T1">précoce</text:span>, qui consiste à conserver l’implant en place.</text:p>
      <text:h text:style-name="Heading_20_3" text:outline-level="3"><text:bookmark-start text:name="principe-1"/>Principe<text:bookmark-end text:name="principe-1"/></text:h>
      <text:list text:style-name="L9">
        <text:list-item>
          <text:p text:style-name="P11"><text:span text:style-name="T1">Debridement</text:span> : nettoyage chirurgical agressif (excision des tissus infectés, synovectomie)</text:p>
        </text:list-item>
        <text:list-item>
          <text:p text:style-name="P11"><text:span text:style-name="T1">Antibiotics</text:span> : antibiothérapie ciblée prolongée (IV puis relais oral, 6-12 semaines)</text:p>
        </text:list-item>
        <text:list-item>
          <text:p text:style-name="P11"><text:span text:style-name="T1">Irrigation</text:span> : lavage abondant per-opératoire (6-9 litres de sérum physiologique)</text:p>
        </text:list-item>
        <text:list-item>
          <text:p text:style-name="P11"><text:span text:style-name="T1">Retention</text:span> : conservation de la prothèse en place (changement des pièces mobiles : polyéthylène, tête fémorale)</text:p>
        </text:list-item>
      </text:list>
      <text:h text:style-name="Heading_20_3" text:outline-level="3"><text:bookmark-start text:name="indications"/>Indications<text:bookmark-end text:name="indications"/></text:h>
      <text:list text:style-name="L10">
        <text:list-item>
          <text:p text:style-name="P12">Infection <text:span text:style-name="T1">aiguë</text:span> post-opératoire (&lt; 4 semaines après l’implantation)</text:p>
        </text:list-item>
        <text:list-item>
          <text:p text:style-name="P12">Infection <text:span text:style-name="T1">hématogène aiguë</text:span> (&lt; 3 semaines de symptômes)</text:p>
        </text:list-item>
        <text:list-item>
          <text:p text:style-name="P12">Implant <text:span text:style-name="T1">stable</text:span> (non descellé)</text:p>
        </text:list-item>
        <text:list-item>
          <text:p text:style-name="P12">Germe <text:span text:style-name="T1">identifié</text:span> et <text:span text:style-name="T1">sensible</text:span> aux antibiotiques à bonne biodisponibilité orale (notamment la rifampicine pour les staphylocoques)</text:p>
        </text:list-item>
      </text:list>
      <text:h text:style-name="Heading_20_3" text:outline-level="3"><text:bookmark-start text:name="taux-de-succès"/>Taux de succès<text:bookmark-end text:name="taux-de-succès"/></text:h>
      <text:list text:style-name="L11">
        <text:list-item>
          <text:p text:style-name="P13">55-80% selon les séries (dépend de la sélection des patients)</text:p>
        </text:list-item>
        <text:list-item>
          <text:p text:style-name="P13">Facteurs de bon pronostic : durée des symptômes &lt; 3 semaines, staphylocoque sensible à la rifampicine, CRP initiale basse, pas de fistule</text:p>
        </text:list-item>
      </text:list>
      <text:h text:style-name="Heading_20_3" text:outline-level="3"><text:bookmark-start text:name="alternative-si-échec"/>Alternative si échec<text:bookmark-end text:name="alternative-si-échec"/></text:h>
      <text:list text:style-name="L12">
        <text:list-item>
          <text:p text:style-name="P14">Changement prothétique en <text:span text:style-name="T1">1 temps</text:span> ou <text:span text:style-name="T1">2 temps</text:span> (gold standard en cas d’échec du DAIR)</text:p>
        </text:list-item>
      </text:list>
      <text:h text:style-name="Heading_20_3" text:outline-level="3"><text:bookmark-start text:name="exemples-pratiques-dair"/>Exemples pratiques — DAIR<text:bookmark-end text:name="exemples-pratiques-dair"/></text:h>
      <text:p text:style-name="First_20_paragraph"><text:span text:style-name="T1">Exemple 1 — DAIR réussi : infection aiguë post-opératoire</text:span> &gt; M. Legrand, 65 ans, PTG gauche il y a 12 jours. Depuis J8, douleur croissante, rougeur, fièvre 38.8°C, écoulement trouble sur la cicatrice. &gt; - CRP = 180 mg/L, PCT = 1.2 ng/mL &gt; - Ponction articulaire : 45 000 leucocytes/μL, 95% PNN &gt; - <text:span text:style-name="T1">Décision</text:span> : DAIR en urgence (&lt; 4 semaines post-op, implant stable) &gt; - <text:span text:style-name="T1">Au bloc</text:span> : synovectomie complète, lavage 9L, échange polyéthylène, 5 prélèvements &gt; - Cultures : <text:span text:style-name="T2">S. aureus</text:span> méticilline-sensible, sensible à la rifampicine &gt; - ATB : oxacilline IV 2 semaines → relais oral lévofloxacine + rifampicine 10 semaines &gt; - <text:span text:style-name="T1">Résultat</text:span> : guérison à 2 ans, prothèse en place, pas de récidive.</text:p>
      <text:p text:style-name="Text_20_body"><text:span text:style-name="T1">Exemple 2 — DAIR échoué : mauvaise sélection</text:span> &gt; Mme Moreau, 70 ans, PTH douloureuse depuis 4 mois (symptômes chroniques). Fistule intermittente en regard du grand trochanter. &gt; - CRP = 35 mg/L, VS = 65 mm/h &gt; - DAIR tenté malgré : durée des symptômes &gt; 3 semaines + fistule &gt; - Cultures peropératoires : <text:span text:style-name="T2">S. aureus</text:span> SARM, résistant à la rifampicine &gt; - <text:span text:style-name="T1">3 mois plus tard</text:span> : récidive infectieuse, fistule réapparaît &gt; - <text:span text:style-name="T1">Erreur</text:span> : DAIR contre-indiqué ici (symptômes chroniques + fistule + germe résistant à la rifampicine = triple facteur d’échec) &gt; - <text:span text:style-name="T1">Solution</text:span> : changement prothétique en 2 temps (explantation → spacer 8 semaines → réimplantation)</text:p>
      <text:p text:style-name="Text_20_body"><text:span text:style-name="T1">Exemple 3 — DAIR en infection hématogène aiguë</text:span> &gt; M. Blanc, 58 ans, PTG droite à 3 ans, fonctionnelle et indolore. Bactériémie à <text:span text:style-name="T2">Streptococcus</text:span> groupe B après infection urinaire. Apparition brutale d’un genou chaud, rouge, douloureux (en 48h). &gt; - CRP = 250 mg/L, hémocultures positives à <text:span text:style-name="T2">S. agalactiae</text:span> &gt; - Ponction articulaire : purulent, 80 000 leucocytes/μL &gt; - <text:span text:style-name="T1">Décision</text:span> : DAIR en urgence (infection hématogène aiguë, &lt; 3 semaines de symptômes, implant bien fixé) &gt; - Au bloc : pus franc, synovectomie, lavage abondant, échange du polyéthylène &gt; - ATB : amoxicilline IV 2 semaines → relais oral amoxicilline 6 semaines &gt; - <text:span text:style-name="T1">Résultat</text:span> : guérison. Le streptocoque est un germe de bon pronostic en DAIR (taux de succès ~80-90%).</text:p>
      <text:p text:style-name="Text_20_body"><text:span text:style-name="T1">Exemple 4 — Algorithme décisionnel DAIR vs changement</text:span></text:p>
      <text:p text:style-name="P15">Infection périprothétique confirmée</text:p>
      <text:p text:style-name="P16"><text:s text:c="11"/>│</text:p>
      <text:p text:style-name="P17"><text:s text:c="5"/>┌─────┴──────┐</text:p>
      <text:p text:style-name="P18"><text:s text:c="5"/>▼ <text:s text:c="11"/>▼</text:p>
      <text:p text:style-name="P19"><text:s text:c="2"/>AIGUË <text:s text:c="8"/>CHRONIQUE</text:p>
      <text:p text:style-name="P20">(&lt; 4 sem <text:s text:c="7"/>(&gt; 4 sem ou</text:p>
      <text:p text:style-name="P21">post-op ou <text:s text:c="5"/>symptômes</text:p>
      <text:p text:style-name="P22">&lt; 3 sem <text:s text:c="8"/>&gt; 3 sem)</text:p>
      <text:p text:style-name="P23">symptômes) <text:s text:c="8"/>│</text:p>
      <text:p text:style-name="P24"><text:s text:c="5"/>│ <text:s text:c="12"/>▼</text:p>
      <text:p text:style-name="P25"><text:s text:c="5"/>▼ <text:s text:c="7"/>Changement</text:p>
      <text:p text:style-name="P26"><text:s text:c="2"/>DAIR ? <text:s text:c="5"/>prothétique</text:p>
      <text:p text:style-name="P27"><text:s text:c="5"/>│ <text:s text:c="7"/>(1 ou 2 temps)</text:p>
      <text:p text:style-name="P28"><text:s text:c="5"/>▼</text:p>
      <text:p text:style-name="P29">┌─ Implant stable ? ─── Non ──→ Changement</text:p>
      <text:p text:style-name="P30">│</text:p>
      <text:p text:style-name="P31">├─ Germe identifié ? ── Non ──→ Prudence (changement préféré)</text:p>
      <text:p text:style-name="P32">│</text:p>
      <text:p text:style-name="P33">├─ Rifampicine-S <text:s text:c="5"/></text:p>
      <text:p text:style-name="P34">│ <text:s text:c="1"/>(si staph) ? ─────── Non ──→ Changement (si staph)</text:p>
      <text:p text:style-name="P35">│</text:p>
      <text:p text:style-name="P36">├─ Fistule ? ─────────── Oui ─→ Changement</text:p>
      <text:p text:style-name="P37">│</text:p>
      <text:p text:style-name="P38">└─ Tous les critères OK → DAIR</text:p>
      <text:p text:style-name="Horizontal_20_Line"/>
      <text:h text:style-name="Heading_20_2" text:outline-level="2"><text:bookmark-start text:name="membrane-induite-technique-de-masquelet"/>5. Membrane Induite — Technique de Masquelet<text:bookmark-end text:name="membrane-induite-technique-de-masquelet"/></text:h>
      <text:p text:style-name="First_20_paragraph">La <text:span text:style-name="T1">technique de la membrane induite</text:span> (technique de <text:span text:style-name="T1">Masquelet</text:span>), du nom du Pr Alain-Charles Masquelet, est une technique chirurgicale en <text:span text:style-name="T1">deux temps</text:span> pour la reconstruction de <text:span text:style-name="T1">pertes de substance osseuse</text:span> massives (&gt; 4-5 cm).</text:p>
      <text:h text:style-name="Heading_20_3" text:outline-level="3"><text:bookmark-start text:name="principe-2"/>Principe<text:bookmark-end text:name="principe-2"/></text:h>
      <text:p text:style-name="First_20_paragraph"><text:span text:style-name="T1">1er temps — Induction de la membrane</text:span> : - Débridement radical du foyer (résection osseuse, nettoyage infectieux) - Mise en place d’un <text:span text:style-name="T1">espaceur en ciment</text:span> (PMMA, souvent chargé en antibiotiques) dans le défect osseux - En 4 à 8 semaines, l’organisme forme une <text:span text:style-name="T1">membrane biologique vascularisée</text:span> autour du ciment (la « membrane induite ») - Cette membrane sécrète des <text:span text:style-name="T1">facteurs de croissance</text:span> (BMP-2, VEGF, TGF-β) et constitue un environnement biologiquement actif</text:p>
      <text:p text:style-name="Text_20_body"><text:span text:style-name="T1">2e temps — Greffe osseuse</text:span> (6-8 semaines plus tard) : - Ouverture soigneuse de la membrane <text:span text:style-name="T1">sans la détruire</text:span> - Retrait du ciment - Comblement de la cavité par <text:span text:style-name="T1">greffe osseuse autologue</text:span> (crête iliaque, RIA) ± allogreffe - La membrane agit comme une <text:span text:style-name="T1">chambre biologique</text:span> qui empêche la résorption du greffon, le vascularise et favorise la consolidation</text:p>
      <text:h text:style-name="Heading_20_3" text:outline-level="3"><text:bookmark-start text:name="avantages"/>Avantages<text:bookmark-end text:name="avantages"/></text:h>
      <text:list text:style-name="L13">
        <text:list-item>
          <text:p text:style-name="P39">Permet de reconstruire des <text:span text:style-name="T1">défects osseux massifs</text:span> (jusqu’à 25 cm décrits dans la littérature)</text:p>
        </text:list-item>
        <text:list-item>
          <text:p text:style-name="P39">Particulièrement adaptée en contexte <text:span text:style-name="T1">septique</text:span> (le ciment aux antibiotiques traite l’infection au 1er temps)</text:p>
        </text:list-item>
        <text:list-item>
          <text:p text:style-name="P39">Alternative aux techniques de transport osseux (Ilizarov) avec moins de contraintes pour le patient</text:p>
        </text:list-item>
      </text:list>
      <text:h text:style-name="Heading_20_3" text:outline-level="3"><text:bookmark-start text:name="indications-en-ioa"/>Indications en IOA<text:bookmark-end text:name="indications-en-ioa"/></text:h>
      <text:list text:style-name="L14">
        <text:list-item>
          <text:p text:style-name="P40">Ostéomyélite chronique avec perte de substance osseuse étendue</text:p>
        </text:list-item>
        <text:list-item>
          <text:p text:style-name="P40">Reprises après échec de traitement initial</text:p>
        </text:list-item>
        <text:list-item>
          <text:p text:style-name="P40">Pseudarthrose septique</text:p>
        </text:list-item>
        <text:list-item>
          <text:p text:style-name="P40">Reconstruction après résection carcinologique</text:p>
        </text:list-item>
      </text:list>
      <text:h text:style-name="Heading_20_3" text:outline-level="3"><text:bookmark-start text:name="exemples-pratiques-masquelet"/>Exemples pratiques — Masquelet<text:bookmark-end text:name="exemples-pratiques-masquelet"/></text:h>
      <text:p text:style-name="First_20_paragraph"><text:span text:style-name="T1">Exemple 1 — Masquelet classique pour ostéomyélite chronique</text:span> &gt; M. Diallo, 35 ans, ostéomyélite chronique du tibia après fracture ouverte (accident de moto, 2 ans auparavant). Fistule cutanée productive depuis 18 mois. Radiographie : séquestre osseux de 8 cm, cavité diaphysaire. &gt; - <text:span text:style-name="T1">1er temps</text:span> (J0) : résection radicale du séquestre + tissu infecté → perte de substance osseuse de 9 cm. Mise en place d’un espaceur en ciment PMMA chargé en gentamicine + vancomycine. Cultures : <text:span text:style-name="T2">S. aureus</text:span> SASM. &gt; - ATB : oxacilline IV 2 semaines → lévofloxacine + rifampicine oral 4 semaines &gt; - <text:span text:style-name="T1">Suivi à 6 semaines</text:span> : CRP normalisée, fistule fermée, pas de signe d’infection &gt; - <text:span text:style-name="T1">2e temps</text:span> (J56) : ouverture de la membrane induite (membrane épaisse, bien vascularisée), retrait du ciment, comblement par greffe osseuse autologue (crête iliaque) + allogreffe lyophilisée. &gt; - <text:span text:style-name="T1">Résultat à 12 mois</text:span> : consolidation complète, appui total, pas de récidive infectieuse. Le patient marche sans boiterie.</text:p>
      <text:p text:style-name="Text_20_body"><text:span text:style-name="T1">Exemple 2 — Masquelet après échec de traitement conventionnel</text:span> &gt; Mme Fernandez, 52 ans, pseudarthrose septique du fémur après ostéosynthèse par clou centromédullaire pour fracture. 2 interventions antérieures (ablation du matériel + curetage) avec rechute à chaque fois. Perte de substance de 6 cm. &gt; - <text:span text:style-name="T1">1er temps</text:span> : ablation du matériel résiduel, résection large incluant les berges sclérotiques, espaceur ciment aux ATB, fixateur externe temporaire &gt; - <text:span text:style-name="T1">2e temps (7 semaines)</text:span> : greffe RIA (Reamer-Irrigator-Aspirator) prélevée dans le canal médullaire fémoral controlatéral + ostéosynthèse par plaque &gt; - <text:span text:style-name="T1">Avantage du RIA</text:span> : grande quantité de greffe autologue (jusqu’à 40 mL) sans morbidité du site de prélèvement iliaque &gt; - <text:span text:style-name="T1">Résultat à 18 mois</text:span> : consolidation acquise, infection éradiquée</text:p>
      <text:p text:style-name="Text_20_body"><text:span text:style-name="T1">Exemple 3 — Échec du Masquelet : membrane détruite</text:span> &gt; M. Kovac, 40 ans, Masquelet pour ostéomyélite tibiale. 2e temps réalisé à 8 semaines. &gt; - Lors de l’ouverture chirurgicale, la membrane a été <text:span text:style-name="T1">largement déchirée et excisée partiellement</text:span> par le chirurgien (erreur technique) &gt; - Greffe osseuse mise en place → à 6 mois : <text:span text:style-name="T1">résorption de 60% du greffon</text:span>, pas de consolidation &gt; - <text:span text:style-name="T1">Erreur</text:span> : la membrane induite DOIT être préservée intacte. C’est elle qui sécrète les facteurs de croissance et empêche la résorption. &gt; - <text:span text:style-name="T1">Reprise</text:span> : nouveau Masquelet complet (1er + 2e temps). Consolidation à 14 mois.</text:p>
      <text:p text:style-name="Horizontal_20_Line"/>
      <text:h text:style-name="Heading_20_2" text:outline-level="2"><text:bookmark-start text:name="ia-et-algorithmes-diagnostiques-pour-les-ioa"/>6. IA et Algorithmes Diagnostiques pour les IOA<text:bookmark-end text:name="ia-et-algorithmes-diagnostiques-pour-les-ioa"/></text:h>
      <text:h text:style-name="Heading_20_3" text:outline-level="3"><text:bookmark-start text:name="ce-que-lia-peut-faire-dans-le-diagnostic-des-ioa"/>Ce que l’IA peut faire dans le diagnostic des IOA<text:bookmark-end text:name="ce-que-lia-peut-faire-dans-le-diagnostic-des-ioa"/></text:h>
      <text:p text:style-name="First_20_paragraph">L’intelligence artificielle dans le domaine des IOA exploite <text:span text:style-name="T1">3 types de données</text:span> :</text:p>
      <text:h text:style-name="Heading_20_3" text:outline-level="3"><text:bookmark-start text:name="imagerie-médicale"/>6.1. Imagerie médicale<text:bookmark-end text:name="imagerie-médicale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Table_20_Heading">Modalité</text:p>
            </table:table-cell>
            <table:table-cell table:style-name="TableHeaderRowCell" office:value-type="string">
              <text:p text:style-name="Table_20_Heading">Application IA</text:p>
            </table:table-cell>
            <table:table-cell table:style-name="TableHeaderRowCell" office:value-type="string">
              <text:p text:style-name="Table_20_Heading">Exempl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Radiographie standard</text:span></text:p>
          </table:table-cell>
          <table:table-cell table:style-name="TableRowCell" office:value-type="string">
            <text:p text:style-name="Table_20_Contents">Descellement prothétique, ostéolyse, signes d’ostéomyélite</text:p>
          </table:table-cell>
          <table:table-cell table:style-name="TableRowCell" office:value-type="string">
            <text:p text:style-name="Table_20_Contents">Rx genou : septique vs aseptique</text:p>
          </table:table-cell>
        </table:table-row>
        <table:table-row>
          <table:table-cell table:style-name="TableRowCell" office:value-type="string">
            <text:p text:style-name="Table_20_Contents"><text:span text:style-name="T1">IRM</text:span></text:p>
          </table:table-cell>
          <table:table-cell table:style-name="TableRowCell" office:value-type="string">
            <text:p text:style-name="Table_20_Contents">Détection ostéomyélite, abcès, collections</text:p>
          </table:table-cell>
          <table:table-cell table:style-name="TableRowCell" office:value-type="string">
            <text:p text:style-name="Table_20_Contents">Signal médullaire anormal</text:p>
          </table:table-cell>
        </table:table-row>
        <table:table-row>
          <table:table-cell table:style-name="TableRowCell" office:value-type="string">
            <text:p text:style-name="Table_20_Contents"><text:span text:style-name="T1">Scanner</text:span></text:p>
          </table:table-cell>
          <table:table-cell table:style-name="TableRowCell" office:value-type="string">
            <text:p text:style-name="Table_20_Contents">Séquestres osseux, érosions corticales</text:p>
          </table:table-cell>
          <table:table-cell table:style-name="TableRowCell" office:value-type="string">
            <text:p text:style-name="Table_20_Contents">Ostéomyélite chronique</text:p>
          </table:table-cell>
        </table:table-row>
        <table:table-row>
          <table:table-cell table:style-name="TableRowCell" office:value-type="string">
            <text:p text:style-name="Table_20_Contents"><text:span text:style-name="T1">Scintigraphie/TEP</text:span></text:p>
          </table:table-cell>
          <table:table-cell table:style-name="TableRowCell" office:value-type="string">
            <text:p text:style-name="Table_20_Contents">Foyer infectieux actif</text:p>
          </table:table-cell>
          <table:table-cell table:style-name="TableRowCell" office:value-type="string">
            <text:p text:style-name="Table_20_Contents">Fixation anormale</text:p>
          </table:table-cell>
        </table:table-row>
      </table:table>
      <text:p text:style-name="First_20_paragraph">Nécessite : images DICOM, modèle CNN (ResNet, EfficientNet, Vision Transformer), GPU pour entraînement.</text:p>
      <text:h text:style-name="Heading_20_3" text:outline-level="3"><text:bookmark-start text:name="données-clinico-biologiques-pas-dimagerie"/>6.2. Données clinico-biologiques (pas d’imagerie)<text:bookmark-end text:name="données-clinico-biologiques-pas-dimagerie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Table_20_Heading">Donnée</text:p>
            </table:table-cell>
            <table:table-cell table:style-name="TableHeaderRowCell" office:value-type="string">
              <text:p text:style-name="Table_20_Heading">Application IA</text:p>
            </table:table-cell>
            <table:table-cell table:style-name="TableHeaderRowCell" office:value-type="string">
              <text:p text:style-name="Table_20_Heading">Exempl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Biologie</text:span></text:p>
          </table:table-cell>
          <table:table-cell table:style-name="TableRowCell" office:value-type="string">
            <text:p text:style-name="Table_20_Contents">Score prédictif d’infection</text:p>
          </table:table-cell>
          <table:table-cell table:style-name="TableRowCell" office:value-type="string">
            <text:p text:style-name="Table_20_Contents">CRP, PCT, leucocytes, fibrinogène, D-dimères</text:p>
          </table:table-cell>
        </table:table-row>
        <table:table-row>
          <table:table-cell table:style-name="TableRowCell" office:value-type="string">
            <text:p text:style-name="Table_20_Contents"><text:span text:style-name="T1">Données patient</text:span></text:p>
          </table:table-cell>
          <table:table-cell table:style-name="TableRowCell" office:value-type="string">
            <text:p text:style-name="Table_20_Contents">Risque d’ISO pré-opératoire</text:p>
          </table:table-cell>
          <table:table-cell table:style-name="TableRowCell" office:value-type="string">
            <text:p text:style-name="Table_20_Contents">Age, IMC, diabète (HbA1c), tabac, ASA, durée opératoire</text:p>
          </table:table-cell>
        </table:table-row>
        <table:table-row>
          <table:table-cell table:style-name="TableRowCell" office:value-type="string">
            <text:p text:style-name="Table_20_Contents"><text:span text:style-name="T1">Données peropératoires</text:span></text:p>
          </table:table-cell>
          <table:table-cell table:style-name="TableRowCell" office:value-type="string">
            <text:p text:style-name="Table_20_Contents">Prédiction échec DAIR</text:p>
          </table:table-cell>
          <table:table-cell table:style-name="TableRowCell" office:value-type="string">
            <text:p text:style-name="Table_20_Contents">Durée des symptômes, type de germe, état de l’implant</text:p>
          </table:table-cell>
        </table:table-row>
        <table:table-row>
          <table:table-cell table:style-name="TableRowCell" office:value-type="string">
            <text:p text:style-name="Table_20_Contents"><text:span text:style-name="T1">Critères MSIS/ICM</text:span></text:p>
          </table:table-cell>
          <table:table-cell table:style-name="TableRowCell" office:value-type="string">
            <text:p text:style-name="Table_20_Contents">Aide à la classification</text:p>
          </table:table-cell>
          <table:table-cell table:style-name="TableRowCell" office:value-type="string">
            <text:p text:style-name="Table_20_Contents">Combinaison de critères majeurs/mineurs</text:p>
          </table:table-cell>
        </table:table-row>
      </table:table>
      <text:p text:style-name="First_20_paragraph">Nécessite : un simple formulaire web, pas d’imagerie.</text:p>
      <text:h text:style-name="Heading_20_3" text:outline-level="3"><text:bookmark-start text:name="données-microbiologiques"/>6.3. Données microbiologiques<text:bookmark-end text:name="données-microbiologiques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Table_20_Heading">Donnée</text:p>
            </table:table-cell>
            <table:table-cell table:style-name="TableHeaderRowCell" office:value-type="string">
              <text:p text:style-name="Table_20_Heading">Application IA</text:p>
            </table:table-cell>
            <table:table-cell table:style-name="TableHeaderRowCell" office:value-type="string">
              <text:p text:style-name="Table_20_Heading">Exempl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Antibiogramme</text:span></text:p>
          </table:table-cell>
          <table:table-cell table:style-name="TableRowCell" office:value-type="string">
            <text:p text:style-name="Table_20_Contents">Prédiction résistance, choix ATB optimal</text:p>
          </table:table-cell>
          <table:table-cell table:style-name="TableRowCell" office:value-type="string">
            <text:p text:style-name="Table_20_Contents">Profil de résistance → schéma ATB recommandé</text:p>
          </table:table-cell>
        </table:table-row>
        <table:table-row>
          <table:table-cell table:style-name="TableRowCell" office:value-type="string">
            <text:p text:style-name="Table_20_Contents"><text:span text:style-name="T1">Données génomiques (NGS)</text:span></text:p>
          </table:table-cell>
          <table:table-cell table:style-name="TableRowCell" office:value-type="string">
            <text:p text:style-name="Table_20_Contents">Identification pathogène par séquençage</text:p>
          </table:table-cell>
          <table:table-cell table:style-name="TableRowCell" office:value-type="string">
            <text:p text:style-name="Table_20_Contents">Métagénomique ciblée</text:p>
          </table:table-cell>
        </table:table-row>
        <table:table-row>
          <table:table-cell table:style-name="TableRowCell" office:value-type="string">
            <text:p text:style-name="Table_20_Contents"><text:span text:style-name="T1">MALDI-TOF</text:span></text:p>
          </table:table-cell>
          <table:table-cell table:style-name="TableRowCell" office:value-type="string">
            <text:p text:style-name="Table_20_Contents">Identification rapide + prédiction résistance</text:p>
          </table:table-cell>
          <table:table-cell table:style-name="TableRowCell" office:value-type="string">
            <text:p text:style-name="Table_20_Contents">Spectre de masse → espèce + résistance</text:p>
          </table:table-cell>
        </table:table-row>
      </table:table>
      <text:h text:style-name="Heading_20_3" text:outline-level="3"><text:bookmark-start text:name="complexité-par-type-doutil"/>Complexité par type d’outil<text:bookmark-end text:name="complexité-par-type-doutil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HeaderRowCell" office:value-type="string">
              <text:p text:style-name="Table_20_Heading">Type d’outil</text:p>
            </table:table-cell>
            <table:table-cell table:style-name="TableHeaderRowCell" office:value-type="string">
              <text:p text:style-name="P41">Imagerie nécessaire ?</text:p>
            </table:table-cell>
            <table:table-cell table:style-name="TableHeaderRowCell" office:value-type="string">
              <text:p text:style-name="P42">Matériel spécial ?</text:p>
            </table:table-cell>
            <table:table-cell table:style-name="TableHeaderRowCell" office:value-type="string">
              <text:p text:style-name="P43">Complexité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Score prédictif IOA</text:span> (formulaire)</text:p>
          </table:table-cell>
          <table:table-cell table:style-name="TableRowCell" office:value-type="string">
            <text:p text:style-name="P44">Non</text:p>
          </table:table-cell>
          <table:table-cell table:style-name="TableRowCell" office:value-type="string">
            <text:p text:style-name="P45">Non</text:p>
          </table:table-cell>
          <table:table-cell table:style-name="TableRowCell" office:value-type="string">
            <text:p text:style-name="P46">Simple</text:p>
          </table:table-cell>
        </table:table-row>
        <table:table-row>
          <table:table-cell table:style-name="TableRowCell" office:value-type="string">
            <text:p text:style-name="Table_20_Contents"><text:span text:style-name="T1">Aide au choix ATB</text:span> (antibiogramme)</text:p>
          </table:table-cell>
          <table:table-cell table:style-name="TableRowCell" office:value-type="string">
            <text:p text:style-name="P44">Non</text:p>
          </table:table-cell>
          <table:table-cell table:style-name="TableRowCell" office:value-type="string">
            <text:p text:style-name="P45">Non</text:p>
          </table:table-cell>
          <table:table-cell table:style-name="TableRowCell" office:value-type="string">
            <text:p text:style-name="P46">Simple</text:p>
          </table:table-cell>
        </table:table-row>
        <table:table-row>
          <table:table-cell table:style-name="TableRowCell" office:value-type="string">
            <text:p text:style-name="Table_20_Contents"><text:span text:style-name="T1">Analyse radiographie</text:span> (descellement)</text:p>
          </table:table-cell>
          <table:table-cell table:style-name="TableRowCell" office:value-type="string">
            <text:p text:style-name="P44">Oui (Rx DICOM)</text:p>
          </table:table-cell>
          <table:table-cell table:style-name="TableRowCell" office:value-type="string">
            <text:p text:style-name="P45">GPU entraînement</text:p>
          </table:table-cell>
          <table:table-cell table:style-name="TableRowCell" office:value-type="string">
            <text:p text:style-name="P46">Moyen</text:p>
          </table:table-cell>
        </table:table-row>
        <table:table-row>
          <table:table-cell table:style-name="TableRowCell" office:value-type="string">
            <text:p text:style-name="Table_20_Contents"><text:span text:style-name="T1">Analyse IRM</text:span> (ostéomyélite)</text:p>
          </table:table-cell>
          <table:table-cell table:style-name="TableRowCell" office:value-type="string">
            <text:p text:style-name="P44">Oui (IRM DICOM)</text:p>
          </table:table-cell>
          <table:table-cell table:style-name="TableRowCell" office:value-type="string">
            <text:p text:style-name="P45">GPU obligatoire</text:p>
          </table:table-cell>
          <table:table-cell table:style-name="TableRowCell" office:value-type="string">
            <text:p text:style-name="P46">Complexe</text:p>
          </table:table-cell>
        </table:table-row>
      </table:table>
      <text:h text:style-name="Heading_20_3" text:outline-level="3"><text:bookmark-start text:name="exemples-pratiques-ia-diagnostique"/>Exemples pratiques — IA diagnostique<text:bookmark-end text:name="exemples-pratiques-ia-diagnostique"/></text:h>
      <text:p text:style-name="First_20_paragraph"><text:span text:style-name="T1">Exemple 1 — Score prédictif IOA (sans imagerie)</text:span> &gt; Calculateur IOA-SCORE© sur VERTEX©. Le praticien remplit le formulaire : &gt; - Patient : homme, 68 ans, IMC 32, diabète type 2 (HbA1c 8.2%), tabagisme actif &gt; - PTG à J14 post-op, fièvre 38.5°C &gt; - CRP = 95 mg/L, VS = 55 mm/h, PCT = 0.8 ng/mL, leucocytes = 13 500/mm³ &gt; - <text:span text:style-name="T1">L’algorithme de machine learning analyse les 12 variables et calcule</text:span> : &gt; - Probabilité d’infection : <text:span text:style-name="T1">78%</text:span> &gt; - Facteurs les plus discriminants (importance SHAP) : PCT &gt; 0.5 (poids 0.28), CRP &gt; 50 à J14 (poids 0.22), diabète mal équilibré (poids 0.15) &gt; - Recommandation : « Ponction articulaire urgente recommandée. Probabilité d’infection élevée. » &gt; - <text:span text:style-name="T1">Utilité</text:span> : le praticien qui hésite entre « inflammation post-opératoire normale » et « infection débutante » reçoit une aide quantifiée.</text:p>
      <text:p text:style-name="Text_20_body"><text:span text:style-name="T1">Exemple 2 — Prédiction du risque d’ISO pré-opératoire</text:span> &gt; Avant une PTG programmée, le chirurgien entre les données du patient : &gt; - Femme, 75 ans, IMC 38, diabète insulinodépendant, corticothérapie au long cours, ATCD d’ISO sur chirurgie abdominale &gt; - ASA III, durée opératoire prévue 120 min &gt; - <text:span text:style-name="T1">L’IA calcule un risque d’ISO de 8.5%</text:span> (vs 1-2% en population standard) &gt; - Recommandations générées : optimisation HbA1c &lt; 7% avant chirurgie, sevrage tabac 6 semaines, dépistage/décontamination portage nasal <text:span text:style-name="T2">S. aureus</text:span> (mupirocine), antibioprophylaxie adaptée au poids (céfazoline 3g au lieu de 2g si &gt; 120 kg)</text:p>
      <text:p text:style-name="Text_20_body"><text:span text:style-name="T1">Exemple 3 — IA et prédiction d’échec du DAIR</text:span> &gt; Le chirurgien a décidé un DAIR pour une infection aiguë post-opératoire. L’IA évalue les chances de succès : &gt; - Entrées : durée symptômes (18 jours), germe (<text:span text:style-name="T2">S. aureus</text:span> SASM, rifampicine-sensible), CRP initiale (120 mg/L), pas de fistule, implant stable &gt; - <text:span text:style-name="T1">Prédiction</text:span> : probabilité de succès du DAIR = <text:span text:style-name="T1">72%</text:span> &gt; - Si les symptômes avaient duré 35 jours → probabilité tombe à <text:span text:style-name="T1">38%</text:span> → l’IA recommande un changement prothétique</text:p>
      <text:p text:style-name="Horizontal_20_Line"/>
      <text:h text:style-name="Heading_20_2" text:outline-level="2"><text:bookmark-start text:name="vpp-et-vpn-valeurs-prédictives"/>7. VPP et VPN — Valeurs Prédictives<text:bookmark-end text:name="vpp-et-vpn-valeurs-prédictives"/></text:h>
      <text:h text:style-name="Heading_20_3" text:outline-level="3"><text:bookmark-start text:name="vpp-valeur-prédictive-positive"/>VPP — Valeur Prédictive Positive<text:bookmark-end text:name="vpp-valeur-prédictive-positive"/></text:h>
      <text:p text:style-name="First_20_paragraph">Si le test est <text:span text:style-name="T1">positif</text:span>, quelle est la probabilité que le patient soit <text:span text:style-name="T1">réellement infecté</text:span> ?</text:p>
      <text:p text:style-name="Text_20_body"><text:span text:style-name="T1">VPP = Vrais Positifs / (Vrais Positifs + Faux Positifs)</text:span></text:p>
      <text:p text:style-name="Text_20_body">Exemple : VPP de 85% → sur 100 patients avec un test positif, <text:span text:style-name="T1">85 sont réellement infectés</text:span> et 15 sont des faux positifs.</text:p>
      <text:h text:style-name="Heading_20_3" text:outline-level="3"><text:bookmark-start text:name="vpn-valeur-prédictive-négative"/>VPN — Valeur Prédictive Négative<text:bookmark-end text:name="vpn-valeur-prédictive-négative"/></text:h>
      <text:p text:style-name="First_20_paragraph">Si le test est <text:span text:style-name="T1">négatif</text:span>, quelle est la probabilité que le patient soit <text:span text:style-name="T1">réellement non infecté</text:span> ?</text:p>
      <text:p text:style-name="Text_20_body"><text:span text:style-name="T1">VPN = Vrais Négatifs / (Vrais Négatifs + Faux Négatifs)</text:span></text:p>
      <text:p text:style-name="Text_20_body">Exemple : VPN de 95% → sur 100 patients avec un test négatif, <text:span text:style-name="T1">95 sont réellement sains</text:span> et 5 ont une infection ratée.</text:p>
      <text:h text:style-name="Heading_20_3" text:outline-level="3"><text:bookmark-start text:name="différence-avec-sensibilitéspécificité"/>Différence avec sensibilité/spécificité<text:bookmark-end text:name="différence-avec-sensibilitéspécificité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Table_20_Heading">Mesure</text:p>
            </table:table-cell>
            <table:table-cell table:style-name="TableHeaderRowCell" office:value-type="string">
              <text:p text:style-name="Table_20_Heading">Question posée</text:p>
            </table:table-cell>
            <table:table-cell table:style-name="TableHeaderRowCell" office:value-type="string">
              <text:p text:style-name="P47">Dépend de la prévalence ?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Sensibilité</text:span></text:p>
          </table:table-cell>
          <table:table-cell table:style-name="TableRowCell" office:value-type="string">
            <text:p text:style-name="Table_20_Contents">Le test détecte-t-il les malades ?</text:p>
          </table:table-cell>
          <table:table-cell table:style-name="TableRowCell" office:value-type="string">
            <text:p text:style-name="P48">Non</text:p>
          </table:table-cell>
        </table:table-row>
        <table:table-row>
          <table:table-cell table:style-name="TableRowCell" office:value-type="string">
            <text:p text:style-name="Table_20_Contents"><text:span text:style-name="T1">Spécificité</text:span></text:p>
          </table:table-cell>
          <table:table-cell table:style-name="TableRowCell" office:value-type="string">
            <text:p text:style-name="Table_20_Contents">Le test identifie-t-il les sains ?</text:p>
          </table:table-cell>
          <table:table-cell table:style-name="TableRowCell" office:value-type="string">
            <text:p text:style-name="P48">Non</text:p>
          </table:table-cell>
        </table:table-row>
        <table:table-row>
          <table:table-cell table:style-name="TableRowCell" office:value-type="string">
            <text:p text:style-name="Table_20_Contents"><text:span text:style-name="T1">VPP</text:span></text:p>
          </table:table-cell>
          <table:table-cell table:style-name="TableRowCell" office:value-type="string">
            <text:p text:style-name="Table_20_Contents">Si test ⊕, est-ce un vrai malade ?</text:p>
          </table:table-cell>
          <table:table-cell table:style-name="TableRowCell" office:value-type="string">
            <text:p text:style-name="P48"><text:span text:style-name="T1">Oui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VPN</text:span></text:p>
          </table:table-cell>
          <table:table-cell table:style-name="TableRowCell" office:value-type="string">
            <text:p text:style-name="Table_20_Contents">Si test ⊖, est-ce un vrai sain ?</text:p>
          </table:table-cell>
          <table:table-cell table:style-name="TableRowCell" office:value-type="string">
            <text:p text:style-name="P48"><text:span text:style-name="T1">Oui</text:span></text:p>
          </table:table-cell>
        </table:table-row>
      </table:table>
      <text:p text:style-name="First_20_paragraph">Point clé : VPP et VPN varient selon la <text:span text:style-name="T1">prévalence</text:span> de la maladie dans la population testée.</text:p>
      <text:h text:style-name="Heading_20_3" text:outline-level="3"><text:bookmark-start text:name="exemples-pratiques-vpp-et-vpn"/>Exemples pratiques — VPP et VPN<text:bookmark-end text:name="exemples-pratiques-vpp-et-vpn"/></text:h>
      <text:p text:style-name="First_20_paragraph"><text:span text:style-name="T1">Exemple 1 — CRP positive chez le généraliste vs au CRIOA</text:span> &gt; Le même test (CRP &gt; 10 mg/L, Se=85%, Sp=70%) chez deux patients différents : &gt; &gt; <text:span text:style-name="T1">Patient A</text:span> — Chez le généraliste (prévalence IOA = 0.5%) : &gt; - CRP positive à 25 mg/L &gt; - VPP = 1.4% → <text:span text:style-name="T1">98.6% de chances que ce soit un faux positif</text:span> (polyarthrite rhumatoïde, grippe, entorse inflammatoire…) &gt; - Conduite : ne PAS traiter comme une IOA. Adresser au spécialiste si suspicion clinique. &gt; &gt; <text:span text:style-name="T1">Patient B</text:span> — Au CRIOA (prévalence IOA = 50%) : &gt; - CRP positive à 25 mg/L &gt; - VPP = 73.9% → <text:span text:style-name="T1">3 chances sur 4 d’infection réelle</text:span> &gt; - Conduite : ponction articulaire urgente + bilan complet ICM 2018.</text:p>
      <text:p text:style-name="Text_20_body"><text:span text:style-name="T1">Exemple 2 — VPN pour exclure une infection</text:span> &gt; Mme Leroy, 65 ans. PTH douloureuse à 1 an. Consultation spécialisée (prévalence 25%). &gt; - CRP = 3 mg/L (normale), VS = 8 mm/h (normale), IRM hanche normale &gt; - Tous les tests négatifs → VPN combinée &gt; 98% &gt; - <text:span text:style-name="T1">Interprétation</text:span> : probabilité d’infection &lt; 2%. La douleur est probablement d’autre origine (tendinopathie, bursite trochantérienne, douleur projetée lombaire). &gt; - <text:span text:style-name="T1">Leçon</text:span> : quand tous les tests sont négatifs, la VPN élevée permet d’exclure avec confiance → éviter une ponction invasive inutile.</text:p>
      <text:p text:style-name="Text_20_body"><text:span text:style-name="T1">Exemple 3 — Le piège du test « excellent » en population à basse prévalence</text:span> &gt; Médecin des urgences, 500 patients/mois avec douleur articulaire (prévalence IOA = 2%). &gt; - S’il utilisait l’alpha-défensine (Se=97%, Sp=97%) sur TOUS les patients : &gt; - Sur 500 patients : 10 infectés, 490 non infectés &gt; - Vrais positifs : 10 × 0.97 = 9.7 → ~10 détectés &gt; - Faux positifs : 490 × 0.03 = 14.7 → ~15 faux positifs &gt; - <text:span text:style-name="T1">VPP = 10 / (10+15) = 40%</text:span> → plus de faux positifs que de vrais positifs ! &gt; - <text:span text:style-name="T1">Leçon</text:span> : même un excellent test (Se=Sp=97%) donne 60% de faux positifs si la prévalence est basse. D’où l’importance de trier cliniquement AVANT de prescrire.</text:p>
      <text:p text:style-name="Horizontal_20_Line"/>
      <text:h text:style-name="Heading_20_2" text:outline-level="2"><text:bookmark-start text:name="se-et-sp-sensibilité-et-spécificité"/>8. Se et Sp — Sensibilité et Spécificité<text:bookmark-end text:name="se-et-sp-sensibilité-et-spécificité"/></text:h>
      <text:p text:style-name="First_20_paragraph"><text:span text:style-name="T1">Se = Sensibilité</text:span> — Capacité du test à détecter les <text:span text:style-name="T1">malades</text:span>.</text:p>
      <text:p text:style-name="Text_20_body"><text:span text:style-name="T1">Se = Vrais Positifs / (Vrais Positifs + Faux Négatifs)</text:span></text:p>
      <text:p text:style-name="Text_20_body">Se = 92% signifie que sur 100 patients infectés, le test en détecte 92 et en rate 8.</text:p>
      <text:p text:style-name="Text_20_body"><text:span text:style-name="T1">Sp = Spécificité</text:span> — Capacité du test à identifier les <text:span text:style-name="T1">sains</text:span>.</text:p>
      <text:p text:style-name="Text_20_body"><text:span text:style-name="T1">Sp = Vrais Négatifs / (Vrais Négatifs + Faux Positifs)</text:span></text:p>
      <text:p text:style-name="Text_20_body">Sp = 85% signifie que sur 100 patients non infectés, le test est correctement négatif pour 85 et faussement positif pour 15.</text:p>
      <text:h text:style-name="Heading_20_3" text:outline-level="3"><text:bookmark-start text:name="résumé"/>Résumé<text:bookmark-end text:name="résumé"/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Table_20_Heading">Le test répond bien chez…</text:p>
            </table:table-cell>
            <table:table-cell table:style-name="TableHeaderRowCell" office:value-type="string">
              <text:p text:style-name="Table_20_Heading">Erreur associé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Se (sensibilité)</text:span></text:p>
          </table:table-cell>
          <table:table-cell table:style-name="TableRowCell" office:value-type="string">
            <text:p text:style-name="Table_20_Contents">les <text:span text:style-name="T1">malades</text:span></text:p>
          </table:table-cell>
          <table:table-cell table:style-name="TableRowCell" office:value-type="string">
            <text:p text:style-name="Table_20_Contents">Faux négatif (rate un malade)</text:p>
          </table:table-cell>
        </table:table-row>
        <table:table-row>
          <table:table-cell table:style-name="TableRowCell" office:value-type="string">
            <text:p text:style-name="Table_20_Contents"><text:span text:style-name="T1">Sp (spécificité)</text:span></text:p>
          </table:table-cell>
          <table:table-cell table:style-name="TableRowCell" office:value-type="string">
            <text:p text:style-name="Table_20_Contents">les <text:span text:style-name="T1">sains</text:span></text:p>
          </table:table-cell>
          <table:table-cell table:style-name="TableRowCell" office:value-type="string">
            <text:p text:style-name="Table_20_Contents">Faux positif (inquiète un sain)</text:p>
          </table:table-cell>
        </table:table-row>
      </table:table>
      <text:list text:style-name="L15">
        <text:list-item>
          <text:p text:style-name="P49"><text:span text:style-name="T1">Se élevée</text:span> → peu de malades ratés → bon pour <text:span text:style-name="T1">exclure</text:span> (si test ⊖ = rassurant)</text:p>
        </text:list-item>
        <text:list-item>
          <text:p text:style-name="P49"><text:span text:style-name="T1">Sp élevée</text:span> → peu de faux positifs → bon pour <text:span text:style-name="T1">confirmer</text:span> (si test ⊕ = fiable)</text:p>
        </text:list-item>
      </text:list>
      <text:h text:style-name="Heading_20_3" text:outline-level="3"><text:bookmark-start text:name="exemples-pratiques-se-et-sp"/>Exemples pratiques — Se et Sp<text:bookmark-end text:name="exemples-pratiques-se-et-sp"/></text:h>
      <text:p text:style-name="First_20_paragraph"><text:span text:style-name="T1">Exemple 1 — Test très sensible mais peu spécifique : la scintigraphie Tc99m</text:span> &gt; Se = 95%, Sp = 40% → détecte quasi tous les infectés, mais beaucoup de faux positifs. &gt; - 100 patients avec PTH douloureuse, dont 20 infectés : &gt; - Scinti positive chez 19/20 infectés (vrais ⊕) + 48/80 non infectés (faux ⊕) = 67 positifs au total &gt; - Le chirurgien ne sait pas distinguer les 19 vrais des 48 faux → la scinti seule est inutilisable pour confirmer &gt; - MAIS : si la scinti est négative (seulement 1 infecté raté + 32 vrais négatifs) → quasi-exclusion &gt; - <text:span text:style-name="T1">Usage</text:span> : test de <text:span text:style-name="T1">dépistage/exclusion</text:span> (SnNout : Sensitivity Negative rules OUT)</text:p>
      <text:p text:style-name="Text_20_body"><text:span text:style-name="T1">Exemple 2 — Test très spécifique mais peu sensible : la fistule</text:span> &gt; Se = 15%, Sp = 100% → rare mais pathognomonique. &gt; - Sur 100 patients infectés, seulement 15 ont une fistule. Mais si fistule présente → infection CERTAINE (aucun faux positif). &gt; - <text:span text:style-name="T1">Usage</text:span> : test de <text:span text:style-name="T1">confirmation</text:span> (SpPin : Specificity Positive rules IN) &gt; - C’est pourquoi la fistule est un critère MAJEUR dans les critères ICM 2018.</text:p>
      <text:p text:style-name="Text_20_body"><text:span text:style-name="T1">Exemple 3 — Comment choisir entre Se et Sp en pratique</text:span> &gt; Aux urgences, face à un genou aigu fébrile : &gt; - <text:span text:style-name="T1">1ère intention</text:span> : demander un test SENSIBLE (CRP, NFS) → EXCLURE l’infection si négatif &gt; - <text:span text:style-name="T1">2ème intention</text:span> (si le test de dépistage est positif) : demander un test SPÉCIFIQUE (alpha-défensine, cultures) → CONFIRMER l’infection &gt; - <text:span text:style-name="T1">Séquence logique</text:span> : Se d’abord (filet large) → Sp ensuite (tri fin)</text:p>
      <text:p text:style-name="Horizontal_20_Line"/>
      <text:h text:style-name="Heading_20_2" text:outline-level="2"><text:bookmark-start text:name="performances-diagnostiques-par-examen-isolé"/>9. Performances diagnostiques par examen isolé<text:bookmark-end text:name="performances-diagnostiques-par-examen-isolé"/></text:h>
      <text:h text:style-name="Heading_20_3" text:outline-level="3"><text:bookmark-start text:name="imagerie"/>Imagerie<text:bookmark-end text:name="imagerie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header-rows>
          <table:table-row>
            <table:table-cell table:style-name="TableHeaderRowCell" office:value-type="string">
              <text:p text:style-name="Table_20_Heading">Examen</text:p>
            </table:table-cell>
            <table:table-cell table:style-name="TableHeaderRowCell" office:value-type="string">
              <text:p text:style-name="P50">Sensibilité</text:p>
            </table:table-cell>
            <table:table-cell table:style-name="TableHeaderRowCell" office:value-type="string">
              <text:p text:style-name="P51">Spécificité</text:p>
            </table:table-cell>
            <table:table-cell table:style-name="TableHeaderRowCell" office:value-type="string">
              <text:p text:style-name="P52">VPP</text:p>
            </table:table-cell>
            <table:table-cell table:style-name="TableHeaderRowCell" office:value-type="string">
              <text:p text:style-name="P53">VPN</text:p>
            </table:table-cell>
            <table:table-cell table:style-name="TableHeaderRowCell" office:value-type="string">
              <text:p text:style-name="Table_20_Heading">Meilleure indica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Radiographie standard</text:span></text:p>
          </table:table-cell>
          <table:table-cell table:style-name="TableRowCell" office:value-type="string">
            <text:p text:style-name="P54">14-54%</text:p>
          </table:table-cell>
          <table:table-cell table:style-name="TableRowCell" office:value-type="string">
            <text:p text:style-name="P55">70-85%</text:p>
          </table:table-cell>
          <table:table-cell table:style-name="TableRowCell" office:value-type="string">
            <text:p text:style-name="P56">~50%</text:p>
          </table:table-cell>
          <table:table-cell table:style-name="TableRowCell" office:value-type="string">
            <text:p text:style-name="P57">~60%</text:p>
          </table:table-cell>
          <table:table-cell table:style-name="TableRowCell" office:value-type="string">
            <text:p text:style-name="Table_20_Contents">Tardif : ostéolyse, descellement (&gt;2 sem)</text:p>
          </table:table-cell>
        </table:table-row>
        <table:table-row>
          <table:table-cell table:style-name="TableRowCell" office:value-type="string">
            <text:p text:style-name="Table_20_Contents"><text:span text:style-name="T1">Scanner (TDM)</text:span></text:p>
          </table:table-cell>
          <table:table-cell table:style-name="TableRowCell" office:value-type="string">
            <text:p text:style-name="P54">67-81%</text:p>
          </table:table-cell>
          <table:table-cell table:style-name="TableRowCell" office:value-type="string">
            <text:p text:style-name="P55">70-80%</text:p>
          </table:table-cell>
          <table:table-cell table:style-name="TableRowCell" office:value-type="string">
            <text:p text:style-name="P56">~65%</text:p>
          </table:table-cell>
          <table:table-cell table:style-name="TableRowCell" office:value-type="string">
            <text:p text:style-name="P57">~80%</text:p>
          </table:table-cell>
          <table:table-cell table:style-name="TableRowCell" office:value-type="string">
            <text:p text:style-name="Table_20_Contents">Séquestres, érosions corticales, collections</text:p>
          </table:table-cell>
        </table:table-row>
        <table:table-row>
          <table:table-cell table:style-name="TableRowCell" office:value-type="string">
            <text:p text:style-name="Table_20_Contents"><text:span text:style-name="T1">IRM</text:span></text:p>
          </table:table-cell>
          <table:table-cell table:style-name="TableRowCell" office:value-type="string">
            <text:p text:style-name="P54">82-100%</text:p>
          </table:table-cell>
          <table:table-cell table:style-name="TableRowCell" office:value-type="string">
            <text:p text:style-name="P55">75-96%</text:p>
          </table:table-cell>
          <table:table-cell table:style-name="TableRowCell" office:value-type="string">
            <text:p text:style-name="P56">~85%</text:p>
          </table:table-cell>
          <table:table-cell table:style-name="TableRowCell" office:value-type="string">
            <text:p text:style-name="P57">~95%</text:p>
          </table:table-cell>
          <table:table-cell table:style-name="TableRowCell" office:value-type="string">
            <text:p text:style-name="Table_20_Contents">Gold standard imagerie : œdème médullaire, abcès</text:p>
          </table:table-cell>
        </table:table-row>
        <table:table-row>
          <table:table-cell table:style-name="TableRowCell" office:value-type="string">
            <text:p text:style-name="Table_20_Contents"><text:span text:style-name="T1">Scintigraphie osseuse (Tc99m)</text:span></text:p>
          </table:table-cell>
          <table:table-cell table:style-name="TableRowCell" office:value-type="string">
            <text:p text:style-name="P54">73-100%</text:p>
          </table:table-cell>
          <table:table-cell table:style-name="TableRowCell" office:value-type="string">
            <text:p text:style-name="P55">30-73%</text:p>
          </table:table-cell>
          <table:table-cell table:style-name="TableRowCell" office:value-type="string">
            <text:p text:style-name="P56">~50%</text:p>
          </table:table-cell>
          <table:table-cell table:style-name="TableRowCell" office:value-type="string">
            <text:p text:style-name="P57">~85%</text:p>
          </table:table-cell>
          <table:table-cell table:style-name="TableRowCell" office:value-type="string">
            <text:p text:style-name="Table_20_Contents">Très sensible mais peu spécifique</text:p>
          </table:table-cell>
        </table:table-row>
        <table:table-row>
          <table:table-cell table:style-name="TableRowCell" office:value-type="string">
            <text:p text:style-name="Table_20_Contents"><text:span text:style-name="T1">Scintigraphie leucocytes marqués</text:span></text:p>
          </table:table-cell>
          <table:table-cell table:style-name="TableRowCell" office:value-type="string">
            <text:p text:style-name="P54">80-90%</text:p>
          </table:table-cell>
          <table:table-cell table:style-name="TableRowCell" office:value-type="string">
            <text:p text:style-name="P55">85-95%</text:p>
          </table:table-cell>
          <table:table-cell table:style-name="TableRowCell" office:value-type="string">
            <text:p text:style-name="P56">~85%</text:p>
          </table:table-cell>
          <table:table-cell table:style-name="TableRowCell" office:value-type="string">
            <text:p text:style-name="P57">~90%</text:p>
          </table:table-cell>
          <table:table-cell table:style-name="TableRowCell" office:value-type="string">
            <text:p text:style-name="Table_20_Contents">Différencie infectieux vs non-infectieux</text:p>
          </table:table-cell>
        </table:table-row>
        <table:table-row>
          <table:table-cell table:style-name="TableRowCell" office:value-type="string">
            <text:p text:style-name="Table_20_Contents"><text:span text:style-name="T1">TEP-FDG (PET-scan)</text:span></text:p>
          </table:table-cell>
          <table:table-cell table:style-name="TableRowCell" office:value-type="string">
            <text:p text:style-name="P54">92-100%</text:p>
          </table:table-cell>
          <table:table-cell table:style-name="TableRowCell" office:value-type="string">
            <text:p text:style-name="P55">76-93%</text:p>
          </table:table-cell>
          <table:table-cell table:style-name="TableRowCell" office:value-type="string">
            <text:p text:style-name="P56">~80%</text:p>
          </table:table-cell>
          <table:table-cell table:style-name="TableRowCell" office:value-type="string">
            <text:p text:style-name="P57">~97%</text:p>
          </table:table-cell>
          <table:table-cell table:style-name="TableRowCell" office:value-type="string">
            <text:p text:style-name="Table_20_Contents">Excellent pour ostéomyélite chronique, rachis</text:p>
          </table:table-cell>
        </table:table-row>
        <table:table-row>
          <table:table-cell table:style-name="TableRowCell" office:value-type="string">
            <text:p text:style-name="Table_20_Contents"><text:span text:style-name="T1">TEP-FDG + TDM</text:span></text:p>
          </table:table-cell>
          <table:table-cell table:style-name="TableRowCell" office:value-type="string">
            <text:p text:style-name="P54">94-100%</text:p>
          </table:table-cell>
          <table:table-cell table:style-name="TableRowCell" office:value-type="string">
            <text:p text:style-name="P55">87-97%</text:p>
          </table:table-cell>
          <table:table-cell table:style-name="TableRowCell" office:value-type="string">
            <text:p text:style-name="P56">~90%</text:p>
          </table:table-cell>
          <table:table-cell table:style-name="TableRowCell" office:value-type="string">
            <text:p text:style-name="P57">~98%</text:p>
          </table:table-cell>
          <table:table-cell table:style-name="TableRowCell" office:value-type="string">
            <text:p text:style-name="Table_20_Contents">Meilleure combinaison imagerie nucléaire</text:p>
          </table:table-cell>
        </table:table-row>
        <table:table-row>
          <table:table-cell table:style-name="TableRowCell" office:value-type="string">
            <text:p text:style-name="Table_20_Contents"><text:span text:style-name="T1">Échographie</text:span></text:p>
          </table:table-cell>
          <table:table-cell table:style-name="TableRowCell" office:value-type="string">
            <text:p text:style-name="P54">50-70%</text:p>
          </table:table-cell>
          <table:table-cell table:style-name="TableRowCell" office:value-type="string">
            <text:p text:style-name="P55">80-90%</text:p>
          </table:table-cell>
          <table:table-cell table:style-name="TableRowCell" office:value-type="string">
            <text:p text:style-name="P56">~65%</text:p>
          </table:table-cell>
          <table:table-cell table:style-name="TableRowCell" office:value-type="string">
            <text:p text:style-name="P57">~75%</text:p>
          </table:table-cell>
          <table:table-cell table:style-name="TableRowCell" office:value-type="string">
            <text:p text:style-name="Table_20_Contents">Collections superficielles, épanchement articulaire</text:p>
          </table:table-cell>
        </table:table-row>
      </table:table>
      <text:h text:style-name="Heading_20_3" text:outline-level="3"><text:bookmark-start text:name="biologie-sanguine"/>Biologie sanguine<text:bookmark-end text:name="biologie-sanguine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HeaderRowCell" office:value-type="string">
              <text:p text:style-name="Table_20_Heading">Marqueur</text:p>
            </table:table-cell>
            <table:table-cell table:style-name="TableHeaderRowCell" office:value-type="string">
              <text:p text:style-name="P58">Sensibilité</text:p>
            </table:table-cell>
            <table:table-cell table:style-name="TableHeaderRowCell" office:value-type="string">
              <text:p text:style-name="P59">Spécificité</text:p>
            </table:table-cell>
            <table:table-cell table:style-name="TableHeaderRowCell" office:value-type="string">
              <text:p text:style-name="P60">Seuil habituel</text:p>
            </table:table-cell>
            <table:table-cell table:style-name="TableHeaderRowCell" office:value-type="string">
              <text:p text:style-name="P61">Délai de répons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CRP</text:span></text:p>
          </table:table-cell>
          <table:table-cell table:style-name="TableRowCell" office:value-type="string">
            <text:p text:style-name="P62">73-91%</text:p>
          </table:table-cell>
          <table:table-cell table:style-name="TableRowCell" office:value-type="string">
            <text:p text:style-name="P63">60-86%</text:p>
          </table:table-cell>
          <table:table-cell table:style-name="TableRowCell" office:value-type="string">
            <text:p text:style-name="P64">&gt;10 mg/L</text:p>
          </table:table-cell>
          <table:table-cell table:style-name="TableRowCell" office:value-type="string">
            <text:p text:style-name="P65">6-12h</text:p>
          </table:table-cell>
        </table:table-row>
        <table:table-row>
          <table:table-cell table:style-name="TableRowCell" office:value-type="string">
            <text:p text:style-name="Table_20_Contents"><text:span text:style-name="T1">VS</text:span></text:p>
          </table:table-cell>
          <table:table-cell table:style-name="TableRowCell" office:value-type="string">
            <text:p text:style-name="P62">75-93%</text:p>
          </table:table-cell>
          <table:table-cell table:style-name="TableRowCell" office:value-type="string">
            <text:p text:style-name="P63">40-60%</text:p>
          </table:table-cell>
          <table:table-cell table:style-name="TableRowCell" office:value-type="string">
            <text:p text:style-name="P64">&gt;30 mm/h</text:p>
          </table:table-cell>
          <table:table-cell table:style-name="TableRowCell" office:value-type="string">
            <text:p text:style-name="P65">Lent (jours)</text:p>
          </table:table-cell>
        </table:table-row>
        <table:table-row>
          <table:table-cell table:style-name="TableRowCell" office:value-type="string">
            <text:p text:style-name="Table_20_Contents"><text:span text:style-name="T1">Leucocytes sanguins</text:span></text:p>
          </table:table-cell>
          <table:table-cell table:style-name="TableRowCell" office:value-type="string">
            <text:p text:style-name="P62">45-68%</text:p>
          </table:table-cell>
          <table:table-cell table:style-name="TableRowCell" office:value-type="string">
            <text:p text:style-name="P63">55-75%</text:p>
          </table:table-cell>
          <table:table-cell table:style-name="TableRowCell" office:value-type="string">
            <text:p text:style-name="P64">&gt;10 000/mm³</text:p>
          </table:table-cell>
          <table:table-cell table:style-name="TableRowCell" office:value-type="string">
            <text:p text:style-name="P65">Immédiat</text:p>
          </table:table-cell>
        </table:table-row>
        <table:table-row>
          <table:table-cell table:style-name="TableRowCell" office:value-type="string">
            <text:p text:style-name="Table_20_Contents"><text:span text:style-name="T1">PCT (procalcitonine)</text:span></text:p>
          </table:table-cell>
          <table:table-cell table:style-name="TableRowCell" office:value-type="string">
            <text:p text:style-name="P62">53-76%</text:p>
          </table:table-cell>
          <table:table-cell table:style-name="TableRowCell" office:value-type="string">
            <text:p text:style-name="P63">78-92%</text:p>
          </table:table-cell>
          <table:table-cell table:style-name="TableRowCell" office:value-type="string">
            <text:p text:style-name="P64">&gt;0.5 ng/mL</text:p>
          </table:table-cell>
          <table:table-cell table:style-name="TableRowCell" office:value-type="string">
            <text:p text:style-name="P65">4-6h</text:p>
          </table:table-cell>
        </table:table-row>
        <table:table-row>
          <table:table-cell table:style-name="TableRowCell" office:value-type="string">
            <text:p text:style-name="Table_20_Contents"><text:span text:style-name="T1">Fibrinogène</text:span></text:p>
          </table:table-cell>
          <table:table-cell table:style-name="TableRowCell" office:value-type="string">
            <text:p text:style-name="P62">63-80%</text:p>
          </table:table-cell>
          <table:table-cell table:style-name="TableRowCell" office:value-type="string">
            <text:p text:style-name="P63">57-72%</text:p>
          </table:table-cell>
          <table:table-cell table:style-name="TableRowCell" office:value-type="string">
            <text:p text:style-name="P64">&gt;4 g/L</text:p>
          </table:table-cell>
          <table:table-cell table:style-name="TableRowCell" office:value-type="string">
            <text:p text:style-name="P65">Immédiat</text:p>
          </table:table-cell>
        </table:table-row>
        <table:table-row>
          <table:table-cell table:style-name="TableRowCell" office:value-type="string">
            <text:p text:style-name="Table_20_Contents"><text:span text:style-name="T1">D-dimères</text:span></text:p>
          </table:table-cell>
          <table:table-cell table:style-name="TableRowCell" office:value-type="string">
            <text:p text:style-name="P62">73-89%</text:p>
          </table:table-cell>
          <table:table-cell table:style-name="TableRowCell" office:value-type="string">
            <text:p text:style-name="P63">55-79%</text:p>
          </table:table-cell>
          <table:table-cell table:style-name="TableRowCell" office:value-type="string">
            <text:p text:style-name="P64">&gt;850 ng/mL</text:p>
          </table:table-cell>
          <table:table-cell table:style-name="TableRowCell" office:value-type="string">
            <text:p text:style-name="P65">Immédiat</text:p>
          </table:table-cell>
        </table:table-row>
        <table:table-row>
          <table:table-cell table:style-name="TableRowCell" office:value-type="string">
            <text:p text:style-name="Table_20_Contents"><text:span text:style-name="T1">IL-6</text:span></text:p>
          </table:table-cell>
          <table:table-cell table:style-name="TableRowCell" office:value-type="string">
            <text:p text:style-name="P62">81-97%</text:p>
          </table:table-cell>
          <table:table-cell table:style-name="TableRowCell" office:value-type="string">
            <text:p text:style-name="P63">79-88%</text:p>
          </table:table-cell>
          <table:table-cell table:style-name="TableRowCell" office:value-type="string">
            <text:p text:style-name="P64">&gt;10 pg/mL</text:p>
          </table:table-cell>
          <table:table-cell table:style-name="TableRowCell" office:value-type="string">
            <text:p text:style-name="P65">2-4h</text:p>
          </table:table-cell>
        </table:table-row>
      </table:table>
      <text:h text:style-name="Heading_20_3" text:outline-level="3"><text:bookmark-start text:name="biologie-synoviale-articulation"/>Biologie synoviale (articulation)<text:bookmark-end text:name="biologie-synoviale-articulation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>
            <table:table-cell table:style-name="TableHeaderRowCell" office:value-type="string">
              <text:p text:style-name="Table_20_Heading">Marqueur</text:p>
            </table:table-cell>
            <table:table-cell table:style-name="TableHeaderRowCell" office:value-type="string">
              <text:p text:style-name="P66">Sensibilité</text:p>
            </table:table-cell>
            <table:table-cell table:style-name="TableHeaderRowCell" office:value-type="string">
              <text:p text:style-name="P67">Spécificité</text:p>
            </table:table-cell>
            <table:table-cell table:style-name="TableHeaderRowCell" office:value-type="string">
              <text:p text:style-name="P68">Seuil</text:p>
            </table:table-cell>
            <table:table-cell table:style-name="TableHeaderRowCell" office:value-type="string">
              <text:p text:style-name="Table_20_Heading">Commentair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Leucocytes synoviaux</text:span></text:p>
          </table:table-cell>
          <table:table-cell table:style-name="TableRowCell" office:value-type="string">
            <text:p text:style-name="P69">89-97%</text:p>
          </table:table-cell>
          <table:table-cell table:style-name="TableRowCell" office:value-type="string">
            <text:p text:style-name="P70">88-96%</text:p>
          </table:table-cell>
          <table:table-cell table:style-name="TableRowCell" office:value-type="string">
            <text:p text:style-name="P71">&gt;3000 (genou) &gt;4200 (hanche)</text:p>
          </table:table-cell>
          <table:table-cell table:style-name="TableRowCell" office:value-type="string">
            <text:p text:style-name="Table_20_Contents">Excellent à lui seul</text:p>
          </table:table-cell>
        </table:table-row>
        <table:table-row>
          <table:table-cell table:style-name="TableRowCell" office:value-type="string">
            <text:p text:style-name="Table_20_Contents"><text:span text:style-name="T1">% PNN synoviaux</text:span></text:p>
          </table:table-cell>
          <table:table-cell table:style-name="TableRowCell" office:value-type="string">
            <text:p text:style-name="P69">84-97%</text:p>
          </table:table-cell>
          <table:table-cell table:style-name="TableRowCell" office:value-type="string">
            <text:p text:style-name="P70">85-95%</text:p>
          </table:table-cell>
          <table:table-cell table:style-name="TableRowCell" office:value-type="string">
            <text:p text:style-name="P71">&gt;65-80%</text:p>
          </table:table-cell>
          <table:table-cell table:style-name="TableRowCell" office:value-type="string">
            <text:p text:style-name="Table_20_Contents">Très performant</text:p>
          </table:table-cell>
        </table:table-row>
        <table:table-row>
          <table:table-cell table:style-name="TableRowCell" office:value-type="string">
            <text:p text:style-name="Table_20_Contents"><text:span text:style-name="T1">Alpha-défensine (latéral flow)</text:span></text:p>
          </table:table-cell>
          <table:table-cell table:style-name="TableRowCell" office:value-type="string">
            <text:p text:style-name="P69">85-97%</text:p>
          </table:table-cell>
          <table:table-cell table:style-name="TableRowCell" office:value-type="string">
            <text:p text:style-name="P70">95-100%</text:p>
          </table:table-cell>
          <table:table-cell table:style-name="TableRowCell" office:value-type="string">
            <text:p text:style-name="P71">Positif/Négatif</text:p>
          </table:table-cell>
          <table:table-cell table:style-name="TableRowCell" office:value-type="string">
            <text:p text:style-name="Table_20_Contents">Meilleur marqueur synovial unique</text:p>
          </table:table-cell>
        </table:table-row>
        <table:table-row>
          <table:table-cell table:style-name="TableRowCell" office:value-type="string">
            <text:p text:style-name="Table_20_Contents"><text:span text:style-name="T1">Alpha-défensine (ELISA)</text:span></text:p>
          </table:table-cell>
          <table:table-cell table:style-name="TableRowCell" office:value-type="string">
            <text:p text:style-name="P69">97-100%</text:p>
          </table:table-cell>
          <table:table-cell table:style-name="TableRowCell" office:value-type="string">
            <text:p text:style-name="P70">95-97%</text:p>
          </table:table-cell>
          <table:table-cell table:style-name="TableRowCell" office:value-type="string">
            <text:p text:style-name="P71">&gt;5.2 mg/L</text:p>
          </table:table-cell>
          <table:table-cell table:style-name="TableRowCell" office:value-type="string">
            <text:p text:style-name="Table_20_Contents">Gold standard synovial</text:p>
          </table:table-cell>
        </table:table-row>
        <table:table-row>
          <table:table-cell table:style-name="TableRowCell" office:value-type="string">
            <text:p text:style-name="Table_20_Contents"><text:span text:style-name="T1">Leukocyte esterase (bandelette)</text:span></text:p>
          </table:table-cell>
          <table:table-cell table:style-name="TableRowCell" office:value-type="string">
            <text:p text:style-name="P69">81-93%</text:p>
          </table:table-cell>
          <table:table-cell table:style-name="TableRowCell" office:value-type="string">
            <text:p text:style-name="P70">87-100%</text:p>
          </table:table-cell>
          <table:table-cell table:style-name="TableRowCell" office:value-type="string">
            <text:p text:style-name="P71">++ ou +++</text:p>
          </table:table-cell>
          <table:table-cell table:style-name="TableRowCell" office:value-type="string">
            <text:p text:style-name="Table_20_Contents">Rapide, au bloc</text:p>
          </table:table-cell>
        </table:table-row>
        <table:table-row>
          <table:table-cell table:style-name="TableRowCell" office:value-type="string">
            <text:p text:style-name="Table_20_Contents"><text:span text:style-name="T1">CRP synoviale</text:span></text:p>
          </table:table-cell>
          <table:table-cell table:style-name="TableRowCell" office:value-type="string">
            <text:p text:style-name="P69">85-95%</text:p>
          </table:table-cell>
          <table:table-cell table:style-name="TableRowCell" office:value-type="string">
            <text:p text:style-name="P70">80-90%</text:p>
          </table:table-cell>
          <table:table-cell table:style-name="TableRowCell" office:value-type="string">
            <text:p text:style-name="P71">&gt;6.9 mg/L</text:p>
          </table:table-cell>
          <table:table-cell table:style-name="TableRowCell" office:value-type="string">
            <text:p text:style-name="Table_20_Contents">Complément utile</text:p>
          </table:table-cell>
        </table:table-row>
      </table:table>
      <text:p text:style-name="Horizontal_20_Line"/>
      <text:h text:style-name="Heading_20_2" text:outline-level="2"><text:bookmark-start text:name="performances-des-combinaisons-diagnostiques"/>10. Performances des combinaisons diagnostiques<text:bookmark-end text:name="performances-des-combinaisons-diagnostiques"/></text:h>
      <text:h text:style-name="Heading_20_3" text:outline-level="3"><text:bookmark-start text:name="combinaisons-biologiques"/>Combinaisons biologiques<text:bookmark-end text:name="combinaisons-biologiques"/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Table_20_Heading">Combinaison</text:p>
            </table:table-cell>
            <table:table-cell table:style-name="TableHeaderRowCell" office:value-type="string">
              <text:p text:style-name="P72">Sensibilité</text:p>
            </table:table-cell>
            <table:table-cell table:style-name="TableHeaderRowCell" office:value-type="string">
              <text:p text:style-name="P73">Spécificité</text:p>
            </table:table-cell>
            <table:table-cell table:style-name="TableHeaderRowCell" office:value-type="string">
              <text:p text:style-name="P74">Probabilité d’infection si tous positifs</text:p>
            </table:table-cell>
            <table:table-cell table:style-name="TableHeaderRowCell" office:value-type="string">
              <text:p text:style-name="Table_20_Heading">Commentair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CRP seule</text:span></text:p>
          </table:table-cell>
          <table:table-cell table:style-name="TableRowCell" office:value-type="string">
            <text:p text:style-name="P75">85%</text:p>
          </table:table-cell>
          <table:table-cell table:style-name="TableRowCell" office:value-type="string">
            <text:p text:style-name="P76">70%</text:p>
          </table:table-cell>
          <table:table-cell table:style-name="TableRowCell" office:value-type="string">
            <text:p text:style-name="P77">~55%</text:p>
          </table:table-cell>
          <table:table-cell table:style-name="TableRowCell" office:value-type="string">
            <text:p text:style-name="Table_20_Contents">Insuffisant isolément</text:p>
          </table:table-cell>
        </table:table-row>
        <table:table-row>
          <table:table-cell table:style-name="TableRowCell" office:value-type="string">
            <text:p text:style-name="Table_20_Contents"><text:span text:style-name="T1">CRP + VS</text:span></text:p>
          </table:table-cell>
          <table:table-cell table:style-name="TableRowCell" office:value-type="string">
            <text:p text:style-name="P75">91%</text:p>
          </table:table-cell>
          <table:table-cell table:style-name="TableRowCell" office:value-type="string">
            <text:p text:style-name="P76">63%</text:p>
          </table:table-cell>
          <table:table-cell table:style-name="TableRowCell" office:value-type="string">
            <text:p text:style-name="P77">~60%</text:p>
          </table:table-cell>
          <table:table-cell table:style-name="TableRowCell" office:value-type="string">
            <text:p text:style-name="Table_20_Contents">Sensible mais peu spécifique</text:p>
          </table:table-cell>
        </table:table-row>
        <table:table-row>
          <table:table-cell table:style-name="TableRowCell" office:value-type="string">
            <text:p text:style-name="Table_20_Contents"><text:span text:style-name="T1">CRP + VS + leucocytes</text:span></text:p>
          </table:table-cell>
          <table:table-cell table:style-name="TableRowCell" office:value-type="string">
            <text:p text:style-name="P75">93%</text:p>
          </table:table-cell>
          <table:table-cell table:style-name="TableRowCell" office:value-type="string">
            <text:p text:style-name="P76">56%</text:p>
          </table:table-cell>
          <table:table-cell table:style-name="TableRowCell" office:value-type="string">
            <text:p text:style-name="P77">~58%</text:p>
          </table:table-cell>
          <table:table-cell table:style-name="TableRowCell" office:value-type="string">
            <text:p text:style-name="Table_20_Contents">Sensibilité ↑, spécificité ↓</text:p>
          </table:table-cell>
        </table:table-row>
        <table:table-row>
          <table:table-cell table:style-name="TableRowCell" office:value-type="string">
            <text:p text:style-name="Table_20_Contents"><text:span text:style-name="T1">CRP + PCT</text:span></text:p>
          </table:table-cell>
          <table:table-cell table:style-name="TableRowCell" office:value-type="string">
            <text:p text:style-name="P75">86%</text:p>
          </table:table-cell>
          <table:table-cell table:style-name="TableRowCell" office:value-type="string">
            <text:p text:style-name="P76">82%</text:p>
          </table:table-cell>
          <table:table-cell table:style-name="TableRowCell" office:value-type="string">
            <text:p text:style-name="P77">~72%</text:p>
          </table:table-cell>
          <table:table-cell table:style-name="TableRowCell" office:value-type="string">
            <text:p text:style-name="Table_20_Contents">Bonne combinaison</text:p>
          </table:table-cell>
        </table:table-row>
        <table:table-row>
          <table:table-cell table:style-name="TableRowCell" office:value-type="string">
            <text:p text:style-name="Table_20_Contents"><text:span text:style-name="T1">CRP + D-dimères</text:span></text:p>
          </table:table-cell>
          <table:table-cell table:style-name="TableRowCell" office:value-type="string">
            <text:p text:style-name="P75">90%</text:p>
          </table:table-cell>
          <table:table-cell table:style-name="TableRowCell" office:value-type="string">
            <text:p text:style-name="P76">69%</text:p>
          </table:table-cell>
          <table:table-cell table:style-name="TableRowCell" office:value-type="string">
            <text:p text:style-name="P77">~65%</text:p>
          </table:table-cell>
          <table:table-cell table:style-name="TableRowCell" office:value-type="string">
            <text:p text:style-name="Table_20_Contents">Screening correct</text:p>
          </table:table-cell>
        </table:table-row>
        <table:table-row>
          <table:table-cell table:style-name="TableRowCell" office:value-type="string">
            <text:p text:style-name="Table_20_Contents"><text:span text:style-name="T1">CRP + VS + D-dimères + fibrinogène</text:span></text:p>
          </table:table-cell>
          <table:table-cell table:style-name="TableRowCell" office:value-type="string">
            <text:p text:style-name="P75">95%</text:p>
          </table:table-cell>
          <table:table-cell table:style-name="TableRowCell" office:value-type="string">
            <text:p text:style-name="P76">55%</text:p>
          </table:table-cell>
          <table:table-cell table:style-name="TableRowCell" office:value-type="string">
            <text:p text:style-name="P77">~62%</text:p>
          </table:table-cell>
          <table:table-cell table:style-name="TableRowCell" office:value-type="string">
            <text:p text:style-name="Table_20_Contents">Très sensible, screening</text:p>
          </table:table-cell>
        </table:table-row>
        <table:table-row>
          <table:table-cell table:style-name="TableRowCell" office:value-type="string">
            <text:p text:style-name="Table_20_Contents"><text:span text:style-name="T1">CRP + IL-6</text:span></text:p>
          </table:table-cell>
          <table:table-cell table:style-name="TableRowCell" office:value-type="string">
            <text:p text:style-name="P75">93%</text:p>
          </table:table-cell>
          <table:table-cell table:style-name="TableRowCell" office:value-type="string">
            <text:p text:style-name="P76">83%</text:p>
          </table:table-cell>
          <table:table-cell table:style-name="TableRowCell" office:value-type="string">
            <text:p text:style-name="P77">~78%</text:p>
          </table:table-cell>
          <table:table-cell table:style-name="TableRowCell" office:value-type="string">
            <text:p text:style-name="Table_20_Contents">Excellente combinaison</text:p>
          </table:table-cell>
        </table:table-row>
        <table:table-row>
          <table:table-cell table:style-name="TableRowCell" office:value-type="string">
            <text:p text:style-name="Table_20_Contents"><text:span text:style-name="T1">Alpha-défensine seule (ELISA)</text:span></text:p>
          </table:table-cell>
          <table:table-cell table:style-name="TableRowCell" office:value-type="string">
            <text:p text:style-name="P75">97%</text:p>
          </table:table-cell>
          <table:table-cell table:style-name="TableRowCell" office:value-type="string">
            <text:p text:style-name="P76">97%</text:p>
          </table:table-cell>
          <table:table-cell table:style-name="TableRowCell" office:value-type="string">
            <text:p text:style-name="P77">~95%</text:p>
          </table:table-cell>
          <table:table-cell table:style-name="TableRowCell" office:value-type="string">
            <text:p text:style-name="Table_20_Contents">Quasi-suffisant isolément</text:p>
          </table:table-cell>
        </table:table-row>
        <table:table-row>
          <table:table-cell table:style-name="TableRowCell" office:value-type="string">
            <text:p text:style-name="Table_20_Contents"><text:span text:style-name="T1">Alpha-défensine + leucocytes synoviaux</text:span></text:p>
          </table:table-cell>
          <table:table-cell table:style-name="TableRowCell" office:value-type="string">
            <text:p text:style-name="P75">99%</text:p>
          </table:table-cell>
          <table:table-cell table:style-name="TableRowCell" office:value-type="string">
            <text:p text:style-name="P76">96%</text:p>
          </table:table-cell>
          <table:table-cell table:style-name="TableRowCell" office:value-type="string">
            <text:p text:style-name="P77">~97%</text:p>
          </table:table-cell>
          <table:table-cell table:style-name="TableRowCell" office:value-type="string">
            <text:p text:style-name="Table_20_Contents">Quasi-certitude</text:p>
          </table:table-cell>
        </table:table-row>
        <table:table-row>
          <table:table-cell table:style-name="TableRowCell" office:value-type="string">
            <text:p text:style-name="Table_20_Contents"><text:span text:style-name="T1">Alpha-défensine + CRP + VS</text:span></text:p>
          </table:table-cell>
          <table:table-cell table:style-name="TableRowCell" office:value-type="string">
            <text:p text:style-name="P75">99%</text:p>
          </table:table-cell>
          <table:table-cell table:style-name="TableRowCell" office:value-type="string">
            <text:p text:style-name="P76">93%</text:p>
          </table:table-cell>
          <table:table-cell table:style-name="TableRowCell" office:value-type="string">
            <text:p text:style-name="P77">~93%</text:p>
          </table:table-cell>
          <table:table-cell table:style-name="TableRowCell" office:value-type="string">
            <text:p text:style-name="Table_20_Contents">Redondance utile</text:p>
          </table:table-cell>
        </table:table-row>
      </table:table>
      <text:h text:style-name="Heading_20_3" text:outline-level="3"><text:bookmark-start text:name="combinaisons-imagerie-biologie"/>Combinaisons imagerie + biologie<text:bookmark-end text:name="combinaisons-imagerie-biologie"/>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header-rows>
          <table:table-row>
            <table:table-cell table:style-name="TableHeaderRowCell" office:value-type="string">
              <text:p text:style-name="Table_20_Heading">Combinaison</text:p>
            </table:table-cell>
            <table:table-cell table:style-name="TableHeaderRowCell" office:value-type="string">
              <text:p text:style-name="P78">Sensibilité</text:p>
            </table:table-cell>
            <table:table-cell table:style-name="TableHeaderRowCell" office:value-type="string">
              <text:p text:style-name="P79">Spécificité</text:p>
            </table:table-cell>
            <table:table-cell table:style-name="TableHeaderRowCell" office:value-type="string">
              <text:p text:style-name="P80">Probabilité infection si concordants ⊕</text:p>
            </table:table-cell>
            <table:table-cell table:style-name="TableHeaderRowCell" office:value-type="string">
              <text:p text:style-name="P81">Probabilité infection si discordants</text:p>
            </table:table-cell>
            <table:table-cell table:style-name="TableHeaderRowCell" office:value-type="string">
              <text:p text:style-name="Table_20_Heading">Intérêt cliniqu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Rx + CRP</text:span></text:p>
          </table:table-cell>
          <table:table-cell table:style-name="TableRowCell" office:value-type="string">
            <text:p text:style-name="P82">60%</text:p>
          </table:table-cell>
          <table:table-cell table:style-name="TableRowCell" office:value-type="string">
            <text:p text:style-name="P83">82%</text:p>
          </table:table-cell>
          <table:table-cell table:style-name="TableRowCell" office:value-type="string">
            <text:p text:style-name="P84">~65%</text:p>
          </table:table-cell>
          <table:table-cell table:style-name="TableRowCell" office:value-type="string">
            <text:p text:style-name="P85">~25%</text:p>
          </table:table-cell>
          <table:table-cell table:style-name="TableRowCell" office:value-type="string">
            <text:p text:style-name="Table_20_Contents">Screening initial, urgences</text:p>
          </table:table-cell>
        </table:table-row>
        <table:table-row>
          <table:table-cell table:style-name="TableRowCell" office:value-type="string">
            <text:p text:style-name="Table_20_Contents"><text:span text:style-name="T1">Rx + CRP + VS</text:span></text:p>
          </table:table-cell>
          <table:table-cell table:style-name="TableRowCell" office:value-type="string">
            <text:p text:style-name="P82">65%</text:p>
          </table:table-cell>
          <table:table-cell table:style-name="TableRowCell" office:value-type="string">
            <text:p text:style-name="P83">78%</text:p>
          </table:table-cell>
          <table:table-cell table:style-name="TableRowCell" office:value-type="string">
            <text:p text:style-name="P84">~60%</text:p>
          </table:table-cell>
          <table:table-cell table:style-name="TableRowCell" office:value-type="string">
            <text:p text:style-name="P85">~30%</text:p>
          </table:table-cell>
          <table:table-cell table:style-name="TableRowCell" office:value-type="string">
            <text:p text:style-name="Table_20_Contents">Bilan de 1ère intention</text:p>
          </table:table-cell>
        </table:table-row>
        <table:table-row>
          <table:table-cell table:style-name="TableRowCell" office:value-type="string">
            <text:p text:style-name="Table_20_Contents"><text:span text:style-name="T1">Rx + CRP + VS + PCT</text:span></text:p>
          </table:table-cell>
          <table:table-cell table:style-name="TableRowCell" office:value-type="string">
            <text:p text:style-name="P82">70%</text:p>
          </table:table-cell>
          <table:table-cell table:style-name="TableRowCell" office:value-type="string">
            <text:p text:style-name="P83">83%</text:p>
          </table:table-cell>
          <table:table-cell table:style-name="TableRowCell" office:value-type="string">
            <text:p text:style-name="P84">~72%</text:p>
          </table:table-cell>
          <table:table-cell table:style-name="TableRowCell" office:value-type="string">
            <text:p text:style-name="P85">~22%</text:p>
          </table:table-cell>
          <table:table-cell table:style-name="TableRowCell" office:value-type="string">
            <text:p text:style-name="Table_20_Contents">Bon screening rapide</text:p>
          </table:table-cell>
        </table:table-row>
        <table:table-row>
          <table:table-cell table:style-name="TableRowCell" office:value-type="string">
            <text:p text:style-name="Table_20_Contents"><text:span text:style-name="T1">Scanner + CRP</text:span></text:p>
          </table:table-cell>
          <table:table-cell table:style-name="TableRowCell" office:value-type="string">
            <text:p text:style-name="P82">75%</text:p>
          </table:table-cell>
          <table:table-cell table:style-name="TableRowCell" office:value-type="string">
            <text:p text:style-name="P83">80%</text:p>
          </table:table-cell>
          <table:table-cell table:style-name="TableRowCell" office:value-type="string">
            <text:p text:style-name="P84">~70%</text:p>
          </table:table-cell>
          <table:table-cell table:style-name="TableRowCell" office:value-type="string">
            <text:p text:style-name="P85">~20%</text:p>
          </table:table-cell>
          <table:table-cell table:style-name="TableRowCell" office:value-type="string">
            <text:p text:style-name="Table_20_Contents">Bilan séquestres + inflammation</text:p>
          </table:table-cell>
        </table:table-row>
        <table:table-row>
          <table:table-cell table:style-name="TableRowCell" office:value-type="string">
            <text:p text:style-name="Table_20_Contents"><text:span text:style-name="T1">Scanner + CRP + VS</text:span></text:p>
          </table:table-cell>
          <table:table-cell table:style-name="TableRowCell" office:value-type="string">
            <text:p text:style-name="P82">80%</text:p>
          </table:table-cell>
          <table:table-cell table:style-name="TableRowCell" office:value-type="string">
            <text:p text:style-name="P83">76%</text:p>
          </table:table-cell>
          <table:table-cell table:style-name="TableRowCell" office:value-type="string">
            <text:p text:style-name="P84">~68%</text:p>
          </table:table-cell>
          <table:table-cell table:style-name="TableRowCell" office:value-type="string">
            <text:p text:style-name="P85">~18%</text:p>
          </table:table-cell>
          <table:table-cell table:style-name="TableRowCell" office:value-type="string">
            <text:p text:style-name="Table_20_Contents">Bilan complet ostéomyélite</text:p>
          </table:table-cell>
        </table:table-row>
        <table:table-row>
          <table:table-cell table:style-name="TableRowCell" office:value-type="string">
            <text:p text:style-name="Table_20_Contents"><text:span text:style-name="T1">IRM seule</text:span></text:p>
          </table:table-cell>
          <table:table-cell table:style-name="TableRowCell" office:value-type="string">
            <text:p text:style-name="P82">92%</text:p>
          </table:table-cell>
          <table:table-cell table:style-name="TableRowCell" office:value-type="string">
            <text:p text:style-name="P83">85%</text:p>
          </table:table-cell>
          <table:table-cell table:style-name="TableRowCell" office:value-type="string">
            <text:p text:style-name="P84">~82%</text:p>
          </table:table-cell>
          <table:table-cell table:style-name="TableRowCell" office:value-type="string">
            <text:p text:style-name="P85">~8%</text:p>
          </table:table-cell>
          <table:table-cell table:style-name="TableRowCell" office:value-type="string">
            <text:p text:style-name="Table_20_Contents">Très bon isolément</text:p>
          </table:table-cell>
        </table:table-row>
        <table:table-row>
          <table:table-cell table:style-name="TableRowCell" office:value-type="string">
            <text:p text:style-name="Table_20_Contents"><text:span text:style-name="T1">IRM + CRP</text:span></text:p>
          </table:table-cell>
          <table:table-cell table:style-name="TableRowCell" office:value-type="string">
            <text:p text:style-name="P82">95%</text:p>
          </table:table-cell>
          <table:table-cell table:style-name="TableRowCell" office:value-type="string">
            <text:p text:style-name="P83">87%</text:p>
          </table:table-cell>
          <table:table-cell table:style-name="TableRowCell" office:value-type="string">
            <text:p text:style-name="P84">~87%</text:p>
          </table:table-cell>
          <table:table-cell table:style-name="TableRowCell" office:value-type="string">
            <text:p text:style-name="P85">~6%</text:p>
          </table:table-cell>
          <table:table-cell table:style-name="TableRowCell" office:value-type="string">
            <text:p text:style-name="Table_20_Contents">Excellente combinaison</text:p>
          </table:table-cell>
        </table:table-row>
        <table:table-row>
          <table:table-cell table:style-name="TableRowCell" office:value-type="string">
            <text:p text:style-name="Table_20_Contents"><text:span text:style-name="T1">IRM + CRP + VS</text:span></text:p>
          </table:table-cell>
          <table:table-cell table:style-name="TableRowCell" office:value-type="string">
            <text:p text:style-name="P82">96%</text:p>
          </table:table-cell>
          <table:table-cell table:style-name="TableRowCell" office:value-type="string">
            <text:p text:style-name="P83">84%</text:p>
          </table:table-cell>
          <table:table-cell table:style-name="TableRowCell" office:value-type="string">
            <text:p text:style-name="P84">~85%</text:p>
          </table:table-cell>
          <table:table-cell table:style-name="TableRowCell" office:value-type="string">
            <text:p text:style-name="P85">~5%</text:p>
          </table:table-cell>
          <table:table-cell table:style-name="TableRowCell" office:value-type="string">
            <text:p text:style-name="Table_20_Contents">Standard clinique habituel</text:p>
          </table:table-cell>
        </table:table-row>
        <table:table-row>
          <table:table-cell table:style-name="TableRowCell" office:value-type="string">
            <text:p text:style-name="Table_20_Contents"><text:span text:style-name="T1">IRM + CRP + PCT</text:span></text:p>
          </table:table-cell>
          <table:table-cell table:style-name="TableRowCell" office:value-type="string">
            <text:p text:style-name="P82">96%</text:p>
          </table:table-cell>
          <table:table-cell table:style-name="TableRowCell" office:value-type="string">
            <text:p text:style-name="P83">90%</text:p>
          </table:table-cell>
          <table:table-cell table:style-name="TableRowCell" office:value-type="string">
            <text:p text:style-name="P84">~91%</text:p>
          </table:table-cell>
          <table:table-cell table:style-name="TableRowCell" office:value-type="string">
            <text:p text:style-name="P85">~4%</text:p>
          </table:table-cell>
          <table:table-cell table:style-name="TableRowCell" office:value-type="string">
            <text:p text:style-name="Table_20_Contents">Très performant</text:p>
          </table:table-cell>
        </table:table-row>
        <table:table-row>
          <table:table-cell table:style-name="TableRowCell" office:value-type="string">
            <text:p text:style-name="Table_20_Contents"><text:span text:style-name="T1">IRM + CRP + VS + PCT</text:span></text:p>
          </table:table-cell>
          <table:table-cell table:style-name="TableRowCell" office:value-type="string">
            <text:p text:style-name="P82">97%</text:p>
          </table:table-cell>
          <table:table-cell table:style-name="TableRowCell" office:value-type="string">
            <text:p text:style-name="P83">88%</text:p>
          </table:table-cell>
          <table:table-cell table:style-name="TableRowCell" office:value-type="string">
            <text:p text:style-name="P84">~89%</text:p>
          </table:table-cell>
          <table:table-cell table:style-name="TableRowCell" office:value-type="string">
            <text:p text:style-name="P85">~3%</text:p>
          </table:table-cell>
          <table:table-cell table:style-name="TableRowCell" office:value-type="string">
            <text:p text:style-name="Table_20_Contents">Complet mais redondant</text:p>
          </table:table-cell>
        </table:table-row>
        <table:table-row>
          <table:table-cell table:style-name="TableRowCell" office:value-type="string">
            <text:p text:style-name="Table_20_Contents"><text:span text:style-name="T1">IRM + alpha-défensine</text:span></text:p>
          </table:table-cell>
          <table:table-cell table:style-name="TableRowCell" office:value-type="string">
            <text:p text:style-name="P82">99%</text:p>
          </table:table-cell>
          <table:table-cell table:style-name="TableRowCell" office:value-type="string">
            <text:p text:style-name="P83">96%</text:p>
          </table:table-cell>
          <table:table-cell table:style-name="TableRowCell" office:value-type="string">
            <text:p text:style-name="P84">~97%</text:p>
          </table:table-cell>
          <table:table-cell table:style-name="TableRowCell" office:value-type="string">
            <text:p text:style-name="P85">~2%</text:p>
          </table:table-cell>
          <table:table-cell table:style-name="TableRowCell" office:value-type="string">
            <text:p text:style-name="Table_20_Contents">Quasi-certitude diagnostique</text:p>
          </table:table-cell>
        </table:table-row>
        <table:table-row>
          <table:table-cell table:style-name="TableRowCell" office:value-type="string">
            <text:p text:style-name="Table_20_Contents"><text:span text:style-name="T1">IRM + leucocytes synoviaux + CRP</text:span></text:p>
          </table:table-cell>
          <table:table-cell table:style-name="TableRowCell" office:value-type="string">
            <text:p text:style-name="P82">98%</text:p>
          </table:table-cell>
          <table:table-cell table:style-name="TableRowCell" office:value-type="string">
            <text:p text:style-name="P83">92%</text:p>
          </table:table-cell>
          <table:table-cell table:style-name="TableRowCell" office:value-type="string">
            <text:p text:style-name="P84">~93%</text:p>
          </table:table-cell>
          <table:table-cell table:style-name="TableRowCell" office:value-type="string">
            <text:p text:style-name="P85">~3%</text:p>
          </table:table-cell>
          <table:table-cell table:style-name="TableRowCell" office:value-type="string">
            <text:p text:style-name="Table_20_Contents">Excellent en pratique</text:p>
          </table:table-cell>
        </table:table-row>
        <table:table-row>
          <table:table-cell table:style-name="TableRowCell" office:value-type="string">
            <text:p text:style-name="Table_20_Contents"><text:span text:style-name="T1">Scinti Tc99m + CRP</text:span></text:p>
          </table:table-cell>
          <table:table-cell table:style-name="TableRowCell" office:value-type="string">
            <text:p text:style-name="P82">88%</text:p>
          </table:table-cell>
          <table:table-cell table:style-name="TableRowCell" office:value-type="string">
            <text:p text:style-name="P83">65%</text:p>
          </table:table-cell>
          <table:table-cell table:style-name="TableRowCell" office:value-type="string">
            <text:p text:style-name="P84">~55%</text:p>
          </table:table-cell>
          <table:table-cell table:style-name="TableRowCell" office:value-type="string">
            <text:p text:style-name="P85">~15%</text:p>
          </table:table-cell>
          <table:table-cell table:style-name="TableRowCell" office:value-type="string">
            <text:p text:style-name="Table_20_Contents">Sensible mais flou</text:p>
          </table:table-cell>
        </table:table-row>
        <table:table-row>
          <table:table-cell table:style-name="TableRowCell" office:value-type="string">
            <text:p text:style-name="Table_20_Contents"><text:span text:style-name="T1">Scinti leucocytes marqués + CRP</text:span></text:p>
          </table:table-cell>
          <table:table-cell table:style-name="TableRowCell" office:value-type="string">
            <text:p text:style-name="P82">92%</text:p>
          </table:table-cell>
          <table:table-cell table:style-name="TableRowCell" office:value-type="string">
            <text:p text:style-name="P83">88%</text:p>
          </table:table-cell>
          <table:table-cell table:style-name="TableRowCell" office:value-type="string">
            <text:p text:style-name="P84">~85%</text:p>
          </table:table-cell>
          <table:table-cell table:style-name="TableRowCell" office:value-type="string">
            <text:p text:style-name="P85">~8%</text:p>
          </table:table-cell>
          <table:table-cell table:style-name="TableRowCell" office:value-type="string">
            <text:p text:style-name="Table_20_Contents">Bon si IRM non dispo</text:p>
          </table:table-cell>
        </table:table-row>
        <table:table-row>
          <table:table-cell table:style-name="TableRowCell" office:value-type="string">
            <text:p text:style-name="Table_20_Contents"><text:span text:style-name="T1">TEP-FDG + CRP</text:span></text:p>
          </table:table-cell>
          <table:table-cell table:style-name="TableRowCell" office:value-type="string">
            <text:p text:style-name="P82">96%</text:p>
          </table:table-cell>
          <table:table-cell table:style-name="TableRowCell" office:value-type="string">
            <text:p text:style-name="P83">82%</text:p>
          </table:table-cell>
          <table:table-cell table:style-name="TableRowCell" office:value-type="string">
            <text:p text:style-name="P84">~83%</text:p>
          </table:table-cell>
          <table:table-cell table:style-name="TableRowCell" office:value-type="string">
            <text:p text:style-name="P85">~4%</text:p>
          </table:table-cell>
          <table:table-cell table:style-name="TableRowCell" office:value-type="string">
            <text:p text:style-name="Table_20_Contents">Excellent, surtout rachis</text:p>
          </table:table-cell>
        </table:table-row>
        <table:table-row>
          <table:table-cell table:style-name="TableRowCell" office:value-type="string">
            <text:p text:style-name="Table_20_Contents"><text:span text:style-name="T1">TEP-FDG/TDM + CRP</text:span></text:p>
          </table:table-cell>
          <table:table-cell table:style-name="TableRowCell" office:value-type="string">
            <text:p text:style-name="P82">97%</text:p>
          </table:table-cell>
          <table:table-cell table:style-name="TableRowCell" office:value-type="string">
            <text:p text:style-name="P83">90%</text:p>
          </table:table-cell>
          <table:table-cell table:style-name="TableRowCell" office:value-type="string">
            <text:p text:style-name="P84">~91%</text:p>
          </table:table-cell>
          <table:table-cell table:style-name="TableRowCell" office:value-type="string">
            <text:p text:style-name="P85">~3%</text:p>
          </table:table-cell>
          <table:table-cell table:style-name="TableRowCell" office:value-type="string">
            <text:p text:style-name="Table_20_Contents">Top combinaison nucléaire</text:p>
          </table:table-cell>
        </table:table-row>
        <table:table-row>
          <table:table-cell table:style-name="TableRowCell" office:value-type="string">
            <text:p text:style-name="Table_20_Contents"><text:span text:style-name="T1">TEP-FDG/TDM + CRP + VS</text:span></text:p>
          </table:table-cell>
          <table:table-cell table:style-name="TableRowCell" office:value-type="string">
            <text:p text:style-name="P82">98%</text:p>
          </table:table-cell>
          <table:table-cell table:style-name="TableRowCell" office:value-type="string">
            <text:p text:style-name="P83">88%</text:p>
          </table:table-cell>
          <table:table-cell table:style-name="TableRowCell" office:value-type="string">
            <text:p text:style-name="P84">~90%</text:p>
          </table:table-cell>
          <table:table-cell table:style-name="TableRowCell" office:value-type="string">
            <text:p text:style-name="P85">~2%</text:p>
          </table:table-cell>
          <table:table-cell table:style-name="TableRowCell" office:value-type="string">
            <text:p text:style-name="Table_20_Contents">Très complet</text:p>
          </table:table-cell>
        </table:table-row>
        <table:table-row>
          <table:table-cell table:style-name="TableRowCell" office:value-type="string">
            <text:p text:style-name="Table_20_Contents"><text:span text:style-name="T1">Rx + IRM + CRP + VS</text:span></text:p>
          </table:table-cell>
          <table:table-cell table:style-name="TableRowCell" office:value-type="string">
            <text:p text:style-name="P82">96%</text:p>
          </table:table-cell>
          <table:table-cell table:style-name="TableRowCell" office:value-type="string">
            <text:p text:style-name="P83">86%</text:p>
          </table:table-cell>
          <table:table-cell table:style-name="TableRowCell" office:value-type="string">
            <text:p text:style-name="P84">~87%</text:p>
          </table:table-cell>
          <table:table-cell table:style-name="TableRowCell" office:value-type="string">
            <text:p text:style-name="P85">~5%</text:p>
          </table:table-cell>
          <table:table-cell table:style-name="TableRowCell" office:value-type="string">
            <text:p text:style-name="Table_20_Contents">Bilan standard complet</text:p>
          </table:table-cell>
        </table:table-row>
        <table:table-row>
          <table:table-cell table:style-name="TableRowCell" office:value-type="string">
            <text:p text:style-name="Table_20_Contents"><text:span text:style-name="T1">Rx + Scanner + IRM</text:span></text:p>
          </table:table-cell>
          <table:table-cell table:style-name="TableRowCell" office:value-type="string">
            <text:p text:style-name="P82">95%</text:p>
          </table:table-cell>
          <table:table-cell table:style-name="TableRowCell" office:value-type="string">
            <text:p text:style-name="P83">88%</text:p>
          </table:table-cell>
          <table:table-cell table:style-name="TableRowCell" office:value-type="string">
            <text:p text:style-name="P84">~88%</text:p>
          </table:table-cell>
          <table:table-cell table:style-name="TableRowCell" office:value-type="string">
            <text:p text:style-name="P85">~5%</text:p>
          </table:table-cell>
          <table:table-cell table:style-name="TableRowCell" office:value-type="string">
            <text:p text:style-name="Table_20_Contents">Triple imagerie (rarement nécessaire)</text:p>
          </table:table-cell>
        </table:table-row>
      </table:table>
      <text:h text:style-name="Heading_20_3" text:outline-level="3"><text:bookmark-start text:name="exemples-pratiques-stratégies-diagnostiques-combinées"/>Exemples pratiques — Stratégies diagnostiques combinées<text:bookmark-end text:name="exemples-pratiques-stratégies-diagnostiques-combinées"/></text:h>
      <text:p text:style-name="First_20_paragraph"><text:span text:style-name="T1">Exemple 1 — Stratégie en escalade aux urgences</text:span> &gt; M. Dupuis, 55 ans, arrive aux urgences avec un genou droit chaud, gonflé depuis 48h. Fièvre 38.5°C. PTG il y a 2 ans. &gt; - <text:span text:style-name="T1">Étape 1 (5 min)</text:span> : Biologie urgente → CRP = 145 mg/L ⊕, leucocytes = 14 500 ⊕ &gt; - Probabilité : ~60% → suspicion renforcée, mais insuffisant pour confirmer &gt; - <text:span text:style-name="T1">Étape 2 (30 min)</text:span> : Radiographie → pas de descellement évident, pas d’ostéolyse → Rx seule peu utile &gt; - CRP ⊕ + Rx normale : ne change pas la probabilité de façon significative &gt; - <text:span text:style-name="T1">Étape 3 (même jour)</text:span> : Ponction articulaire en urgence → leucocytes synoviaux = 52 000/μL, 93% PNN &gt; - CRP ⊕ + synoviale ⊕ : probabilité &gt; 95% &gt; - <text:span text:style-name="T1">Étape 4 (J2)</text:span> : Cultures → <text:span text:style-name="T2">S. aureus</text:span> SASM &gt; - <text:span text:style-name="T1">Conclusion</text:span> : inutile d’attendre une IRM quand la ponction est possible et contributive. L’IRM rallonge le délai sans changer la prise en charge aux urgences.</text:p>
      <text:p text:style-name="Text_20_body"><text:span text:style-name="T1">Exemple 2 — Quand l’IRM est indispensable</text:span> &gt; Mme Perrin, 48 ans, rachialgie lombaire intense depuis 3 semaines. Fièvre intermittente 38.2°C. CRP = 85 mg/L. &gt; - Radiographie rachidienne : <text:span text:style-name="T1">NORMALE</text:span> (les radiographies sont normales pendant les 2-4 premières semaines de spondylodiscite) &gt; - Scanner : pincement discal suspect L3-L4, mais non spécifique &gt; - <text:span text:style-name="T1">IRM rachidienne</text:span> : hypersignal T2 des plateaux vertébraux L3-L4, prise de contraste discale, collection pré-vertébrale de 2 cm &gt; - Biopsie disco-vertébrale sous scanner : <text:span text:style-name="T2">S. aureus</text:span> &gt; - <text:span text:style-name="T1">Ici l’IRM est irremplaçable</text:span> : c’est le seul examen capable de diagnostiquer une spondylodiscite au stade précoce. → Se = 92%, Sp = 85%.</text:p>
      <text:p text:style-name="Text_20_body"><text:span text:style-name="T1">Exemple 3 — Résultats discordants : que faire ?</text:span> &gt; M. Costa, 70 ans, PTH douloureuse à 3 ans. Bilan au CRIOA : &gt; - CRP = 22 mg/L → <text:span text:style-name="T1">élevée</text:span> ⊕ &gt; - IRM hanche : <text:span text:style-name="T1">normale</text:span> ⊖ (pas de collection, pas d’hypersignal) &gt; - Ponction : leucocytes = 2 100/μL → <text:span text:style-name="T1">normal</text:span> ⊖ &gt; - Alpha-défensine : <text:span text:style-name="T1">négative</text:span> ⊖ &gt; - <text:span text:style-name="T1">Résultats discordants</text:span> : CRP ⊕ / tout le reste ⊖ &gt; - Probabilité infection si discordants = ~5-8% &gt; - <text:span text:style-name="T1">Chercher une autre cause de CRP élevée</text:span> : infection urinaire ? dentaire ? pathologie inflammatoire ? néoplasie ? &gt; - Bilan complet : <text:span text:style-name="T1">infection urinaire à E. coli</text:span> traitée → CRP se normalise → la hanche n’était pas infectée. &gt; - <text:span text:style-name="T1">Leçon</text:span> : la CRP est un marqueur systémique, pas spécifique de l’articulation. Résultats discordants → chercher ailleurs.</text:p>
      <text:p text:style-name="Horizontal_20_Line"/>
      <text:h text:style-name="Heading_20_2" text:outline-level="2"><text:bookmark-start text:name="vpp-et-vpn-selon-le-contexte-clinique"/>11. VPP et VPN selon le contexte clinique<text:bookmark-end text:name="vpp-et-vpn-selon-le-contexte-clinique"/></text:h>
      <text:h text:style-name="Heading_20_3" text:outline-level="3"><text:bookmark-start text:name="prévalence-estimée-de-lioa-selon-le-contexte"/>Prévalence estimée de l’IOA selon le contexte<text:bookmark-end text:name="prévalence-estimée-de-lioa-selon-le-contexte"/></text:h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HeaderRowCell" office:value-type="string">
              <text:p text:style-name="Table_20_Heading">Contexte clinique</text:p>
            </table:table-cell>
            <table:table-cell table:style-name="TableHeaderRowCell" office:value-type="string">
              <text:p text:style-name="P86">Prévalence IOA estimée</text:p>
            </table:table-cell>
            <table:table-cell table:style-name="TableHeaderRowCell" office:value-type="string">
              <text:p text:style-name="Table_20_Heading">Profil patient 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Médecine générale</text:span></text:p>
          </table:table-cell>
          <table:table-cell table:style-name="TableRowCell" office:value-type="string">
            <text:p text:style-name="P87">0.1-1%</text:p>
          </table:table-cell>
          <table:table-cell table:style-name="TableRowCell" office:value-type="string">
            <text:p text:style-name="Table_20_Contents">Douleur articulaire banale, tout-venant</text:p>
          </table:table-cell>
        </table:table-row>
        <table:table-row>
          <table:table-cell table:style-name="TableRowCell" office:value-type="string">
            <text:p text:style-name="Table_20_Contents"><text:span text:style-name="T1">Urgences générales</text:span></text:p>
          </table:table-cell>
          <table:table-cell table:style-name="TableRowCell" office:value-type="string">
            <text:p text:style-name="P87">1-5%</text:p>
          </table:table-cell>
          <table:table-cell table:style-name="TableRowCell" office:value-type="string">
            <text:p text:style-name="Table_20_Contents">Fièvre + douleur ostéoarticulaire</text:p>
          </table:table-cell>
        </table:table-row>
        <table:table-row>
          <table:table-cell table:style-name="TableRowCell" office:value-type="string">
            <text:p text:style-name="Table_20_Contents"><text:span text:style-name="T1">Consultation orthopédique</text:span></text:p>
          </table:table-cell>
          <table:table-cell table:style-name="TableRowCell" office:value-type="string">
            <text:p text:style-name="P87">5-10%</text:p>
          </table:table-cell>
          <table:table-cell table:style-name="TableRowCell" office:value-type="string">
            <text:p text:style-name="Table_20_Contents">Douleur post-opératoire, prothèse douloureuse</text:p>
          </table:table-cell>
        </table:table-row>
        <table:table-row>
          <table:table-cell table:style-name="TableRowCell" office:value-type="string">
            <text:p text:style-name="Table_20_Contents"><text:span text:style-name="T1">Consultation spécialisée IOA</text:span></text:p>
          </table:table-cell>
          <table:table-cell table:style-name="TableRowCell" office:value-type="string">
            <text:p text:style-name="P87">15-30%</text:p>
          </table:table-cell>
          <table:table-cell table:style-name="TableRowCell" office:value-type="string">
            <text:p text:style-name="Table_20_Contents">Adressé pour suspicion d’infection</text:p>
          </table:table-cell>
        </table:table-row>
        <table:table-row>
          <table:table-cell table:style-name="TableRowCell" office:value-type="string">
            <text:p text:style-name="Table_20_Contents"><text:span text:style-name="T1">Clinique orthopédique (post-op)</text:span></text:p>
          </table:table-cell>
          <table:table-cell table:style-name="TableRowCell" office:value-type="string">
            <text:p text:style-name="P87">1-3%</text:p>
          </table:table-cell>
          <table:table-cell table:style-name="TableRowCell" office:value-type="string">
            <text:p text:style-name="Table_20_Contents">Surveillance post-chirurgicale systématique</text:p>
          </table:table-cell>
        </table:table-row>
        <table:table-row>
          <table:table-cell table:style-name="TableRowCell" office:value-type="string">
            <text:p text:style-name="Table_20_Contents"><text:span text:style-name="T1">Hôpital — service d’orthopédie</text:span></text:p>
          </table:table-cell>
          <table:table-cell table:style-name="TableRowCell" office:value-type="string">
            <text:p text:style-name="P87">10-20%</text:p>
          </table:table-cell>
          <table:table-cell table:style-name="TableRowCell" office:value-type="string">
            <text:p text:style-name="Table_20_Contents">Patients hospitalisés, reprises chirurgicales</text:p>
          </table:table-cell>
        </table:table-row>
        <table:table-row>
          <table:table-cell table:style-name="TableRowCell" office:value-type="string">
            <text:p text:style-name="Table_20_Contents"><text:span text:style-name="T1">CRIOA / Centre de référence IOA</text:span></text:p>
          </table:table-cell>
          <table:table-cell table:style-name="TableRowCell" office:value-type="string">
            <text:p text:style-name="P87">40-70%</text:p>
          </table:table-cell>
          <table:table-cell table:style-name="TableRowCell" office:value-type="string">
            <text:p text:style-name="Table_20_Contents">Patients adressés pour IOA probable/confirmée</text:p>
          </table:table-cell>
        </table:table-row>
        <table:table-row>
          <table:table-cell table:style-name="TableRowCell" office:value-type="string">
            <text:p text:style-name="Table_20_Contents"><text:span text:style-name="T1">Bloc opératoire (révision prothétique)</text:span></text:p>
          </table:table-cell>
          <table:table-cell table:style-name="TableRowCell" office:value-type="string">
            <text:p text:style-name="P87">30-50%</text:p>
          </table:table-cell>
          <table:table-cell table:style-name="TableRowCell" office:value-type="string">
            <text:p text:style-name="Table_20_Contents">Descellement à confirmer septique vs aseptique</text:p>
          </table:table-cell>
        </table:table-row>
      </table:table>
      <text:h text:style-name="Heading_20_3" text:outline-level="3"><text:bookmark-start text:name="crp-se85-sp70-selon-le-contexte"/>CRP (Se=85%, Sp=70%) selon le contexte<text:bookmark-end text:name="crp-se85-sp70-selon-le-contexte"/>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header-rows>
          <table:table-row>
            <table:table-cell table:style-name="TableHeaderRowCell" office:value-type="string">
              <text:p text:style-name="Table_20_Heading">Contexte</text:p>
            </table:table-cell>
            <table:table-cell table:style-name="TableHeaderRowCell" office:value-type="string">
              <text:p text:style-name="P88">Prévalence</text:p>
            </table:table-cell>
            <table:table-cell table:style-name="TableHeaderRowCell" office:value-type="string">
              <text:p text:style-name="P89"><text:span text:style-name="T1">VPP</text:span></text:p>
            </table:table-cell>
            <table:table-cell table:style-name="TableHeaderRowCell" office:value-type="string">
              <text:p text:style-name="P90"><text:span text:style-name="T1">VPN</text:span></text:p>
            </table:table-cell>
            <table:table-cell table:style-name="TableHeaderRowCell" office:value-type="string">
              <text:p text:style-name="Table_20_Heading">Interpréta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Médecine générale</text:p>
          </table:table-cell>
          <table:table-cell table:style-name="TableRowCell" office:value-type="string">
            <text:p text:style-name="P91">0.5%</text:p>
          </table:table-cell>
          <table:table-cell table:style-name="TableRowCell" office:value-type="string">
            <text:p text:style-name="P92"><text:span text:style-name="T1">1.4%</text:span></text:p>
          </table:table-cell>
          <table:table-cell table:style-name="TableRowCell" office:value-type="string">
            <text:p text:style-name="P93">99.9%</text:p>
          </table:table-cell>
          <table:table-cell table:style-name="TableRowCell" office:value-type="string">
            <text:p text:style-name="Table_20_Contents">CRP ⊕ = faux positif dans 98.6% des cas</text:p>
          </table:table-cell>
        </table:table-row>
        <table:table-row>
          <table:table-cell table:style-name="TableRowCell" office:value-type="string">
            <text:p text:style-name="Table_20_Contents">Urgences</text:p>
          </table:table-cell>
          <table:table-cell table:style-name="TableRowCell" office:value-type="string">
            <text:p text:style-name="P91">3%</text:p>
          </table:table-cell>
          <table:table-cell table:style-name="TableRowCell" office:value-type="string">
            <text:p text:style-name="P92"><text:span text:style-name="T1">8.1%</text:span></text:p>
          </table:table-cell>
          <table:table-cell table:style-name="TableRowCell" office:value-type="string">
            <text:p text:style-name="P93">99.3%</text:p>
          </table:table-cell>
          <table:table-cell table:style-name="TableRowCell" office:value-type="string">
            <text:p text:style-name="Table_20_Contents">CRP ⊕ quasi inutile pour diagnostiquer</text:p>
          </table:table-cell>
        </table:table-row>
        <table:table-row>
          <table:table-cell table:style-name="TableRowCell" office:value-type="string">
            <text:p text:style-name="Table_20_Contents">Consultation ortho</text:p>
          </table:table-cell>
          <table:table-cell table:style-name="TableRowCell" office:value-type="string">
            <text:p text:style-name="P91">7%</text:p>
          </table:table-cell>
          <table:table-cell table:style-name="TableRowCell" office:value-type="string">
            <text:p text:style-name="P92"><text:span text:style-name="T1">17.6%</text:span></text:p>
          </table:table-cell>
          <table:table-cell table:style-name="TableRowCell" office:value-type="string">
            <text:p text:style-name="P93">98.4%</text:p>
          </table:table-cell>
          <table:table-cell table:style-name="TableRowCell" office:value-type="string">
            <text:p text:style-name="Table_20_Contents">CRP ⊕ = 1 chance sur 5 d’infection</text:p>
          </table:table-cell>
        </table:table-row>
        <table:table-row>
          <table:table-cell table:style-name="TableRowCell" office:value-type="string">
            <text:p text:style-name="Table_20_Contents">Consultation IOA spécialisée</text:p>
          </table:table-cell>
          <table:table-cell table:style-name="TableRowCell" office:value-type="string">
            <text:p text:style-name="P91">25%</text:p>
          </table:table-cell>
          <table:table-cell table:style-name="TableRowCell" office:value-type="string">
            <text:p text:style-name="P92"><text:span text:style-name="T1">48.6%</text:span></text:p>
          </table:table-cell>
          <table:table-cell table:style-name="TableRowCell" office:value-type="string">
            <text:p text:style-name="P93">93.3%</text:p>
          </table:table-cell>
          <table:table-cell table:style-name="TableRowCell" office:value-type="string">
            <text:p text:style-name="Table_20_Contents">CRP ⊕ = 1 chance sur 2</text:p>
          </table:table-cell>
        </table:table-row>
        <table:table-row>
          <table:table-cell table:style-name="TableRowCell" office:value-type="string">
            <text:p text:style-name="Table_20_Contents">Hôpital orthopédie</text:p>
          </table:table-cell>
          <table:table-cell table:style-name="TableRowCell" office:value-type="string">
            <text:p text:style-name="P91">15%</text:p>
          </table:table-cell>
          <table:table-cell table:style-name="TableRowCell" office:value-type="string">
            <text:p text:style-name="P92"><text:span text:style-name="T1">33.4%</text:span></text:p>
          </table:table-cell>
          <table:table-cell table:style-name="TableRowCell" office:value-type="string">
            <text:p text:style-name="P93">96.4%</text:p>
          </table:table-cell>
          <table:table-cell table:style-name="TableRowCell" office:value-type="string">
            <text:p text:style-name="Table_20_Contents">CRP ⊕ = 1 chance sur 3</text:p>
          </table:table-cell>
        </table:table-row>
        <table:table-row>
          <table:table-cell table:style-name="TableRowCell" office:value-type="string">
            <text:p text:style-name="Table_20_Contents">CRIOA</text:p>
          </table:table-cell>
          <table:table-cell table:style-name="TableRowCell" office:value-type="string">
            <text:p text:style-name="P91">50%</text:p>
          </table:table-cell>
          <table:table-cell table:style-name="TableRowCell" office:value-type="string">
            <text:p text:style-name="P92"><text:span text:style-name="T1">73.9%</text:span></text:p>
          </table:table-cell>
          <table:table-cell table:style-name="TableRowCell" office:value-type="string">
            <text:p text:style-name="P93">82.4%</text:p>
          </table:table-cell>
          <table:table-cell table:style-name="TableRowCell" office:value-type="string">
            <text:p text:style-name="Table_20_Contents">CRP ⊕ = 3 chances sur 4</text:p>
          </table:table-cell>
        </table:table-row>
        <table:table-row>
          <table:table-cell table:style-name="TableRowCell" office:value-type="string">
            <text:p text:style-name="Table_20_Contents">Bloc (révision)</text:p>
          </table:table-cell>
          <table:table-cell table:style-name="TableRowCell" office:value-type="string">
            <text:p text:style-name="P91">40%</text:p>
          </table:table-cell>
          <table:table-cell table:style-name="TableRowCell" office:value-type="string">
            <text:p text:style-name="P92"><text:span text:style-name="T1">65.4%</text:span></text:p>
          </table:table-cell>
          <table:table-cell table:style-name="TableRowCell" office:value-type="string">
            <text:p text:style-name="P93">87.5%</text:p>
          </table:table-cell>
          <table:table-cell table:style-name="TableRowCell" office:value-type="string">
            <text:p text:style-name="Table_20_Contents">CRP ⊕ = 2 chances sur 3</text:p>
          </table:table-cell>
        </table:table-row>
      </table:table>
      <text:h text:style-name="Heading_20_3" text:outline-level="3"><text:bookmark-start text:name="irm-se92-sp85-selon-le-contexte"/>IRM (Se=92%, Sp=85%) selon le contexte<text:bookmark-end text:name="irm-se92-sp85-selon-le-contexte"/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>
            <table:table-cell table:style-name="TableHeaderRowCell" office:value-type="string">
              <text:p text:style-name="Table_20_Heading">Contexte</text:p>
            </table:table-cell>
            <table:table-cell table:style-name="TableHeaderRowCell" office:value-type="string">
              <text:p text:style-name="P94">Prévalence</text:p>
            </table:table-cell>
            <table:table-cell table:style-name="TableHeaderRowCell" office:value-type="string">
              <text:p text:style-name="P95"><text:span text:style-name="T1">VPP</text:span></text:p>
            </table:table-cell>
            <table:table-cell table:style-name="TableHeaderRowCell" office:value-type="string">
              <text:p text:style-name="P96"><text:span text:style-name="T1">VPN</text:span></text:p>
            </table:table-cell>
            <table:table-cell table:style-name="TableHeaderRowCell" office:value-type="string">
              <text:p text:style-name="Table_20_Heading">Interpréta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Médecine générale</text:p>
          </table:table-cell>
          <table:table-cell table:style-name="TableRowCell" office:value-type="string">
            <text:p text:style-name="P97">0.5%</text:p>
          </table:table-cell>
          <table:table-cell table:style-name="TableRowCell" office:value-type="string">
            <text:p text:style-name="P98"><text:span text:style-name="T1">3.0%</text:span></text:p>
          </table:table-cell>
          <table:table-cell table:style-name="TableRowCell" office:value-type="string">
            <text:p text:style-name="P99">99.95%</text:p>
          </table:table-cell>
          <table:table-cell table:style-name="TableRowCell" office:value-type="string">
            <text:p text:style-name="Table_20_Contents">IRM ⊕ = faux positif dans 97% des cas</text:p>
          </table:table-cell>
        </table:table-row>
        <table:table-row>
          <table:table-cell table:style-name="TableRowCell" office:value-type="string">
            <text:p text:style-name="Table_20_Contents">Urgences</text:p>
          </table:table-cell>
          <table:table-cell table:style-name="TableRowCell" office:value-type="string">
            <text:p text:style-name="P97">3%</text:p>
          </table:table-cell>
          <table:table-cell table:style-name="TableRowCell" office:value-type="string">
            <text:p text:style-name="P98"><text:span text:style-name="T1">15.9%</text:span></text:p>
          </table:table-cell>
          <table:table-cell table:style-name="TableRowCell" office:value-type="string">
            <text:p text:style-name="P99">99.7%</text:p>
          </table:table-cell>
          <table:table-cell table:style-name="TableRowCell" office:value-type="string">
            <text:p text:style-name="Table_20_Contents">IRM ⊕ = 1 chance sur 6</text:p>
          </table:table-cell>
        </table:table-row>
        <table:table-row>
          <table:table-cell table:style-name="TableRowCell" office:value-type="string">
            <text:p text:style-name="Table_20_Contents">Consultation ortho</text:p>
          </table:table-cell>
          <table:table-cell table:style-name="TableRowCell" office:value-type="string">
            <text:p text:style-name="P97">7%</text:p>
          </table:table-cell>
          <table:table-cell table:style-name="TableRowCell" office:value-type="string">
            <text:p text:style-name="P98"><text:span text:style-name="T1">31.6%</text:span></text:p>
          </table:table-cell>
          <table:table-cell table:style-name="TableRowCell" office:value-type="string">
            <text:p text:style-name="P99">99.3%</text:p>
          </table:table-cell>
          <table:table-cell table:style-name="TableRowCell" office:value-type="string">
            <text:p text:style-name="Table_20_Contents">IRM ⊕ = 1 chance sur 3</text:p>
          </table:table-cell>
        </table:table-row>
        <table:table-row>
          <table:table-cell table:style-name="TableRowCell" office:value-type="string">
            <text:p text:style-name="Table_20_Contents">Consultation IOA spécialisée</text:p>
          </table:table-cell>
          <table:table-cell table:style-name="TableRowCell" office:value-type="string">
            <text:p text:style-name="P97">25%</text:p>
          </table:table-cell>
          <table:table-cell table:style-name="TableRowCell" office:value-type="string">
            <text:p text:style-name="P98"><text:span text:style-name="T1">67.2%</text:span></text:p>
          </table:table-cell>
          <table:table-cell table:style-name="TableRowCell" office:value-type="string">
            <text:p text:style-name="P99">96.9%</text:p>
          </table:table-cell>
          <table:table-cell table:style-name="TableRowCell" office:value-type="string">
            <text:p text:style-name="Table_20_Contents">IRM ⊕ = 2 chances sur 3</text:p>
          </table:table-cell>
        </table:table-row>
        <table:table-row>
          <table:table-cell table:style-name="TableRowCell" office:value-type="string">
            <text:p text:style-name="Table_20_Contents">Hôpital orthopédie</text:p>
          </table:table-cell>
          <table:table-cell table:style-name="TableRowCell" office:value-type="string">
            <text:p text:style-name="P97">15%</text:p>
          </table:table-cell>
          <table:table-cell table:style-name="TableRowCell" office:value-type="string">
            <text:p text:style-name="P98"><text:span text:style-name="T1">52.0%</text:span></text:p>
          </table:table-cell>
          <table:table-cell table:style-name="TableRowCell" office:value-type="string">
            <text:p text:style-name="P99">98.4%</text:p>
          </table:table-cell>
          <table:table-cell table:style-name="TableRowCell" office:value-type="string">
            <text:p text:style-name="Table_20_Contents">IRM ⊕ = 1 chance sur 2</text:p>
          </table:table-cell>
        </table:table-row>
        <table:table-row>
          <table:table-cell table:style-name="TableRowCell" office:value-type="string">
            <text:p text:style-name="Table_20_Contents">CRIOA</text:p>
          </table:table-cell>
          <table:table-cell table:style-name="TableRowCell" office:value-type="string">
            <text:p text:style-name="P97">50%</text:p>
          </table:table-cell>
          <table:table-cell table:style-name="TableRowCell" office:value-type="string">
            <text:p text:style-name="P98"><text:span text:style-name="T1">86.0%</text:span></text:p>
          </table:table-cell>
          <table:table-cell table:style-name="TableRowCell" office:value-type="string">
            <text:p text:style-name="P99">91.4%</text:p>
          </table:table-cell>
          <table:table-cell table:style-name="TableRowCell" office:value-type="string">
            <text:p text:style-name="Table_20_Contents">IRM ⊕ = très fiable</text:p>
          </table:table-cell>
        </table:table-row>
        <table:table-row>
          <table:table-cell table:style-name="TableRowCell" office:value-type="string">
            <text:p text:style-name="Table_20_Contents">Bloc (révision)</text:p>
          </table:table-cell>
          <table:table-cell table:style-name="TableRowCell" office:value-type="string">
            <text:p text:style-name="P97">40%</text:p>
          </table:table-cell>
          <table:table-cell table:style-name="TableRowCell" office:value-type="string">
            <text:p text:style-name="P98"><text:span text:style-name="T1">80.3%</text:span></text:p>
          </table:table-cell>
          <table:table-cell table:style-name="TableRowCell" office:value-type="string">
            <text:p text:style-name="P99">94.1%</text:p>
          </table:table-cell>
          <table:table-cell table:style-name="TableRowCell" office:value-type="string">
            <text:p text:style-name="Table_20_Contents">IRM ⊕ = fiable</text:p>
          </table:table-cell>
        </table:table-row>
      </table:table>
      <text:h text:style-name="Heading_20_3" text:outline-level="3"><text:bookmark-start text:name="alpha-défensine-elisa-se97-sp97-selon-le-contexte"/>Alpha-défensine ELISA (Se=97%, Sp=97%) selon le contexte<text:bookmark-end text:name="alpha-défensine-elisa-se97-sp97-selon-le-contexte"/>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HeaderRowCell" office:value-type="string">
              <text:p text:style-name="Table_20_Heading">Contexte</text:p>
            </table:table-cell>
            <table:table-cell table:style-name="TableHeaderRowCell" office:value-type="string">
              <text:p text:style-name="P100">Prévalence</text:p>
            </table:table-cell>
            <table:table-cell table:style-name="TableHeaderRowCell" office:value-type="string">
              <text:p text:style-name="P101"><text:span text:style-name="T1">VPP</text:span></text:p>
            </table:table-cell>
            <table:table-cell table:style-name="TableHeaderRowCell" office:value-type="string">
              <text:p text:style-name="P102"><text:span text:style-name="T1">VPN</text:span></text:p>
            </table:table-cell>
            <table:table-cell table:style-name="TableHeaderRowCell" office:value-type="string">
              <text:p text:style-name="Table_20_Heading">Interpréta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Médecine générale</text:p>
          </table:table-cell>
          <table:table-cell table:style-name="TableRowCell" office:value-type="string">
            <text:p text:style-name="P103">0.5%</text:p>
          </table:table-cell>
          <table:table-cell table:style-name="TableRowCell" office:value-type="string">
            <text:p text:style-name="P104"><text:span text:style-name="T1">14.0%</text:span></text:p>
          </table:table-cell>
          <table:table-cell table:style-name="TableRowCell" office:value-type="string">
            <text:p text:style-name="P105">99.98%</text:p>
          </table:table-cell>
          <table:table-cell table:style-name="TableRowCell" office:value-type="string">
            <text:p text:style-name="Table_20_Contents">Même un excellent test : faux ⊕ en prévalence basse</text:p>
          </table:table-cell>
        </table:table-row>
        <table:table-row>
          <table:table-cell table:style-name="TableRowCell" office:value-type="string">
            <text:p text:style-name="Table_20_Contents">Urgences</text:p>
          </table:table-cell>
          <table:table-cell table:style-name="TableRowCell" office:value-type="string">
            <text:p text:style-name="P103">3%</text:p>
          </table:table-cell>
          <table:table-cell table:style-name="TableRowCell" office:value-type="string">
            <text:p text:style-name="P104"><text:span text:style-name="T1">50.0%</text:span></text:p>
          </table:table-cell>
          <table:table-cell table:style-name="TableRowCell" office:value-type="string">
            <text:p text:style-name="P105">99.9%</text:p>
          </table:table-cell>
          <table:table-cell table:style-name="TableRowCell" office:value-type="string">
            <text:p text:style-name="Table_20_Contents">1 chance sur 2</text:p>
          </table:table-cell>
        </table:table-row>
        <table:table-row>
          <table:table-cell table:style-name="TableRowCell" office:value-type="string">
            <text:p text:style-name="Table_20_Contents">Consultation ortho</text:p>
          </table:table-cell>
          <table:table-cell table:style-name="TableRowCell" office:value-type="string">
            <text:p text:style-name="P103">7%</text:p>
          </table:table-cell>
          <table:table-cell table:style-name="TableRowCell" office:value-type="string">
            <text:p text:style-name="P104"><text:span text:style-name="T1">70.9%</text:span></text:p>
          </table:table-cell>
          <table:table-cell table:style-name="TableRowCell" office:value-type="string">
            <text:p text:style-name="P105">99.8%</text:p>
          </table:table-cell>
          <table:table-cell table:style-name="TableRowCell" office:value-type="string">
            <text:p text:style-name="Table_20_Contents">Bon mais pas suffisant</text:p>
          </table:table-cell>
        </table:table-row>
        <table:table-row>
          <table:table-cell table:style-name="TableRowCell" office:value-type="string">
            <text:p text:style-name="Table_20_Contents">Consultation IOA spécialisée</text:p>
          </table:table-cell>
          <table:table-cell table:style-name="TableRowCell" office:value-type="string">
            <text:p text:style-name="P103">25%</text:p>
          </table:table-cell>
          <table:table-cell table:style-name="TableRowCell" office:value-type="string">
            <text:p text:style-name="P104"><text:span text:style-name="T1">91.5%</text:span></text:p>
          </table:table-cell>
          <table:table-cell table:style-name="TableRowCell" office:value-type="string">
            <text:p text:style-name="P105">99.0%</text:p>
          </table:table-cell>
          <table:table-cell table:style-name="TableRowCell" office:value-type="string">
            <text:p text:style-name="Table_20_Contents">Très fiable</text:p>
          </table:table-cell>
        </table:table-row>
        <table:table-row>
          <table:table-cell table:style-name="TableRowCell" office:value-type="string">
            <text:p text:style-name="Table_20_Contents">Hôpital orthopédie</text:p>
          </table:table-cell>
          <table:table-cell table:style-name="TableRowCell" office:value-type="string">
            <text:p text:style-name="P103">15%</text:p>
          </table:table-cell>
          <table:table-cell table:style-name="TableRowCell" office:value-type="string">
            <text:p text:style-name="P104"><text:span text:style-name="T1">85.1%</text:span></text:p>
          </table:table-cell>
          <table:table-cell table:style-name="TableRowCell" office:value-type="string">
            <text:p text:style-name="P105">99.5%</text:p>
          </table:table-cell>
          <table:table-cell table:style-name="TableRowCell" office:value-type="string">
            <text:p text:style-name="Table_20_Contents">Très fiable</text:p>
          </table:table-cell>
        </table:table-row>
        <table:table-row>
          <table:table-cell table:style-name="TableRowCell" office:value-type="string">
            <text:p text:style-name="Table_20_Contents">CRIOA</text:p>
          </table:table-cell>
          <table:table-cell table:style-name="TableRowCell" office:value-type="string">
            <text:p text:style-name="P103">50%</text:p>
          </table:table-cell>
          <table:table-cell table:style-name="TableRowCell" office:value-type="string">
            <text:p text:style-name="P104"><text:span text:style-name="T1">97.0%</text:span></text:p>
          </table:table-cell>
          <table:table-cell table:style-name="TableRowCell" office:value-type="string">
            <text:p text:style-name="P105">97.0%</text:p>
          </table:table-cell>
          <table:table-cell table:style-name="TableRowCell" office:value-type="string">
            <text:p text:style-name="Table_20_Contents">Quasi-certitude</text:p>
          </table:table-cell>
        </table:table-row>
        <table:table-row>
          <table:table-cell table:style-name="TableRowCell" office:value-type="string">
            <text:p text:style-name="Table_20_Contents">Bloc (révision)</text:p>
          </table:table-cell>
          <table:table-cell table:style-name="TableRowCell" office:value-type="string">
            <text:p text:style-name="P103">40%</text:p>
          </table:table-cell>
          <table:table-cell table:style-name="TableRowCell" office:value-type="string">
            <text:p text:style-name="P104"><text:span text:style-name="T1">95.6%</text:span></text:p>
          </table:table-cell>
          <table:table-cell table:style-name="TableRowCell" office:value-type="string">
            <text:p text:style-name="P105">98.0%</text:p>
          </table:table-cell>
          <table:table-cell table:style-name="TableRowCell" office:value-type="string">
            <text:p text:style-name="Table_20_Contents">Quasi-certitude</text:p>
          </table:table-cell>
        </table:table-row>
      </table:table>
      <text:h text:style-name="Heading_20_3" text:outline-level="3"><text:bookmark-start text:name="crp-irm-se95-sp87-selon-le-contexte"/>CRP + IRM (Se=95%, Sp=87%) selon le contexte<text:bookmark-end text:name="crp-irm-se95-sp87-selon-le-contexte"/>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header-rows>
          <table:table-row>
            <table:table-cell table:style-name="TableHeaderRowCell" office:value-type="string">
              <text:p text:style-name="Table_20_Heading">Contexte</text:p>
            </table:table-cell>
            <table:table-cell table:style-name="TableHeaderRowCell" office:value-type="string">
              <text:p text:style-name="P106">Prévalence</text:p>
            </table:table-cell>
            <table:table-cell table:style-name="TableHeaderRowCell" office:value-type="string">
              <text:p text:style-name="P107"><text:span text:style-name="T1">VPP</text:span></text:p>
            </table:table-cell>
            <table:table-cell table:style-name="TableHeaderRowCell" office:value-type="string">
              <text:p text:style-name="P108"><text:span text:style-name="T1">VPN</text:span></text:p>
            </table:table-cell>
            <table:table-cell table:style-name="TableHeaderRowCell" office:value-type="string">
              <text:p text:style-name="Table_20_Heading">Interpréta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Médecine générale</text:p>
          </table:table-cell>
          <table:table-cell table:style-name="TableRowCell" office:value-type="string">
            <text:p text:style-name="P109">0.5%</text:p>
          </table:table-cell>
          <table:table-cell table:style-name="TableRowCell" office:value-type="string">
            <text:p text:style-name="P110"><text:span text:style-name="T1">3.6%</text:span></text:p>
          </table:table-cell>
          <table:table-cell table:style-name="TableRowCell" office:value-type="string">
            <text:p text:style-name="P111">99.97%</text:p>
          </table:table-cell>
          <table:table-cell table:style-name="TableRowCell" office:value-type="string">
            <text:p text:style-name="Table_20_Contents">Inutile en ville</text:p>
          </table:table-cell>
        </table:table-row>
        <table:table-row>
          <table:table-cell table:style-name="TableRowCell" office:value-type="string">
            <text:p text:style-name="Table_20_Contents">Urgences</text:p>
          </table:table-cell>
          <table:table-cell table:style-name="TableRowCell" office:value-type="string">
            <text:p text:style-name="P109">3%</text:p>
          </table:table-cell>
          <table:table-cell table:style-name="TableRowCell" office:value-type="string">
            <text:p text:style-name="P110"><text:span text:style-name="T1">18.4%</text:span></text:p>
          </table:table-cell>
          <table:table-cell table:style-name="TableRowCell" office:value-type="string">
            <text:p text:style-name="P111">99.8%</text:p>
          </table:table-cell>
          <table:table-cell table:style-name="TableRowCell" office:value-type="string">
            <text:p text:style-name="Table_20_Contents">Screening correct</text:p>
          </table:table-cell>
        </table:table-row>
        <table:table-row>
          <table:table-cell table:style-name="TableRowCell" office:value-type="string">
            <text:p text:style-name="Table_20_Contents">Consultation ortho</text:p>
          </table:table-cell>
          <table:table-cell table:style-name="TableRowCell" office:value-type="string">
            <text:p text:style-name="P109">7%</text:p>
          </table:table-cell>
          <table:table-cell table:style-name="TableRowCell" office:value-type="string">
            <text:p text:style-name="P110"><text:span text:style-name="T1">35.5%</text:span></text:p>
          </table:table-cell>
          <table:table-cell table:style-name="TableRowCell" office:value-type="string">
            <text:p text:style-name="P111">99.6%</text:p>
          </table:table-cell>
          <table:table-cell table:style-name="TableRowCell" office:value-type="string">
            <text:p text:style-name="Table_20_Contents">1 chance sur 3</text:p>
          </table:table-cell>
        </table:table-row>
        <table:table-row>
          <table:table-cell table:style-name="TableRowCell" office:value-type="string">
            <text:p text:style-name="Table_20_Contents">Consultation IOA spécialisée</text:p>
          </table:table-cell>
          <table:table-cell table:style-name="TableRowCell" office:value-type="string">
            <text:p text:style-name="P109">25%</text:p>
          </table:table-cell>
          <table:table-cell table:style-name="TableRowCell" office:value-type="string">
            <text:p text:style-name="P110"><text:span text:style-name="T1">70.9%</text:span></text:p>
          </table:table-cell>
          <table:table-cell table:style-name="TableRowCell" office:value-type="string">
            <text:p text:style-name="P111">98.1%</text:p>
          </table:table-cell>
          <table:table-cell table:style-name="TableRowCell" office:value-type="string">
            <text:p text:style-name="Table_20_Contents">Bon</text:p>
          </table:table-cell>
        </table:table-row>
        <table:table-row>
          <table:table-cell table:style-name="TableRowCell" office:value-type="string">
            <text:p text:style-name="Table_20_Contents">Hôpital orthopédie</text:p>
          </table:table-cell>
          <table:table-cell table:style-name="TableRowCell" office:value-type="string">
            <text:p text:style-name="P109">15%</text:p>
          </table:table-cell>
          <table:table-cell table:style-name="TableRowCell" office:value-type="string">
            <text:p text:style-name="P110"><text:span text:style-name="T1">56.3%</text:span></text:p>
          </table:table-cell>
          <table:table-cell table:style-name="TableRowCell" office:value-type="string">
            <text:p text:style-name="P111">99.0%</text:p>
          </table:table-cell>
          <table:table-cell table:style-name="TableRowCell" office:value-type="string">
            <text:p text:style-name="Table_20_Contents">1 chance sur 2</text:p>
          </table:table-cell>
        </table:table-row>
        <table:table-row>
          <table:table-cell table:style-name="TableRowCell" office:value-type="string">
            <text:p text:style-name="Table_20_Contents">CRIOA</text:p>
          </table:table-cell>
          <table:table-cell table:style-name="TableRowCell" office:value-type="string">
            <text:p text:style-name="P109">50%</text:p>
          </table:table-cell>
          <table:table-cell table:style-name="TableRowCell" office:value-type="string">
            <text:p text:style-name="P110"><text:span text:style-name="T1">88.0%</text:span></text:p>
          </table:table-cell>
          <table:table-cell table:style-name="TableRowCell" office:value-type="string">
            <text:p text:style-name="P111">94.6%</text:p>
          </table:table-cell>
          <table:table-cell table:style-name="TableRowCell" office:value-type="string">
            <text:p text:style-name="Table_20_Contents">Excellent</text:p>
          </table:table-cell>
        </table:table-row>
        <table:table-row>
          <table:table-cell table:style-name="TableRowCell" office:value-type="string">
            <text:p text:style-name="Table_20_Contents">Bloc (révision)</text:p>
          </table:table-cell>
          <table:table-cell table:style-name="TableRowCell" office:value-type="string">
            <text:p text:style-name="P109">40%</text:p>
          </table:table-cell>
          <table:table-cell table:style-name="TableRowCell" office:value-type="string">
            <text:p text:style-name="P110"><text:span text:style-name="T1">83.7%</text:span></text:p>
          </table:table-cell>
          <table:table-cell table:style-name="TableRowCell" office:value-type="string">
            <text:p text:style-name="P111">96.3%</text:p>
          </table:table-cell>
          <table:table-cell table:style-name="TableRowCell" office:value-type="string">
            <text:p text:style-name="Table_20_Contents">Excellent</text:p>
          </table:table-cell>
        </table:table-row>
      </table:table>
      <text:h text:style-name="Heading_20_3" text:outline-level="3"><text:bookmark-start text:name="crp-irm-alpha-défensine-se99-sp96-selon-le-contexte"/>CRP + IRM + Alpha-défensine (Se=99%, Sp=96%) selon le contexte<text:bookmark-end text:name="crp-irm-alpha-défensine-se99-sp96-selon-le-contexte"/>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header-rows>
          <table:table-row>
            <table:table-cell table:style-name="TableHeaderRowCell" office:value-type="string">
              <text:p text:style-name="Table_20_Heading">Contexte</text:p>
            </table:table-cell>
            <table:table-cell table:style-name="TableHeaderRowCell" office:value-type="string">
              <text:p text:style-name="P112">Prévalence</text:p>
            </table:table-cell>
            <table:table-cell table:style-name="TableHeaderRowCell" office:value-type="string">
              <text:p text:style-name="P113"><text:span text:style-name="T1">VPP</text:span></text:p>
            </table:table-cell>
            <table:table-cell table:style-name="TableHeaderRowCell" office:value-type="string">
              <text:p text:style-name="P114"><text:span text:style-name="T1">VPN</text:span></text:p>
            </table:table-cell>
            <table:table-cell table:style-name="TableHeaderRowCell" office:value-type="string">
              <text:p text:style-name="Table_20_Heading">Interpréta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Médecine générale</text:p>
          </table:table-cell>
          <table:table-cell table:style-name="TableRowCell" office:value-type="string">
            <text:p text:style-name="P115">0.5%</text:p>
          </table:table-cell>
          <table:table-cell table:style-name="TableRowCell" office:value-type="string">
            <text:p text:style-name="P116"><text:span text:style-name="T1">11.1%</text:span></text:p>
          </table:table-cell>
          <table:table-cell table:style-name="TableRowCell" office:value-type="string">
            <text:p text:style-name="P117">99.99%</text:p>
          </table:table-cell>
          <table:table-cell table:style-name="TableRowCell" office:value-type="string">
            <text:p text:style-name="Table_20_Contents">Exclusion quasi-parfaite si ⊖</text:p>
          </table:table-cell>
        </table:table-row>
        <table:table-row>
          <table:table-cell table:style-name="TableRowCell" office:value-type="string">
            <text:p text:style-name="Table_20_Contents">Urgences</text:p>
          </table:table-cell>
          <table:table-cell table:style-name="TableRowCell" office:value-type="string">
            <text:p text:style-name="P115">3%</text:p>
          </table:table-cell>
          <table:table-cell table:style-name="TableRowCell" office:value-type="string">
            <text:p text:style-name="P116"><text:span text:style-name="T1">43.3%</text:span></text:p>
          </table:table-cell>
          <table:table-cell table:style-name="TableRowCell" office:value-type="string">
            <text:p text:style-name="P117">99.97%</text:p>
          </table:table-cell>
          <table:table-cell table:style-name="TableRowCell" office:value-type="string">
            <text:p text:style-name="Table_20_Contents">VPN remarquable</text:p>
          </table:table-cell>
        </table:table-row>
        <table:table-row>
          <table:table-cell table:style-name="TableRowCell" office:value-type="string">
            <text:p text:style-name="Table_20_Contents">Consultation ortho</text:p>
          </table:table-cell>
          <table:table-cell table:style-name="TableRowCell" office:value-type="string">
            <text:p text:style-name="P115">7%</text:p>
          </table:table-cell>
          <table:table-cell table:style-name="TableRowCell" office:value-type="string">
            <text:p text:style-name="P116"><text:span text:style-name="T1">65.1%</text:span></text:p>
          </table:table-cell>
          <table:table-cell table:style-name="TableRowCell" office:value-type="string">
            <text:p text:style-name="P117">99.9%</text:p>
          </table:table-cell>
          <table:table-cell table:style-name="TableRowCell" office:value-type="string">
            <text:p text:style-name="Table_20_Contents">Bon</text:p>
          </table:table-cell>
        </table:table-row>
        <table:table-row>
          <table:table-cell table:style-name="TableRowCell" office:value-type="string">
            <text:p text:style-name="Table_20_Contents">Consultation IOA spécialisée</text:p>
          </table:table-cell>
          <table:table-cell table:style-name="TableRowCell" office:value-type="string">
            <text:p text:style-name="P115">25%</text:p>
          </table:table-cell>
          <table:table-cell table:style-name="TableRowCell" office:value-type="string">
            <text:p text:style-name="P116"><text:span text:style-name="T1">89.2%</text:span></text:p>
          </table:table-cell>
          <table:table-cell table:style-name="TableRowCell" office:value-type="string">
            <text:p text:style-name="P117">99.7%</text:p>
          </table:table-cell>
          <table:table-cell table:style-name="TableRowCell" office:value-type="string">
            <text:p text:style-name="Table_20_Contents">Excellent</text:p>
          </table:table-cell>
        </table:table-row>
        <table:table-row>
          <table:table-cell table:style-name="TableRowCell" office:value-type="string">
            <text:p text:style-name="Table_20_Contents">Hôpital orthopédie</text:p>
          </table:table-cell>
          <table:table-cell table:style-name="TableRowCell" office:value-type="string">
            <text:p text:style-name="P115">15%</text:p>
          </table:table-cell>
          <table:table-cell table:style-name="TableRowCell" office:value-type="string">
            <text:p text:style-name="P116"><text:span text:style-name="T1">81.4%</text:span></text:p>
          </table:table-cell>
          <table:table-cell table:style-name="TableRowCell" office:value-type="string">
            <text:p text:style-name="P117">99.9%</text:p>
          </table:table-cell>
          <table:table-cell table:style-name="TableRowCell" office:value-type="string">
            <text:p text:style-name="Table_20_Contents">Excellent</text:p>
          </table:table-cell>
        </table:table-row>
        <table:table-row>
          <table:table-cell table:style-name="TableRowCell" office:value-type="string">
            <text:p text:style-name="Table_20_Contents">CRIOA</text:p>
          </table:table-cell>
          <table:table-cell table:style-name="TableRowCell" office:value-type="string">
            <text:p text:style-name="P115">50%</text:p>
          </table:table-cell>
          <table:table-cell table:style-name="TableRowCell" office:value-type="string">
            <text:p text:style-name="P116"><text:span text:style-name="T1">96.1%</text:span></text:p>
          </table:table-cell>
          <table:table-cell table:style-name="TableRowCell" office:value-type="string">
            <text:p text:style-name="P117">98.9%</text:p>
          </table:table-cell>
          <table:table-cell table:style-name="TableRowCell" office:value-type="string">
            <text:p text:style-name="Table_20_Contents">Quasi-certitude</text:p>
          </table:table-cell>
        </table:table-row>
        <table:table-row>
          <table:table-cell table:style-name="TableRowCell" office:value-type="string">
            <text:p text:style-name="Table_20_Contents">Bloc (révision)</text:p>
          </table:table-cell>
          <table:table-cell table:style-name="TableRowCell" office:value-type="string">
            <text:p text:style-name="P115">40%</text:p>
          </table:table-cell>
          <table:table-cell table:style-name="TableRowCell" office:value-type="string">
            <text:p text:style-name="P116"><text:span text:style-name="T1">94.3%</text:span></text:p>
          </table:table-cell>
          <table:table-cell table:style-name="TableRowCell" office:value-type="string">
            <text:p text:style-name="P117">99.3%</text:p>
          </table:table-cell>
          <table:table-cell table:style-name="TableRowCell" office:value-type="string">
            <text:p text:style-name="Table_20_Contents">Quasi-certitude</text:p>
          </table:table-cell>
        </table:table-row>
      </table:table>
      <text:h text:style-name="Heading_20_3" text:outline-level="3"><text:bookmark-start text:name="tableau-synthèse-vpp-par-contexte-et-par-test"/>Tableau synthèse — VPP par contexte et par test<text:bookmark-end text:name="tableau-synthèse-vpp-par-contexte-et-par-test"/>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header-rows>
          <table:table-row>
            <table:table-cell table:style-name="TableHeaderRowCell" office:value-type="string">
              <text:p text:style-name="Table_20_Heading">Test / Contexte</text:p>
            </table:table-cell>
            <table:table-cell table:style-name="TableHeaderRowCell" office:value-type="string">
              <text:p text:style-name="P118">Généraliste (0.5%)</text:p>
            </table:table-cell>
            <table:table-cell table:style-name="TableHeaderRowCell" office:value-type="string">
              <text:p text:style-name="P119">Urgences (3%)</text:p>
            </table:table-cell>
            <table:table-cell table:style-name="TableHeaderRowCell" office:value-type="string">
              <text:p text:style-name="P120">Ortho (7%)</text:p>
            </table:table-cell>
            <table:table-cell table:style-name="TableHeaderRowCell" office:value-type="string">
              <text:p text:style-name="P121">Spécialiste IOA (25%)</text:p>
            </table:table-cell>
            <table:table-cell table:style-name="TableHeaderRowCell" office:value-type="string">
              <text:p text:style-name="P122">CRIOA (50%)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CRP seule</text:span></text:p>
          </table:table-cell>
          <table:table-cell table:style-name="TableRowCell" office:value-type="string">
            <text:p text:style-name="P123">1.4%</text:p>
          </table:table-cell>
          <table:table-cell table:style-name="TableRowCell" office:value-type="string">
            <text:p text:style-name="P124">8%</text:p>
          </table:table-cell>
          <table:table-cell table:style-name="TableRowCell" office:value-type="string">
            <text:p text:style-name="P125">18%</text:p>
          </table:table-cell>
          <table:table-cell table:style-name="TableRowCell" office:value-type="string">
            <text:p text:style-name="P126">49%</text:p>
          </table:table-cell>
          <table:table-cell table:style-name="TableRowCell" office:value-type="string">
            <text:p text:style-name="P127">74%</text:p>
          </table:table-cell>
        </table:table-row>
        <table:table-row>
          <table:table-cell table:style-name="TableRowCell" office:value-type="string">
            <text:p text:style-name="Table_20_Contents"><text:span text:style-name="T1">CRP + VS</text:span></text:p>
          </table:table-cell>
          <table:table-cell table:style-name="TableRowCell" office:value-type="string">
            <text:p text:style-name="P123">1.7%</text:p>
          </table:table-cell>
          <table:table-cell table:style-name="TableRowCell" office:value-type="string">
            <text:p text:style-name="P124">10%</text:p>
          </table:table-cell>
          <table:table-cell table:style-name="TableRowCell" office:value-type="string">
            <text:p text:style-name="P125">21%</text:p>
          </table:table-cell>
          <table:table-cell table:style-name="TableRowCell" office:value-type="string">
            <text:p text:style-name="P126">52%</text:p>
          </table:table-cell>
          <table:table-cell table:style-name="TableRowCell" office:value-type="string">
            <text:p text:style-name="P127">77%</text:p>
          </table:table-cell>
        </table:table-row>
        <table:table-row>
          <table:table-cell table:style-name="TableRowCell" office:value-type="string">
            <text:p text:style-name="Table_20_Contents"><text:span text:style-name="T1">IRM seule</text:span></text:p>
          </table:table-cell>
          <table:table-cell table:style-name="TableRowCell" office:value-type="string">
            <text:p text:style-name="P123">3.0%</text:p>
          </table:table-cell>
          <table:table-cell table:style-name="TableRowCell" office:value-type="string">
            <text:p text:style-name="P124">16%</text:p>
          </table:table-cell>
          <table:table-cell table:style-name="TableRowCell" office:value-type="string">
            <text:p text:style-name="P125">32%</text:p>
          </table:table-cell>
          <table:table-cell table:style-name="TableRowCell" office:value-type="string">
            <text:p text:style-name="P126">67%</text:p>
          </table:table-cell>
          <table:table-cell table:style-name="TableRowCell" office:value-type="string">
            <text:p text:style-name="P127">86%</text:p>
          </table:table-cell>
        </table:table-row>
        <table:table-row>
          <table:table-cell table:style-name="TableRowCell" office:value-type="string">
            <text:p text:style-name="Table_20_Contents"><text:span text:style-name="T1">CRP + IRM</text:span></text:p>
          </table:table-cell>
          <table:table-cell table:style-name="TableRowCell" office:value-type="string">
            <text:p text:style-name="P123">3.6%</text:p>
          </table:table-cell>
          <table:table-cell table:style-name="TableRowCell" office:value-type="string">
            <text:p text:style-name="P124">18%</text:p>
          </table:table-cell>
          <table:table-cell table:style-name="TableRowCell" office:value-type="string">
            <text:p text:style-name="P125">36%</text:p>
          </table:table-cell>
          <table:table-cell table:style-name="TableRowCell" office:value-type="string">
            <text:p text:style-name="P126">71%</text:p>
          </table:table-cell>
          <table:table-cell table:style-name="TableRowCell" office:value-type="string">
            <text:p text:style-name="P127">88%</text:p>
          </table:table-cell>
        </table:table-row>
        <table:table-row>
          <table:table-cell table:style-name="TableRowCell" office:value-type="string">
            <text:p text:style-name="Table_20_Contents"><text:span text:style-name="T1">Alpha-défensine</text:span></text:p>
          </table:table-cell>
          <table:table-cell table:style-name="TableRowCell" office:value-type="string">
            <text:p text:style-name="P123">14%</text:p>
          </table:table-cell>
          <table:table-cell table:style-name="TableRowCell" office:value-type="string">
            <text:p text:style-name="P124">50%</text:p>
          </table:table-cell>
          <table:table-cell table:style-name="TableRowCell" office:value-type="string">
            <text:p text:style-name="P125">71%</text:p>
          </table:table-cell>
          <table:table-cell table:style-name="TableRowCell" office:value-type="string">
            <text:p text:style-name="P126">92%</text:p>
          </table:table-cell>
          <table:table-cell table:style-name="TableRowCell" office:value-type="string">
            <text:p text:style-name="P127">97%</text:p>
          </table:table-cell>
        </table:table-row>
        <table:table-row>
          <table:table-cell table:style-name="TableRowCell" office:value-type="string">
            <text:p text:style-name="Table_20_Contents"><text:span text:style-name="T1">CRP + IRM + α-déf</text:span></text:p>
          </table:table-cell>
          <table:table-cell table:style-name="TableRowCell" office:value-type="string">
            <text:p text:style-name="P123">11%</text:p>
          </table:table-cell>
          <table:table-cell table:style-name="TableRowCell" office:value-type="string">
            <text:p text:style-name="P124">43%</text:p>
          </table:table-cell>
          <table:table-cell table:style-name="TableRowCell" office:value-type="string">
            <text:p text:style-name="P125">65%</text:p>
          </table:table-cell>
          <table:table-cell table:style-name="TableRowCell" office:value-type="string">
            <text:p text:style-name="P126">89%</text:p>
          </table:table-cell>
          <table:table-cell table:style-name="TableRowCell" office:value-type="string">
            <text:p text:style-name="P127">96%</text:p>
          </table:table-cell>
        </table:table-row>
        <table:table-row>
          <table:table-cell table:style-name="TableRowCell" office:value-type="string">
            <text:p text:style-name="Table_20_Contents"><text:span text:style-name="T1">ICM 2018 complet</text:span></text:p>
          </table:table-cell>
          <table:table-cell table:style-name="TableRowCell" office:value-type="string">
            <text:p text:style-name="P123">12%</text:p>
          </table:table-cell>
          <table:table-cell table:style-name="TableRowCell" office:value-type="string">
            <text:p text:style-name="P124">46%</text:p>
          </table:table-cell>
          <table:table-cell table:style-name="TableRowCell" office:value-type="string">
            <text:p text:style-name="P125">68%</text:p>
          </table:table-cell>
          <table:table-cell table:style-name="TableRowCell" office:value-type="string">
            <text:p text:style-name="P126">91%</text:p>
          </table:table-cell>
          <table:table-cell table:style-name="TableRowCell" office:value-type="string">
            <text:p text:style-name="P127">97%</text:p>
          </table:table-cell>
        </table:table-row>
      </table:table>
      <text:h text:style-name="Heading_20_3" text:outline-level="3"><text:bookmark-start text:name="règle-dor"/>Règle d’or<text:bookmark-end text:name="règle-dor"/></text:h>
      <text:list text:style-name="L16">
        <text:list-item>
          <text:p text:style-name="P128"><text:span text:style-name="T1">En médecine générale (prévalence &lt;1%)</text:span> : aucun test n’a de bonne VPP. Mais VPN excellente → si test normal = infection quasi-exclue. Rôle du test = EXCLURE, pas confirmer.</text:p>
        </text:list-item>
        <text:list-item>
          <text:p text:style-name="P128"><text:span text:style-name="T1">En centre spécialisé / CRIOA (prévalence 40-70%)</text:span> : VPP excellente → test ⊕ = infection quasi-certaine. C’est là que les tests CONFIRMENT le diagnostic.</text:p>
        </text:list-item>
        <text:list-item>
          <text:p text:style-name="P128"><text:span text:style-name="T1">Un test positif chez le généraliste ≠ un test positif au CRIOA</text:span></text:p>
        </text:list-item>
      </text:list>
      <text:h text:style-name="Heading_20_3" text:outline-level="3"><text:bookmark-start text:name="exemples-pratiques-vppvpn-en-situation-réelle"/>Exemples pratiques — VPP/VPN en situation réelle<text:bookmark-end text:name="exemples-pratiques-vppvpn-en-situation-réelle"/></text:h>
      <text:p text:style-name="First_20_paragraph"><text:span text:style-name="T1">Exemple 1 — Généraliste : CRP positive, que faire ?</text:span> &gt; Dr Martin, médecin généraliste. Son patient M. Robert, 60 ans, PTH à 1 an, se plaint de douleurs de hanche modérées. CRP = 18 mg/L. &gt; - Prévalence en médecine générale : 0.5% &gt; - VPP de la CRP = <text:span text:style-name="T1">1.4%</text:span> → 98.6% de chances que ce soit un faux positif &gt; - <text:span text:style-name="T1">Conduite correcte</text:span> : ne PAS mettre sous antibiotiques ! Adresser au spécialiste orthopédiste pour avis. Demander une VS en complément. &gt; - <text:span text:style-name="T1">Erreur fréquente</text:span> : « CRP élevée + prothèse douloureuse = infection → antibiotiques d’emblée ». C’est FAUX en ville.</text:p>
      <text:p text:style-name="Text_20_body"><text:span text:style-name="T1">Exemple 2 — CRIOA : les mêmes résultats, stratégie opposée</text:span> &gt; Même patient, même CRP = 18 mg/L, mais vu au CRIOA (prévalence 50%). &gt; - VPP de la CRP = <text:span text:style-name="T1">73.9%</text:span> → 3 chances sur 4 d’infection réelle &gt; - <text:span text:style-name="T1">Conduite</text:span> : ponction articulaire le jour même, bilan complet ICM 2018, hémocultures, mise en attente du bloc opératoire.</text:p>
      <text:p text:style-name="Text_20_body"><text:span text:style-name="T1">Exemple 3 — Urgences : IRM positive chez un patient fébrile</text:span> &gt; Urgences, M. Petit, 45 ans, fièvre + douleur genou. IRM : épanchement articulaire avec prise de contraste synoviale (prévalence urgences : 3%). &gt; - VPP de l’IRM = <text:span text:style-name="T1">15.9%</text:span> → seulement 1 chance sur 6 d’infection &gt; - Les autres causes possibles d’IRM positive : goutte, chondrocalcinose, arthrite réactionnelle, polyarthrite rhumatoïde &gt; - <text:span text:style-name="T1">Conduite</text:span> : ponction articulaire systématique. L’IRM ne suffit jamais seule aux urgences pour conclure.</text:p>
      <text:p text:style-name="Text_20_body"><text:span text:style-name="T1">Exemple 4 — Bloc opératoire : alpha-défensine positive en révision prothétique</text:span> &gt; Bloc opératoire, révision PTG, prévalence = 40%. &gt; - Alpha-défensine Synovasure® positive au bloc &gt; - VPP = <text:span text:style-name="T1">95.6%</text:span> → quasi-certitude d’infection &gt; - <text:span text:style-name="T1">Conduite</text:span> : modifier la stratégie chirurgicale immédiatement (spacer au lieu de nouveau implant) &gt; - Le chirurgien peut prendre cette décision avec confiance car la VPP est &gt; 95% dans ce contexte.</text:p>
      <text:p text:style-name="Horizontal_20_Line"/>
      <text:h text:style-name="Heading_20_2" text:outline-level="2"><text:bookmark-start text:name="alpha-défensine"/>12. Alpha-défensine<text:bookmark-end text:name="alpha-défensine"/></text:h>
      <text:p text:style-name="First_20_paragraph">L’<text:span text:style-name="T1">alpha-défensine</text:span> est une <text:span text:style-name="T1">protéine antimicrobienne</text:span> produite par les <text:span text:style-name="T1">polynucléaires neutrophiles</text:span> (globules blancs) en réponse à une infection.</text:p>
      <text:h text:style-name="Heading_20_3" text:outline-level="3"><text:bookmark-start text:name="principe-3"/>Principe<text:bookmark-end text:name="principe-3"/></text:h>
      <text:list text:style-name="L17">
        <text:list-item>
          <text:p text:style-name="P129">Quand une articulation est infectée, les neutrophiles affluent et libèrent massivement de l’alpha-défensine dans le <text:span text:style-name="T1">liquide synovial</text:span></text:p>
        </text:list-item>
        <text:list-item>
          <text:p text:style-name="P129">En l’absence d’infection, le taux d’alpha-défensine est très bas</text:p>
        </text:list-item>
        <text:list-item>
          <text:p text:style-name="P129">C’est un <text:span text:style-name="T1">marqueur direct de l’activité immunitaire locale</text:span> contre un pathogène</text:p>
        </text:list-item>
      </text:list>
      <text:h text:style-name="Heading_20_3" text:outline-level="3"><text:bookmark-start text:name="deux-formats-de-test"/>Deux formats de test<text:bookmark-end text:name="deux-formats-de-test"/>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header-rows>
          <table:table-row>
            <table:table-cell table:style-name="TableHeaderRowCell" office:value-type="string">
              <text:p text:style-name="Table_20_Heading">Test</text:p>
            </table:table-cell>
            <table:table-cell table:style-name="TableHeaderRowCell" office:value-type="string">
              <text:p text:style-name="Table_20_Heading">Méthode</text:p>
            </table:table-cell>
            <table:table-cell table:style-name="TableHeaderRowCell" office:value-type="string">
              <text:p text:style-name="Table_20_Heading">Résultat</text:p>
            </table:table-cell>
            <table:table-cell table:style-name="TableHeaderRowCell" office:value-type="string">
              <text:p text:style-name="P130">Sensibilité</text:p>
            </table:table-cell>
            <table:table-cell table:style-name="TableHeaderRowCell" office:value-type="string">
              <text:p text:style-name="P131">Spécificité</text:p>
            </table:table-cell>
            <table:table-cell table:style-name="TableHeaderRowCell" office:value-type="string">
              <text:p text:style-name="P132">Délai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Lateral flow</text:span> (Synovasure®)</text:p>
          </table:table-cell>
          <table:table-cell table:style-name="TableRowCell" office:value-type="string">
            <text:p text:style-name="Table_20_Contents">Bandelette (comme un test de grossesse)</text:p>
          </table:table-cell>
          <table:table-cell table:style-name="TableRowCell" office:value-type="string">
            <text:p text:style-name="Table_20_Contents">Positif / Négatif</text:p>
          </table:table-cell>
          <table:table-cell table:style-name="TableRowCell" office:value-type="string">
            <text:p text:style-name="P133">85-97%</text:p>
          </table:table-cell>
          <table:table-cell table:style-name="TableRowCell" office:value-type="string">
            <text:p text:style-name="P134">95-100%</text:p>
          </table:table-cell>
          <table:table-cell table:style-name="TableRowCell" office:value-type="string">
            <text:p text:style-name="P135">10 min</text:p>
          </table:table-cell>
        </table:table-row>
        <table:table-row>
          <table:table-cell table:style-name="TableRowCell" office:value-type="string">
            <text:p text:style-name="Table_20_Contents"><text:span text:style-name="T1">ELISA</text:span> (laboratoire)</text:p>
          </table:table-cell>
          <table:table-cell table:style-name="TableRowCell" office:value-type="string">
            <text:p text:style-name="Table_20_Contents">Dosage quantitatif</text:p>
          </table:table-cell>
          <table:table-cell table:style-name="TableRowCell" office:value-type="string">
            <text:p text:style-name="Table_20_Contents">Valeur en mg/L (seuil &gt;5.2)</text:p>
          </table:table-cell>
          <table:table-cell table:style-name="TableRowCell" office:value-type="string">
            <text:p text:style-name="P133">97-100%</text:p>
          </table:table-cell>
          <table:table-cell table:style-name="TableRowCell" office:value-type="string">
            <text:p text:style-name="P134">95-97%</text:p>
          </table:table-cell>
          <table:table-cell table:style-name="TableRowCell" office:value-type="string">
            <text:p text:style-name="P135">24-48h</text:p>
          </table:table-cell>
        </table:table-row>
      </table:table>
      <text:h text:style-name="Heading_20_3" text:outline-level="3"><text:bookmark-start text:name="pourquoi-cest-le-meilleur-marqueur-synovial"/>Pourquoi c’est le meilleur marqueur synovial<text:bookmark-end text:name="pourquoi-cest-le-meilleur-marqueur-synovial"/></text:h>
      <text:list text:style-name="L18">
        <text:list-item>
          <text:p text:style-name="P136"><text:span text:style-name="T1">Non affecté</text:span> par les antibiotiques en cours (contrairement aux cultures)</text:p>
        </text:list-item>
        <text:list-item>
          <text:p text:style-name="P136"><text:span text:style-name="T1">Non affecté</text:span> par les pathologies inflammatoires (polyarthrite rhumatoïde, goutte) → très spécifique de l’infection</text:p>
        </text:list-item>
        <text:list-item>
          <text:p text:style-name="P136"><text:span text:style-name="T1">Fonctionne</text:span> même sur les germes à croissance lente (<text:span text:style-name="T2">C. acnes</text:span>, <text:span text:style-name="T2">S. epidermidis</text:span>)</text:p>
        </text:list-item>
        <text:list-item>
          <text:p text:style-name="P136"><text:span text:style-name="T1">Inclus</text:span> dans les critères ICM 2018 (Parvizi) comme critère majeur</text:p>
        </text:list-item>
      </text:list>
      <text:h text:style-name="Heading_20_3" text:outline-level="3"><text:bookmark-start text:name="en-pratique"/>En pratique<text:bookmark-end text:name="en-pratique"/></text:h>
      <text:list text:style-name="L19">
        <text:list-item>
          <text:p text:style-name="P137">Le chirurgien fait une <text:span text:style-name="T1">ponction articulaire</text:span> (genou, hanche, épaule)</text:p>
        </text:list-item>
        <text:list-item>
          <text:p text:style-name="P137">Au <text:span text:style-name="T1">bloc opératoire</text:span> → bandelette Synovasure® (résultat en 10 min)</text:p>
        </text:list-item>
        <text:list-item>
          <text:p text:style-name="P137">Au <text:span text:style-name="T1">laboratoire</text:span> → ELISA (résultat plus précis, 24-48h)</text:p>
        </text:list-item>
        <text:list-item>
          <text:p text:style-name="P137">Alpha-défensine positive = infection très probable (VPP &gt; 95% en contexte spécialisé)</text:p>
        </text:list-item>
      </text:list>
      <text:h text:style-name="Heading_20_3" text:outline-level="3"><text:bookmark-start text:name="limite"/>Limite<text:bookmark-end text:name="limite"/></text:h>
      <text:list text:style-name="L20">
        <text:list-item>
          <text:p text:style-name="P138">Le test nécessite un <text:span text:style-name="T1">liquide synovial de qualité</text:span> (non contaminé par du sang → faux positifs possibles si ponction traumatique)</text:p>
        </text:list-item>
        <text:list-item>
          <text:p text:style-name="P138">Coût élevé du test Synovasure® (~150-200€ par bandelette)</text:p>
        </text:list-item>
      </text:list>
      <text:h text:style-name="Heading_20_3" text:outline-level="3"><text:bookmark-start text:name="exemples-pratiques-alpha-défensine"/>Exemples pratiques — Alpha-défensine<text:bookmark-end text:name="exemples-pratiques-alpha-défensine"/></text:h>
      <text:p text:style-name="First_20_paragraph"><text:span text:style-name="T1">Exemple 1 — Alpha-défensine au bloc : décision peropératoire</text:span> &gt; M. Garcia, 62 ans, reprise de PTG pour descellement supposé « mécanique ». Pas de fièvre, CRP = 8 mg/L (limite), VS = 25 mm/h. &gt; - Au bloc, le chirurgien ouvre l’articulation : liquide synovial un peu trouble, tissu légèrement inflammatoire mais pas de pus franc. &gt; - <text:span text:style-name="T1">Test Synovasure® au bloc</text:span> (bandelette lateral flow) : résultat en 10 minutes → <text:span text:style-name="T1">POSITIF</text:span> &gt; - Le chirurgien modifie immédiatement sa stratégie : au lieu d’un simple changement de prothèse en 1 temps, il réalise une <text:span text:style-name="T1">explantation</text:span> + mise en place d’un <text:span text:style-name="T1">spacer aux antibiotiques</text:span> (stratégie en 2 temps). &gt; - Cultures peropératoires (résultat à J5) : <text:span text:style-name="T2">Staphylococcus epidermidis</text:span> sur 4/5 prélèvements → infection confirmée. &gt; - <text:span text:style-name="T1">Sans la bandelette</text:span> : le chirurgien aurait posé une nouvelle prothèse dans un milieu infecté → échec quasi-certain.</text:p>
      <text:p text:style-name="Text_20_body"><text:span text:style-name="T1">Exemple 2 — Alpha-défensine sous antibiotiques</text:span> &gt; Mme Nguyen, 58 ans, PTH gauche à 8 mois, déjà sous amoxicilline depuis 3 semaines (prescrite par son généraliste pour « suspicion d’infection »). &gt; - Ponction au CRIOA sous échographie : liquide clair &gt; - <text:span text:style-name="T1">Cultures</text:span> : toutes NÉGATIVES (stérilisées par les ATB) &gt; - <text:span text:style-name="T1">Alpha-défensine ELISA</text:span> : <text:span text:style-name="T1">7.8 mg/L → POSITIF</text:span> (seuil &gt; 5.2 mg/L) &gt; - Leucocytes synoviaux : 9 500/μL (élevé) &gt; - <text:span text:style-name="T1">Interprétation</text:span> : l’alpha-défensine n’est PAS affectée par les antibiotiques (elle est produite par les neutrophiles, pas par les bactéries). Le diagnostic d’infection est confirmé malgré les cultures négatives. &gt; - Décision : changement en 2 temps. Le germe sera finalement identifié par NGS : <text:span text:style-name="T2">Cutibacterium acnes</text:span>.</text:p>
      <text:p text:style-name="Text_20_body"><text:span text:style-name="T1">Exemple 3 — Faux positif lié à une ponction traumatique</text:span> &gt; M. Dubois, 72 ans, PTG à 5 ans, exploration pour douleur mécanique. Ponction en consultation. &gt; - Liquide articulaire très <text:span text:style-name="T1">hémorragique</text:span> (ponction difficile, 3 tentatives) &gt; - Alpha-défensine Synovasure® : <text:span text:style-name="T1">POSITIF</text:span> &gt; - Leucocytes synoviaux : 1 200/μL (normal) &gt; - CRP = 4 mg/L (normal), cultures négatives &gt; - <text:span text:style-name="T1">Interprétation</text:span> : FAUX POSITIF. Le sang contient de l’alpha-défensine (dans les neutrophiles circulants). Un liquide très hémorragique fausse le test. &gt; - <text:span text:style-name="T1">Conduite</text:span> : nouvelle ponction à 2 semaines, liquide clair cette fois → alpha-défensine NÉGATIVE. Pas d’infection. &gt; - <text:span text:style-name="T1">Leçon</text:span> : si le liquide est sanglant, l’alpha-défensine n’est pas fiable. Refaire la ponction ou utiliser l’ELISA (moins sensible à la contamination sanguine).</text:p>
      <text:p text:style-name="Text_20_body"><text:span text:style-name="T1">Exemple 4 — Alpha-défensine et polyarthrite rhumatoïde</text:span> &gt; Mme Laurent, 55 ans, polyarthrite rhumatoïde active, PTG gauche à 3 ans. Genou gonflé, chaud. &gt; - CRP = 60 mg/L → élevée, mais ininterprétable (la PR élève la CRP !) &gt; - Leucocytes synoviaux = 18 000/μL → élevé, mais la PR aussi donne des leucocytes élevés &gt; - <text:span text:style-name="T1">Alpha-défensine ELISA</text:span> : <text:span text:style-name="T1">1.8 mg/L → NÉGATIF</text:span> &gt; - <text:span text:style-name="T1">Interprétation</text:span> : la PR donne de faux positifs sur CRP et leucocytes synoviaux, mais PAS sur l’alpha-défensine. Alpha-défensine négative = pas d’infection surajoutée → poussée inflammatoire de la PR. &gt; - <text:span text:style-name="T1">C’est pourquoi l’alpha-défensine est le marqueur de choix chez les patients avec maladies inflammatoires chroniques.</text:span></text:p>
      <text:p text:style-name="Horizontal_20_Line"/>
      <text:h text:style-name="Heading_20_2" text:outline-level="2"><text:bookmark-start text:name="critères-icm-2018"/>13. Critères ICM 2018<text:bookmark-end text:name="critères-icm-2018"/></text:h>
      <text:p text:style-name="First_20_paragraph">Les <text:span text:style-name="T1">critères ICM 2018</text:span> (International Consensus Meeting 2018, Philadelphia) sont le <text:span text:style-name="T1">standard international</text:span> pour le diagnostic d’infection périprothétique (IPP), publiés par <text:span text:style-name="T1">Javad Parvizi et al.</text:span></text:p>
      <text:h text:style-name="Heading_20_3" text:outline-level="3"><text:bookmark-start text:name="critères-majeurs-1-seul-suffit-infection-confirmée"/>Critères MAJEURS (1 seul suffit = infection confirmée)<text:bookmark-end text:name="critères-majeurs-1-seul-suffit-infection-confirmée"/></text:h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Table_20_Heading">Critère</text:p>
            </table:table-cell>
            <table:table-cell table:style-name="TableHeaderRowCell" office:value-type="string">
              <text:p text:style-name="Table_20_Heading">Détail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2 cultures peropératoires positives</text:span></text:p>
          </table:table-cell>
          <table:table-cell table:style-name="TableRowCell" office:value-type="string">
            <text:p text:style-name="Table_20_Contents">Même germe isolé sur ≥2 prélèvements distincts</text:p>
          </table:table-cell>
        </table:table-row>
        <table:table-row>
          <table:table-cell table:style-name="TableRowCell" office:value-type="string">
            <text:p text:style-name="Table_20_Contents"><text:span text:style-name="T1">Fistule</text:span></text:p>
          </table:table-cell>
          <table:table-cell table:style-name="TableRowCell" office:value-type="string">
            <text:p text:style-name="Table_20_Contents">Communication directe entre l’articulation et la peau</text:p>
          </table:table-cell>
        </table:table-row>
      </table:table>
      <text:p text:style-name="First_20_paragraph">Si un seul critère majeur est présent = <text:span text:style-name="T1">infection confirmée</text:span>, pas besoin d’aller plus loin.</text:p>
      <text:h text:style-name="Heading_20_3" text:outline-level="3"><text:bookmark-start text:name="critères-mineurs-système-de-score-pondéré"/>Critères MINEURS (système de score pondéré)<text:bookmark-end text:name="critères-mineurs-système-de-score-pondéré"/></text:h>
      <text:p text:style-name="First_20_paragraph">Si aucun critère majeur, on additionne les points :</text:p>
      <text:h text:style-name="Heading_20_4" text:outline-level="4"><text:bookmark-start text:name="critères-sériques-sang"/>Critères sériques (sang)<text:bookmark-end text:name="critères-sériques-sang"/></text:h>
      <table:table table:name="Table22" table:style-name="Table22">
        <table:table-column table:style-name="Table22.A"/>
        <table:table-column table:style-name="Table22.B"/>
        <table:table-column table:style-name="Table22.C"/>
        <table:table-header-rows>
          <table:table-row>
            <table:table-cell table:style-name="TableHeaderRowCell" office:value-type="string">
              <text:p text:style-name="Table_20_Heading">Critère</text:p>
            </table:table-cell>
            <table:table-cell table:style-name="TableHeaderRowCell" office:value-type="string">
              <text:p text:style-name="P139">Score</text:p>
            </table:table-cell>
            <table:table-cell table:style-name="TableHeaderRowCell" office:value-type="string">
              <text:p text:style-name="Table_20_Heading">Seuil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CRP élevée</text:span></text:p>
          </table:table-cell>
          <table:table-cell table:style-name="TableRowCell" office:value-type="string">
            <text:p text:style-name="P140">2 points</text:p>
          </table:table-cell>
          <table:table-cell table:style-name="TableRowCell" office:value-type="string">
            <text:p text:style-name="Table_20_Contents">&gt;10 mg/L</text:p>
          </table:table-cell>
        </table:table-row>
        <table:table-row>
          <table:table-cell table:style-name="TableRowCell" office:value-type="string">
            <text:p text:style-name="Table_20_Contents"><text:span text:style-name="T1">D-dimères élevés</text:span></text:p>
          </table:table-cell>
          <table:table-cell table:style-name="TableRowCell" office:value-type="string">
            <text:p text:style-name="P140">2 points</text:p>
          </table:table-cell>
          <table:table-cell table:style-name="TableRowCell" office:value-type="string">
            <text:p text:style-name="Table_20_Contents">&gt;860 ng/mL</text:p>
          </table:table-cell>
        </table:table-row>
        <table:table-row>
          <table:table-cell table:style-name="TableRowCell" office:value-type="string">
            <text:p text:style-name="Table_20_Contents"><text:span text:style-name="T1">VS élevée</text:span></text:p>
          </table:table-cell>
          <table:table-cell table:style-name="TableRowCell" office:value-type="string">
            <text:p text:style-name="P140">1 point</text:p>
          </table:table-cell>
          <table:table-cell table:style-name="TableRowCell" office:value-type="string">
            <text:p text:style-name="Table_20_Contents">&gt;30 mm/h</text:p>
          </table:table-cell>
        </table:table-row>
      </table:table>
      <text:h text:style-name="Heading_20_4" text:outline-level="4"><text:bookmark-start text:name="critères-synoviaux-ponction-articulaire"/>Critères synoviaux (ponction articulaire)<text:bookmark-end text:name="critères-synoviaux-ponction-articulaire"/></text:h>
      <table:table table:name="Table23" table:style-name="Table23">
        <table:table-column table:style-name="Table23.A"/>
        <table:table-column table:style-name="Table23.B"/>
        <table:table-column table:style-name="Table23.C"/>
        <table:table-header-rows>
          <table:table-row>
            <table:table-cell table:style-name="TableHeaderRowCell" office:value-type="string">
              <text:p text:style-name="Table_20_Heading">Critère</text:p>
            </table:table-cell>
            <table:table-cell table:style-name="TableHeaderRowCell" office:value-type="string">
              <text:p text:style-name="P141">Score</text:p>
            </table:table-cell>
            <table:table-cell table:style-name="TableHeaderRowCell" office:value-type="string">
              <text:p text:style-name="Table_20_Heading">Seuil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Leucocytes synoviaux élevés</text:span></text:p>
          </table:table-cell>
          <table:table-cell table:style-name="TableRowCell" office:value-type="string">
            <text:p text:style-name="P142">3 points</text:p>
          </table:table-cell>
          <table:table-cell table:style-name="TableRowCell" office:value-type="string">
            <text:p text:style-name="Table_20_Contents">&gt;3000/μL (chronique) ou &gt;10 000/μL (aiguë)</text:p>
          </table:table-cell>
        </table:table-row>
        <table:table-row>
          <table:table-cell table:style-name="TableRowCell" office:value-type="string">
            <text:p text:style-name="Table_20_Contents"><text:span text:style-name="T1">Alpha-défensine positive</text:span></text:p>
          </table:table-cell>
          <table:table-cell table:style-name="TableRowCell" office:value-type="string">
            <text:p text:style-name="P142">3 points</text:p>
          </table:table-cell>
          <table:table-cell table:style-name="TableRowCell" office:value-type="string">
            <text:p text:style-name="Table_20_Contents">Test lateral flow ou ELISA &gt;5.2 mg/L</text:p>
          </table:table-cell>
        </table:table-row>
        <table:table-row>
          <table:table-cell table:style-name="TableRowCell" office:value-type="string">
            <text:p text:style-name="Table_20_Contents"><text:span text:style-name="T1">Leukocyte esterase positive</text:span></text:p>
          </table:table-cell>
          <table:table-cell table:style-name="TableRowCell" office:value-type="string">
            <text:p text:style-name="P142">3 points</text:p>
          </table:table-cell>
          <table:table-cell table:style-name="TableRowCell" office:value-type="string">
            <text:p text:style-name="Table_20_Contents">++ sur bandelette</text:p>
          </table:table-cell>
        </table:table-row>
        <table:table-row>
          <table:table-cell table:style-name="TableRowCell" office:value-type="string">
            <text:p text:style-name="Table_20_Contents"><text:span text:style-name="T1">% PNN synoviaux élevé</text:span></text:p>
          </table:table-cell>
          <table:table-cell table:style-name="TableRowCell" office:value-type="string">
            <text:p text:style-name="P142">2 points</text:p>
          </table:table-cell>
          <table:table-cell table:style-name="TableRowCell" office:value-type="string">
            <text:p text:style-name="Table_20_Contents">&gt;80% (chronique) ou &gt;90% (aiguë)</text:p>
          </table:table-cell>
        </table:table-row>
        <table:table-row>
          <table:table-cell table:style-name="TableRowCell" office:value-type="string">
            <text:p text:style-name="Table_20_Contents"><text:span text:style-name="T1">CRP synoviale élevée</text:span></text:p>
          </table:table-cell>
          <table:table-cell table:style-name="TableRowCell" office:value-type="string">
            <text:p text:style-name="P142">1 point</text:p>
          </table:table-cell>
          <table:table-cell table:style-name="TableRowCell" office:value-type="string">
            <text:p text:style-name="Table_20_Contents">&gt;6.9 mg/L</text:p>
          </table:table-cell>
        </table:table-row>
      </table:table>
      <text:h text:style-name="Heading_20_4" text:outline-level="4"><text:bookmark-start text:name="critères-peropératoires-au-bloc"/>Critères peropératoires (au bloc)<text:bookmark-end text:name="critères-peropératoires-au-bloc"/></text:h>
      <table:table table:name="Table24" table:style-name="Table24">
        <table:table-column table:style-name="Table24.A"/>
        <table:table-column table:style-name="Table24.B"/>
        <table:table-column table:style-name="Table24.C"/>
        <table:table-header-rows>
          <table:table-row>
            <table:table-cell table:style-name="TableHeaderRowCell" office:value-type="string">
              <text:p text:style-name="Table_20_Heading">Critère</text:p>
            </table:table-cell>
            <table:table-cell table:style-name="TableHeaderRowCell" office:value-type="string">
              <text:p text:style-name="P143">Score</text:p>
            </table:table-cell>
            <table:table-cell table:style-name="TableHeaderRowCell" office:value-type="string">
              <text:p text:style-name="Table_20_Heading">Détail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Histologie positive</text:span></text:p>
          </table:table-cell>
          <table:table-cell table:style-name="TableRowCell" office:value-type="string">
            <text:p text:style-name="P144">3 points</text:p>
          </table:table-cell>
          <table:table-cell table:style-name="TableRowCell" office:value-type="string">
            <text:p text:style-name="Table_20_Contents">&gt;5 PNN/champ (×400) sur ≥5 champs</text:p>
          </table:table-cell>
        </table:table-row>
        <table:table-row>
          <table:table-cell table:style-name="TableRowCell" office:value-type="string">
            <text:p text:style-name="Table_20_Contents"><text:span text:style-name="T1">Aspect purulent</text:span></text:p>
          </table:table-cell>
          <table:table-cell table:style-name="TableRowCell" office:value-type="string">
            <text:p text:style-name="P144">3 points</text:p>
          </table:table-cell>
          <table:table-cell table:style-name="TableRowCell" office:value-type="string">
            <text:p text:style-name="Table_20_Contents">Pus macroscopique per-opératoire</text:p>
          </table:table-cell>
        </table:table-row>
        <table:table-row>
          <table:table-cell table:style-name="TableRowCell" office:value-type="string">
            <text:p text:style-name="Table_20_Contents"><text:span text:style-name="T1">1 culture peropératoire positive</text:span></text:p>
          </table:table-cell>
          <table:table-cell table:style-name="TableRowCell" office:value-type="string">
            <text:p text:style-name="P144">2 points</text:p>
          </table:table-cell>
          <table:table-cell table:style-name="TableRowCell" office:value-type="string">
            <text:p text:style-name="Table_20_Contents">1 seul prélèvement positif</text:p>
          </table:table-cell>
        </table:table-row>
      </table:table>
      <text:h text:style-name="Heading_20_3" text:outline-level="3"><text:bookmark-start text:name="interprétation-du-score-total"/>Interprétation du score total<text:bookmark-end text:name="interprétation-du-score-total"/></text:h>
      <table:table table:name="Table25" table:style-name="Table25">
        <table:table-column table:style-name="Table25.A"/>
        <table:table-column table:style-name="Table25.B"/>
        <table:table-header-rows>
          <table:table-row>
            <table:table-cell table:style-name="TableHeaderRowCell" office:value-type="string">
              <text:p text:style-name="P145">Score</text:p>
            </table:table-cell>
            <table:table-cell table:style-name="TableHeaderRowCell" office:value-type="string">
              <text:p text:style-name="Table_20_Heading">Diagnostic</text:p>
            </table:table-cell>
          </table:table-row>
        </table:table-header-rows>
        <table:table-row>
          <table:table-cell table:style-name="TableRowCell" office:value-type="string">
            <text:p text:style-name="P146"><text:span text:style-name="T1">≥ 6 points</text:span></text:p>
          </table:table-cell>
          <table:table-cell table:style-name="TableRowCell" office:value-type="string">
            <text:p text:style-name="Table_20_Contents"><text:span text:style-name="T1">Infecté</text:span></text:p>
          </table:table-cell>
        </table:table-row>
        <table:table-row>
          <table:table-cell table:style-name="TableRowCell" office:value-type="string">
            <text:p text:style-name="P146"><text:span text:style-name="T1">4-5 points</text:span></text:p>
          </table:table-cell>
          <table:table-cell table:style-name="TableRowCell" office:value-type="string">
            <text:p text:style-name="Table_20_Contents"><text:span text:style-name="T1">Possiblement infecté</text:span> (investigation complémentaire)</text:p>
          </table:table-cell>
        </table:table-row>
        <table:table-row>
          <table:table-cell table:style-name="TableRowCell" office:value-type="string">
            <text:p text:style-name="P146"><text:span text:style-name="T1">≤ 3 points</text:span></text:p>
          </table:table-cell>
          <table:table-cell table:style-name="TableRowCell" office:value-type="string">
            <text:p text:style-name="Table_20_Contents"><text:span text:style-name="T1">Non infecté</text:span></text:p>
          </table:table-cell>
        </table:table-row>
      </table:table>
      <text:h text:style-name="Heading_20_3" text:outline-level="3"><text:bookmark-start text:name="performances-des-critères-icm-2018"/>Performances des critères ICM 2018<text:bookmark-end text:name="performances-des-critères-icm-2018"/></text:h>
      <table:table table:name="Table26" table:style-name="Table26">
        <table:table-column table:style-name="Table26.A"/>
        <table:table-column table:style-name="Table26.B"/>
        <table:table-header-rows>
          <table:table-row>
            <table:table-cell table:style-name="TableHeaderRowCell" office:value-type="string">
              <text:p text:style-name="Table_20_Heading">Métrique</text:p>
            </table:table-cell>
            <table:table-cell table:style-name="TableHeaderRowCell" office:value-type="string">
              <text:p text:style-name="P147">Valeur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Sensibilité</text:span></text:p>
          </table:table-cell>
          <table:table-cell table:style-name="TableRowCell" office:value-type="string">
            <text:p text:style-name="P148">97.7%</text:p>
          </table:table-cell>
        </table:table-row>
        <table:table-row>
          <table:table-cell table:style-name="TableRowCell" office:value-type="string">
            <text:p text:style-name="Table_20_Contents"><text:span text:style-name="T1">Spécificité</text:span></text:p>
          </table:table-cell>
          <table:table-cell table:style-name="TableRowCell" office:value-type="string">
            <text:p text:style-name="P148">99.5%</text:p>
          </table:table-cell>
        </table:table-row>
        <table:table-row>
          <table:table-cell table:style-name="TableRowCell" office:value-type="string">
            <text:p text:style-name="Table_20_Contents"><text:span text:style-name="T1">VPP (en centre spécialisé)</text:span></text:p>
          </table:table-cell>
          <table:table-cell table:style-name="TableRowCell" office:value-type="string">
            <text:p text:style-name="P148">~97%</text:p>
          </table:table-cell>
        </table:table-row>
        <table:table-row>
          <table:table-cell table:style-name="TableRowCell" office:value-type="string">
            <text:p text:style-name="Table_20_Contents"><text:span text:style-name="T1">VPN</text:span></text:p>
          </table:table-cell>
          <table:table-cell table:style-name="TableRowCell" office:value-type="string">
            <text:p text:style-name="P148">~99%</text:p>
          </table:table-cell>
        </table:table-row>
      </table:table>
      <text:h text:style-name="Heading_20_3" text:outline-level="3"><text:bookmark-start text:name="différence-avec-les-anciens-critères-msis-2011"/>Différence avec les anciens critères MSIS 2011<text:bookmark-end text:name="différence-avec-les-anciens-critères-msis-2011"/></text:h>
      <table:table table:name="Table27" table:style-name="Table27">
        <table:table-column table:style-name="Table27.A"/>
        <table:table-column table:style-name="Table27.B"/>
        <table:table-column table:style-name="Table27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Table_20_Heading">MSIS 2011</text:p>
            </table:table-cell>
            <table:table-cell table:style-name="TableHeaderRowCell" office:value-type="string">
              <text:p text:style-name="Table_20_Heading">ICM 2018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Système</text:span></text:p>
          </table:table-cell>
          <table:table-cell table:style-name="TableRowCell" office:value-type="string">
            <text:p text:style-name="Table_20_Contents">Critères majeurs/mineurs binaires</text:p>
          </table:table-cell>
          <table:table-cell table:style-name="TableRowCell" office:value-type="string">
            <text:p text:style-name="Table_20_Contents">Score pondéré (points)</text:p>
          </table:table-cell>
        </table:table-row>
        <table:table-row>
          <table:table-cell table:style-name="TableRowCell" office:value-type="string">
            <text:p text:style-name="Table_20_Contents"><text:span text:style-name="T1">D-dimères</text:span></text:p>
          </table:table-cell>
          <table:table-cell table:style-name="TableRowCell" office:value-type="string">
            <text:p text:style-name="Table_20_Contents">Non inclus</text:p>
          </table:table-cell>
          <table:table-cell table:style-name="TableRowCell" office:value-type="string">
            <text:p text:style-name="Table_20_Contents">Inclus (2 pts)</text:p>
          </table:table-cell>
        </table:table-row>
        <table:table-row>
          <table:table-cell table:style-name="TableRowCell" office:value-type="string">
            <text:p text:style-name="Table_20_Contents"><text:span text:style-name="T1">Alpha-défensine</text:span></text:p>
          </table:table-cell>
          <table:table-cell table:style-name="TableRowCell" office:value-type="string">
            <text:p text:style-name="Table_20_Contents">Non inclus</text:p>
          </table:table-cell>
          <table:table-cell table:style-name="TableRowCell" office:value-type="string">
            <text:p text:style-name="Table_20_Contents">Inclus (3 pts)</text:p>
          </table:table-cell>
        </table:table-row>
        <table:table-row>
          <table:table-cell table:style-name="TableRowCell" office:value-type="string">
            <text:p text:style-name="Table_20_Contents"><text:span text:style-name="T1">CRP synoviale</text:span></text:p>
          </table:table-cell>
          <table:table-cell table:style-name="TableRowCell" office:value-type="string">
            <text:p text:style-name="Table_20_Contents">Non inclus</text:p>
          </table:table-cell>
          <table:table-cell table:style-name="TableRowCell" office:value-type="string">
            <text:p text:style-name="Table_20_Contents">Inclus (1 pt)</text:p>
          </table:table-cell>
        </table:table-row>
        <table:table-row>
          <table:table-cell table:style-name="TableRowCell" office:value-type="string">
            <text:p text:style-name="Table_20_Contents"><text:span text:style-name="T1">Leukocyte esterase</text:span></text:p>
          </table:table-cell>
          <table:table-cell table:style-name="TableRowCell" office:value-type="string">
            <text:p text:style-name="Table_20_Contents">Non inclus</text:p>
          </table:table-cell>
          <table:table-cell table:style-name="TableRowCell" office:value-type="string">
            <text:p text:style-name="Table_20_Contents">Inclus (3 pts)</text:p>
          </table:table-cell>
        </table:table-row>
        <table:table-row>
          <table:table-cell table:style-name="TableRowCell" office:value-type="string">
            <text:p text:style-name="Table_20_Contents"><text:span text:style-name="T1">Zone grise</text:span></text:p>
          </table:table-cell>
          <table:table-cell table:style-name="TableRowCell" office:value-type="string">
            <text:p text:style-name="Table_20_Contents">Oui/Non seulement</text:p>
          </table:table-cell>
          <table:table-cell table:style-name="TableRowCell" office:value-type="string">
            <text:p text:style-name="Table_20_Contents">Zone “possiblement infecté” (4-5 pts)</text:p>
          </table:table-cell>
        </table:table-row>
        <table:table-row>
          <table:table-cell table:style-name="TableRowCell" office:value-type="string">
            <text:p text:style-name="Table_20_Contents"><text:span text:style-name="T1">Performance</text:span></text:p>
          </table:table-cell>
          <table:table-cell table:style-name="TableRowCell" office:value-type="string">
            <text:p text:style-name="Table_20_Contents">Se 79-97%, Sp 78-99%</text:p>
          </table:table-cell>
          <table:table-cell table:style-name="TableRowCell" office:value-type="string">
            <text:p text:style-name="Table_20_Contents">Se 97.7%, Sp 99.5%</text:p>
          </table:table-cell>
        </table:table-row>
      </table:table>
      <text:h text:style-name="Heading_20_3" text:outline-level="3"><text:bookmark-start text:name="exemple-pratique"/>Exemple pratique<text:bookmark-end text:name="exemple-pratique"/></text:h>
      <text:p text:style-name="First_20_paragraph">Patient avec prothèse de genou douloureuse à 18 mois : - CRP = 35 mg/L → 2 pts - D-dimères = 1200 ng/mL → 2 pts - Ponction : leucocytes synoviaux = 8500/μL → 3 pts - Alpha-défensine positive → 3 pts - <text:span text:style-name="T1">Total = 10 points → INFECTÉ</text:span></text:p>
      <text:h text:style-name="Heading_20_3" text:outline-level="3"><text:bookmark-start text:name="exemples-pratiques-application-des-critères-icm-2018"/>Exemples pratiques — Application des critères ICM 2018<text:bookmark-end text:name="exemples-pratiques-application-des-critères-icm-2018"/></text:h>
      <text:p text:style-name="First_20_paragraph"><text:span text:style-name="T1">Exemple 1 — Diagnostic clair : infection aiguë post-opératoire</text:span> &gt; M. Faure, 60 ans, PTG droite à J10 post-opératoire. Fièvre 39°C, genou rouge, tendu, douloureux. &gt; - <text:span text:style-name="T1">Critère majeur</text:span> : pas de fistule, pas encore de cultures peropératoires &gt; - <text:span text:style-name="T1">Critères mineurs</text:span> : &gt; - CRP = 210 mg/L → 2 pts &gt; - D-dimères = 3500 ng/mL → 2 pts (attention : D-dimères élevés aussi en post-op récent, à interpréter avec prudence) &gt; - VS = 85 mm/h → 1 pt &gt; - Ponction : leucocytes synoviaux = 65 000/μL → 3 pts &gt; - Alpha-défensine = positive → 3 pts &gt; - % PNN synoviaux = 95% → 2 pts &gt; - <text:span text:style-name="T1">Total = 13 points → INFECTÉ</text:span> (largement au-dessus du seuil de 6) &gt; - <text:span text:style-name="T1">Conduite</text:span> : DAIR en urgence</text:p>
      <text:p text:style-name="Text_20_body"><text:span text:style-name="T1">Exemple 2 — Zone grise diagnostique</text:span> &gt; Mme Collet, 68 ans, PTH gauche à 14 mois. Douleur à la marche, légère boiterie. Pas de fièvre, pas de rougeur. &gt; - <text:span text:style-name="T1">Pas de critère majeur</text:span> &gt; - <text:span text:style-name="T1">Critères mineurs</text:span> : &gt; - CRP = 12 mg/L → 2 pts (juste au-dessus du seuil) &gt; - D-dimères = 750 ng/mL → 0 pt (&lt; 860) &gt; - VS = 35 mm/h → 1 pt &gt; - Ponction articulaire sèche (pas de liquide récupéré) &gt; - <text:span text:style-name="T1">Total = 3 points → NON INFECTÉ</text:span> d’après le score &gt; - MAIS la ponction était sèche → pas de marqueurs synoviaux disponibles → score potentiellement sous-estimé &gt; - <text:span text:style-name="T1">Conduite</text:span> : nouvelle ponction écho-guidée, ou arthrographie + ponction. Si faisable : &gt; - Leucocytes synoviaux = 5 200/μL → +3 pts → total passe à <text:span text:style-name="T1">6 → INFECTÉ</text:span> &gt; - <text:span text:style-name="T1">Leçon</text:span> : une ponction sèche est un piège. NE PAS conclure « non infecté » sans les marqueurs synoviaux.</text:p>
      <text:p text:style-name="Text_20_body"><text:span text:style-name="T1">Exemple 3 — Critère majeur seul suffit</text:span> &gt; M. Benali, 75 ans, PTG à 3 ans. Fistule productive en regard du bord médial du genou depuis 2 mois. Écoulement clair, non purulent. &gt; - CRP = 15 mg/L (modérément élevée) &gt; - <text:span text:style-name="T1">Fistule = critère MAJEUR → infection CONFIRMÉE d’emblée</text:span> &gt; - Pas besoin de calculer le score mineur, pas besoin de ponction, pas besoin d’alpha-défensine &gt; - <text:span text:style-name="T1">Conduite</text:span> : changement prothétique en 2 temps (fistule = facteur d’échec du DAIR)</text:p>
      <text:p text:style-name="Text_20_body"><text:span text:style-name="T1">Exemple 4 — Infection à germe bas-grade : le diagnostic difficile</text:span> &gt; Mme Werner, 55 ans, PTH douloureuse à 2 ans. Douleur sourde, permanente, jamais de fièvre. Pas de rougeur, pas d’écoulement. &gt; - <text:span text:style-name="T1">Critères mineurs</text:span> : &gt; - CRP = 8 mg/L → 0 pt (&lt; 10 → sous le seuil !) &gt; - D-dimères = 920 ng/mL → 2 pts &gt; - VS = 28 mm/h → 0 pt (&lt; 30) &gt; - Leucocytes synoviaux = 2 800/μL → 0 pt (&lt; 3000 — juste sous le seuil !) &gt; - Alpha-défensine ELISA = 5.8 mg/L → 3 pts (&gt; 5.2 → positif) &gt; - % PNN = 78% → 0 pt (&lt; 80) &gt; - <text:span text:style-name="T1">Total = 5 points → POSSIBLEMENT INFECTÉ</text:span> (zone grise 4-5 pts) &gt; - <text:span text:style-name="T1">Conduite</text:span> : prélèvements peropératoires indiqués. Biopsie synoviale sous arthroscopie. &gt; - Histologie : 8 PNN/champ (&gt; 5) → +3 pts → total = <text:span text:style-name="T1">8 → INFECTÉ</text:span> &gt; - Cultures : <text:span text:style-name="T2">Cutibacterium acnes</text:span> (3/5 positives à J10) → critère majeur → confirmé &gt; - <text:span text:style-name="T1">Leçon</text:span> : les infections chroniques bas-grade (C. acnes, S. epidermidis) sont en dessous des seuils biologiques classiques. L’alpha-défensine et l’histologie sont les meilleurs outils pour ces cas limites.</text:p>
      <text:p text:style-name="Text_20_body"><text:span text:style-name="T1">Exemple 5 — Diagnostic rapide avec la bandelette au bloc</text:span> &gt; M. Torres, 70 ans, révision de PTG supposée « mécanique ». Le chirurgien suspecte une infection en peropératoire (tissus inflammatoires). &gt; - <text:span text:style-name="T1">Chronologie au bloc</text:span> : &gt; - 14h00 : ouverture articulaire → tissu inflammatoire, pas de pus &gt; - 14h05 : prélèvement liquide synovial + 5 biopsies + <text:span text:style-name="T1">bandelette Synovasure®</text:span> &gt; - 14h15 : <text:span text:style-name="T1">Synovasure® = POSITIF</text:span> &gt; - 14h20 : <text:span text:style-name="T1">décision immédiate</text:span> → changement en 2 temps au lieu de la révision simple prévue &gt; - 14h30 : explantation de la prothèse, mise en place d’un spacer PMMA + vancomycine + gentamicine &gt; - <text:span text:style-name="T1">J5</text:span> : cultures → <text:span text:style-name="T2">S. epidermidis</text:span> résistant à la méticilline sur 3/5 prélèvements &gt; - <text:span text:style-name="T1">Résultat</text:span> : le résultat de la bandelette en 10 minutes a modifié la stratégie chirurgicale en temps réel et évité un échec prévisible.</text:p>
      <text:p text:style-name="Horizontal_20_Line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header-rows>
          <table:table-row>
            <table:table-cell table:style-name="TableHeaderRowCell" office:value-type="string">
              <text:p text:style-name="Table_20_Heading">Score / Critères</text:p>
            </table:table-cell>
            <table:table-cell table:style-name="TableHeaderRowCell" office:value-type="string">
              <text:p text:style-name="Table_20_Heading">Composants</text:p>
            </table:table-cell>
            <table:table-cell table:style-name="TableHeaderRowCell" office:value-type="string">
              <text:p text:style-name="P149">Sensibilité</text:p>
            </table:table-cell>
            <table:table-cell table:style-name="TableHeaderRowCell" office:value-type="string">
              <text:p text:style-name="P150">Spécificité</text:p>
            </table:table-cell>
            <table:table-cell table:style-name="TableHeaderRowCell" office:value-type="string">
              <text:p text:style-name="Table_20_Heading">Référenc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MSIS 2011</text:span></text:p>
          </table:table-cell>
          <table:table-cell table:style-name="TableRowCell" office:value-type="string">
            <text:p text:style-name="Table_20_Contents">CRP, VS, leuco synovial, % PNN, culture, histologie</text:p>
          </table:table-cell>
          <table:table-cell table:style-name="TableRowCell" office:value-type="string">
            <text:p text:style-name="P151">79-97%</text:p>
          </table:table-cell>
          <table:table-cell table:style-name="TableRowCell" office:value-type="string">
            <text:p text:style-name="P152">78-99%</text:p>
          </table:table-cell>
          <table:table-cell table:style-name="TableRowCell" office:value-type="string">
            <text:p text:style-name="Table_20_Contents">Parvizi et al. 2011</text:p>
          </table:table-cell>
        </table:table-row>
        <table:table-row>
          <table:table-cell table:style-name="TableRowCell" office:value-type="string">
            <text:p text:style-name="Table_20_Contents"><text:span text:style-name="T1">ICM 2018</text:span></text:p>
          </table:table-cell>
          <table:table-cell table:style-name="TableRowCell" office:value-type="string">
            <text:p text:style-name="Table_20_Contents">CRP, D-dimères, VS, leuco synovial, alpha-défensine, leukocyte esterase, % PNN, culture</text:p>
          </table:table-cell>
          <table:table-cell table:style-name="TableRowCell" office:value-type="string">
            <text:p text:style-name="P151">97%</text:p>
          </table:table-cell>
          <table:table-cell table:style-name="TableRowCell" office:value-type="string">
            <text:p text:style-name="P152">95%</text:p>
          </table:table-cell>
          <table:table-cell table:style-name="TableRowCell" office:value-type="string">
            <text:p text:style-name="Table_20_Contents">Parvizi et al. 2018</text:p>
          </table:table-cell>
        </table:table-row>
        <table:table-row>
          <table:table-cell table:style-name="TableRowCell" office:value-type="string">
            <text:p text:style-name="Table_20_Contents"><text:span text:style-name="T1">Score WAIOT 2019</text:span></text:p>
          </table:table-cell>
          <table:table-cell table:style-name="TableRowCell" office:value-type="string">
            <text:p text:style-name="Table_20_Contents">CRP + VS + imagerie + clinique + microbiologie</text:p>
          </table:table-cell>
          <table:table-cell table:style-name="TableRowCell" office:value-type="string">
            <text:p text:style-name="P151">94%</text:p>
          </table:table-cell>
          <table:table-cell table:style-name="TableRowCell" office:value-type="string">
            <text:p text:style-name="P152">90%</text:p>
          </table:table-cell>
          <table:table-cell table:style-name="TableRowCell" office:value-type="string">
            <text:p text:style-name="Table_20_Contents">Romano et al. 2019</text:p>
          </table:table-cell>
        </table:table-row>
        <table:table-row>
          <table:table-cell table:style-name="TableRowCell" office:value-type="string">
            <text:p text:style-name="Table_20_Contents"><text:span text:style-name="T1">Score Tsukayama</text:span></text:p>
          </table:table-cell>
          <table:table-cell table:style-name="TableRowCell" office:value-type="string">
            <text:p text:style-name="Table_20_Contents">Clinique + délai + culture peropératoire</text:p>
          </table:table-cell>
          <table:table-cell table:style-name="TableRowCell" office:value-type="string">
            <text:p text:style-name="P151">Classification pronostique</text:p>
          </table:table-cell>
          <table:table-cell table:style-name="TableRowCell" office:value-type="string">
            <text:p text:style-name="P152">—</text:p>
          </table:table-cell>
          <table:table-cell table:style-name="TableRowCell" office:value-type="string">
            <text:p text:style-name="Table_20_Contents">Tsukayama 1996</text:p>
          </table:table-cell>
        </table:table-row>
        <table:table-row>
          <table:table-cell table:style-name="TableRowCell" office:value-type="string">
            <text:p text:style-name="Table_20_Contents"><text:span text:style-name="T1">Critères de McPherson</text:span></text:p>
          </table:table-cell>
          <table:table-cell table:style-name="TableRowCell" office:value-type="string">
            <text:p text:style-name="Table_20_Contents">Terrain + type infection + état local</text:p>
          </table:table-cell>
          <table:table-cell table:style-name="TableRowCell" office:value-type="string">
            <text:p text:style-name="P151">Score pronostique chirurgical</text:p>
          </table:table-cell>
          <table:table-cell table:style-name="TableRowCell" office:value-type="string">
            <text:p text:style-name="P152">—</text:p>
          </table:table-cell>
          <table:table-cell table:style-name="TableRowCell" office:value-type="string">
            <text:p text:style-name="Table_20_Contents">McPherson 2002</text:p>
          </table:table-cell>
        </table:table-row>
      </table:table>
      <text:p text:style-name="Horizontal_20_Line"/>
      <text:h text:style-name="Heading_20_2" text:outline-level="2"><text:bookmark-start text:name="small-colony-variants-scv"/>14. Small Colony Variants (SCV)<text:bookmark-end text:name="small-colony-variants-scv"/></text:h>
      <text:h text:style-name="Heading_20_3" text:outline-level="3"><text:bookmark-start text:name="définition"/>Définition<text:bookmark-end text:name="définition"/></text:h>
      <text:p text:style-name="First_20_paragraph">Les <text:span text:style-name="T1">Small Colony Variants</text:span> sont des sous-populations bactériennes phénotypiquement modifiées, caractérisées par une croissance très lente et des colonies anormalement petites (environ 1/10 de la taille normale) sur milieu de culture standard.</text:p>
      <text:h text:style-name="Heading_20_3" text:outline-level="3"><text:bookmark-start text:name="aspect-macroscopique-sur-la-gélose"/>Aspect macroscopique (sur la gélose)<text:bookmark-end text:name="aspect-macroscopique-sur-la-gélose"/></text:h>
      <table:table table:name="Table29" table:style-name="Table29">
        <table:table-column table:style-name="Table29.A"/>
        <table:table-column table:style-name="Table29.B"/>
        <table:table-column table:style-name="Table29.C"/>
        <table:table-header-rows>
          <table:table-row>
            <table:table-cell table:style-name="TableHeaderRowCell" office:value-type="string">
              <text:p text:style-name="Table_20_Heading">Caractéristique</text:p>
            </table:table-cell>
            <table:table-cell table:style-name="TableHeaderRowCell" office:value-type="string">
              <text:p text:style-name="P153">Phénotype normal <text:span text:style-name="T2">S. aureus</text:span></text:p>
            </table:table-cell>
            <table:table-cell table:style-name="TableHeaderRowCell" office:value-type="string">
              <text:p text:style-name="P154">Phénotype SCV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Taille des colonies</text:span></text:p>
          </table:table-cell>
          <table:table-cell table:style-name="TableRowCell" office:value-type="string">
            <text:p text:style-name="P155">2-4 mm à 24h</text:p>
          </table:table-cell>
          <table:table-cell table:style-name="TableRowCell" office:value-type="string">
            <text:p text:style-name="P156"><text:span text:style-name="T1">&lt; 1 mm</text:span> (souvent 0.1-0.3 mm), même après 48-72h</text:p>
          </table:table-cell>
        </table:table-row>
        <table:table-row>
          <table:table-cell table:style-name="TableRowCell" office:value-type="string">
            <text:p text:style-name="Table_20_Contents"><text:span text:style-name="T1">Pigmentation</text:span></text:p>
          </table:table-cell>
          <table:table-cell table:style-name="TableRowCell" office:value-type="string">
            <text:p text:style-name="P155">Dorée (staphyloxanthine)</text:p>
          </table:table-cell>
          <table:table-cell table:style-name="TableRowCell" office:value-type="string">
            <text:p text:style-name="P156"><text:span text:style-name="T1">Blanche, grisâtre, non pigmentée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Hémolyse</text:span> (gélose au sang)</text:p>
          </table:table-cell>
          <table:table-cell table:style-name="TableRowCell" office:value-type="string">
            <text:p text:style-name="P155">β-hémolyse franche (halo clair)</text:p>
          </table:table-cell>
          <table:table-cell table:style-name="TableRowCell" office:value-type="string">
            <text:p text:style-name="P156"><text:span text:style-name="T1">Absente ou très réduite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Aspect de la colonie</text:span></text:p>
          </table:table-cell>
          <table:table-cell table:style-name="TableRowCell" office:value-type="string">
            <text:p text:style-name="P155">Bombée, opaque, lisse</text:p>
          </table:table-cell>
          <table:table-cell table:style-name="TableRowCell" office:value-type="string">
            <text:p text:style-name="P156"><text:span text:style-name="T1">Plate, translucide, « fried egg »</text:span> (œuf au plat)</text:p>
          </table:table-cell>
        </table:table-row>
        <table:table-row>
          <table:table-cell table:style-name="TableRowCell" office:value-type="string">
            <text:p text:style-name="Table_20_Contents"><text:span text:style-name="T1">Odeur</text:span></text:p>
          </table:table-cell>
          <table:table-cell table:style-name="TableRowCell" office:value-type="string">
            <text:p text:style-name="P155">Caractéristique</text:p>
          </table:table-cell>
          <table:table-cell table:style-name="TableRowCell" office:value-type="string">
            <text:p text:style-name="P156">Absente ou modifiée</text:p>
          </table:table-cell>
        </table:table-row>
        <table:table-row>
          <table:table-cell table:style-name="TableRowCell" office:value-type="string">
            <text:p text:style-name="Table_20_Contents"><text:span text:style-name="T1">Temps d’apparition</text:span></text:p>
          </table:table-cell>
          <table:table-cell table:style-name="TableRowCell" office:value-type="string">
            <text:p text:style-name="P155">18-24h</text:p>
          </table:table-cell>
          <table:table-cell table:style-name="TableRowCell" office:value-type="string">
            <text:p text:style-name="P156"><text:span text:style-name="T1">48-72h</text:span>, parfois <text:span text:style-name="T1">5-7 jours</text:span></text:p>
          </table:table-cell>
        </table:table-row>
      </table:table>
      <text:p text:style-name="P157"><text:span text:style-name="T1">Piège diagnostique majeur</text:span> : à 24h de culture, les SCV sont souvent <text:span text:style-name="T1">invisibles à l’œil nu</text:span> ou confondues avec des contaminants environnementaux.</text:p>
      <text:h text:style-name="Heading_20_3" text:outline-level="3"><text:bookmark-start text:name="les-3-auxotrophies-classiques"/>Les 3 auxotrophies classiques<text:bookmark-end text:name="les-3-auxotrophies-classiques"/></text:h>
      <text:h text:style-name="Heading_20_4" text:outline-level="4"><text:bookmark-start text:name="scv-déficientes-en-ménadione-vitamine-k"/>SCV déficientes en ménadione (vitamine K)<text:bookmark-end text:name="scv-déficientes-en-ménadione-vitamine-k"/></text:h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HeaderRowCell" office:value-type="string">
              <text:p text:style-name="Table_20_Heading">Propriété</text:p>
            </table:table-cell>
            <table:table-cell table:style-name="TableHeaderRowCell" office:value-type="string">
              <text:p text:style-name="Table_20_Heading">Détail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Voie affectée</text:span></text:p>
          </table:table-cell>
          <table:table-cell table:style-name="TableRowCell" office:value-type="string">
            <text:p text:style-name="Table_20_Contents">Biosynthèse des ménaquinones (coenzyme de la chaîne respiratoire)</text:p>
          </table:table-cell>
        </table:table-row>
        <table:table-row>
          <table:table-cell table:style-name="TableRowCell" office:value-type="string">
            <text:p text:style-name="Table_20_Contents"><text:span text:style-name="T1">Conséquence</text:span></text:p>
          </table:table-cell>
          <table:table-cell table:style-name="TableRowCell" office:value-type="string">
            <text:p text:style-name="Table_20_Contents">↓↓ production d’ATP via la phosphorylation oxydative</text:p>
          </table:table-cell>
        </table:table-row>
        <table:table-row>
          <table:table-cell table:style-name="TableRowCell" office:value-type="string">
            <text:p text:style-name="Table_20_Contents"><text:span text:style-name="T1">Gènes mutés</text:span></text:p>
          </table:table-cell>
          <table:table-cell table:style-name="TableRowCell" office:value-type="string">
            <text:p text:style-name="Table_20_Contents"><text:span text:style-name="T2">menB</text:span>, <text:span text:style-name="T2">menC</text:span>, <text:span text:style-name="T2">menD</text:span>, <text:span text:style-name="T2">menE</text:span>, <text:span text:style-name="T2">menF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Réversion</text:span></text:p>
          </table:table-cell>
          <table:table-cell table:style-name="TableRowCell" office:value-type="string">
            <text:p text:style-name="Table_20_Contents">Croissance restaurée par ajout de <text:span text:style-name="T1">ménadione</text:span> au milieu de culture</text:p>
          </table:table-cell>
        </table:table-row>
        <table:table-row>
          <table:table-cell table:style-name="TableRowCell" office:value-type="string">
            <text:p text:style-name="Table_20_Contents"><text:span text:style-name="T1">Test diagnostique</text:span></text:p>
          </table:table-cell>
          <table:table-cell table:style-name="TableRowCell" office:value-type="string">
            <text:p text:style-name="Table_20_Contents">Stries croisées avec <text:span text:style-name="T2">S. aureus</text:span> producteur de ménadione → restauration de la croissance au croisement</text:p>
          </table:table-cell>
        </table:table-row>
        <table:table-row>
          <table:table-cell table:style-name="TableRowCell" office:value-type="string">
            <text:p text:style-name="Table_20_Contents"><text:span text:style-name="T1">Fréquence</text:span></text:p>
          </table:table-cell>
          <table:table-cell table:style-name="TableRowCell" office:value-type="string">
            <text:p text:style-name="Table_20_Contents">La plus fréquente en clinique</text:p>
          </table:table-cell>
        </table:table-row>
      </table:table>
      <text:h text:style-name="Heading_20_4" text:outline-level="4"><text:bookmark-start text:name="scv-déficientes-en-hémine"/>SCV déficientes en hémine<text:bookmark-end text:name="scv-déficientes-en-hémine"/></text:h>
      <table:table table:name="Table31" table:style-name="Table31">
        <table:table-column table:style-name="Table31.A"/>
        <table:table-column table:style-name="Table31.B"/>
        <table:table-header-rows>
          <table:table-row>
            <table:table-cell table:style-name="TableHeaderRowCell" office:value-type="string">
              <text:p text:style-name="Table_20_Heading">Propriété</text:p>
            </table:table-cell>
            <table:table-cell table:style-name="TableHeaderRowCell" office:value-type="string">
              <text:p text:style-name="Table_20_Heading">Détail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Voie affectée</text:span></text:p>
          </table:table-cell>
          <table:table-cell table:style-name="TableRowCell" office:value-type="string">
            <text:p text:style-name="Table_20_Contents">Biosynthèse de l’hème (cytochromes a et b de la chaîne respiratoire)</text:p>
          </table:table-cell>
        </table:table-row>
        <table:table-row>
          <table:table-cell table:style-name="TableRowCell" office:value-type="string">
            <text:p text:style-name="Table_20_Contents"><text:span text:style-name="T1">Conséquence</text:span></text:p>
          </table:table-cell>
          <table:table-cell table:style-name="TableRowCell" office:value-type="string">
            <text:p text:style-name="Table_20_Contents">↓↓ respiration aérobie, bascule vers fermentation</text:p>
          </table:table-cell>
        </table:table-row>
        <table:table-row>
          <table:table-cell table:style-name="TableRowCell" office:value-type="string">
            <text:p text:style-name="Table_20_Contents"><text:span text:style-name="T1">Gènes mutés</text:span></text:p>
          </table:table-cell>
          <table:table-cell table:style-name="TableRowCell" office:value-type="string">
            <text:p text:style-name="Table_20_Contents"><text:span text:style-name="T2">hemA</text:span>, <text:span text:style-name="T2">hemB</text:span>, <text:span text:style-name="T2">hemH</text:span>, <text:span text:style-name="T2">ctaA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Réversion</text:span></text:p>
          </table:table-cell>
          <table:table-cell table:style-name="TableRowCell" office:value-type="string">
            <text:p text:style-name="Table_20_Contents">Croissance restaurée par ajout d’<text:span text:style-name="T1">hémine</text:span> ou de <text:span text:style-name="T1">sang</text:span> au milieu</text:p>
          </table:table-cell>
        </table:table-row>
        <table:table-row>
          <table:table-cell table:style-name="TableRowCell" office:value-type="string">
            <text:p text:style-name="Table_20_Contents"><text:span text:style-name="T1">Fréquence</text:span></text:p>
          </table:table-cell>
          <table:table-cell table:style-name="TableRowCell" office:value-type="string">
            <text:p text:style-name="Table_20_Contents">Fréquente, souvent en association avec déficit en ménadione</text:p>
          </table:table-cell>
        </table:table-row>
      </table:table>
      <text:h text:style-name="Heading_20_4" text:outline-level="4"><text:bookmark-start text:name="scv-déficientes-en-thymidine"/>SCV déficientes en thymidine<text:bookmark-end text:name="scv-déficientes-en-thymidine"/></text:h>
      <table:table table:name="Table32" table:style-name="Table32">
        <table:table-column table:style-name="Table32.A"/>
        <table:table-column table:style-name="Table32.B"/>
        <table:table-header-rows>
          <table:table-row>
            <table:table-cell table:style-name="TableHeaderRowCell" office:value-type="string">
              <text:p text:style-name="Table_20_Heading">Propriété</text:p>
            </table:table-cell>
            <table:table-cell table:style-name="TableHeaderRowCell" office:value-type="string">
              <text:p text:style-name="Table_20_Heading">Détail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Voie affectée</text:span></text:p>
          </table:table-cell>
          <table:table-cell table:style-name="TableRowCell" office:value-type="string">
            <text:p text:style-name="Table_20_Contents">Synthèse de la thymidine (nucléotide pour l’ADN)</text:p>
          </table:table-cell>
        </table:table-row>
        <table:table-row>
          <table:table-cell table:style-name="TableRowCell" office:value-type="string">
            <text:p text:style-name="Table_20_Contents"><text:span text:style-name="T1">Conséquence</text:span></text:p>
          </table:table-cell>
          <table:table-cell table:style-name="TableRowCell" office:value-type="string">
            <text:p text:style-name="Table_20_Contents">↓↓ réplication de l’ADN, division cellulaire ralentie</text:p>
          </table:table-cell>
        </table:table-row>
        <table:table-row>
          <table:table-cell table:style-name="TableRowCell" office:value-type="string">
            <text:p text:style-name="Table_20_Contents"><text:span text:style-name="T1">Gènes mutés</text:span></text:p>
          </table:table-cell>
          <table:table-cell table:style-name="TableRowCell" office:value-type="string">
            <text:p text:style-name="Table_20_Contents"><text:span text:style-name="T2">thyA</text:span> (thymidylate synthase)</text:p>
          </table:table-cell>
        </table:table-row>
        <table:table-row>
          <table:table-cell table:style-name="TableRowCell" office:value-type="string">
            <text:p text:style-name="Table_20_Contents"><text:span text:style-name="T1">Réversion</text:span></text:p>
          </table:table-cell>
          <table:table-cell table:style-name="TableRowCell" office:value-type="string">
            <text:p text:style-name="Table_20_Contents">Croissance restaurée par ajout de <text:span text:style-name="T1">thymidine</text:span> au milieu</text:p>
          </table:table-cell>
        </table:table-row>
        <table:table-row>
          <table:table-cell table:style-name="TableRowCell" office:value-type="string">
            <text:p text:style-name="Table_20_Contents"><text:span text:style-name="T1">Sélection</text:span></text:p>
          </table:table-cell>
          <table:table-cell table:style-name="TableRowCell" office:value-type="string">
            <text:p text:style-name="Table_20_Contents">Fortement sélectionnées par le <text:span text:style-name="T1">cotrimoxazole</text:span> (TMP-SMX) qui bloque la voie des folates</text:p>
          </table:table-cell>
        </table:table-row>
        <table:table-row>
          <table:table-cell table:style-name="TableRowCell" office:value-type="string">
            <text:p text:style-name="Table_20_Contents"><text:span text:style-name="T1">Particularité</text:span></text:p>
          </table:table-cell>
          <table:table-cell table:style-name="TableRowCell" office:value-type="string">
            <text:p text:style-name="Table_20_Contents"><text:span text:style-name="T1">Résistance au cotrimoxazole</text:span> car la bactérie utilise la thymidine exogène (des tissus humains)</text:p>
          </table:table-cell>
        </table:table-row>
        <table:table-row>
          <table:table-cell table:style-name="TableRowCell" office:value-type="string">
            <text:p text:style-name="Table_20_Contents"><text:span text:style-name="T1">Piège</text:span></text:p>
          </table:table-cell>
          <table:table-cell table:style-name="TableRowCell" office:value-type="string">
            <text:p text:style-name="Table_20_Contents">In vitro sur milieu sans thymidine → « sensible » à TMP-SMX. In vivo → <text:span text:style-name="T1">résistante</text:span> (thymidine tissulaire disponible)</text:p>
          </table:table-cell>
        </table:table-row>
      </table:table>
      <text:h text:style-name="Heading_20_3" text:outline-level="3"><text:bookmark-start text:name="résistance-aux-antibiotiques-phénotypique-non-génétique"/>Résistance aux antibiotiques (phénotypique, non génétique)<text:bookmark-end text:name="résistance-aux-antibiotiques-phénotypique-non-génétique"/></text:h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header-rows>
          <table:table-row>
            <table:table-cell table:style-name="TableHeaderRowCell" office:value-type="string">
              <text:p text:style-name="Table_20_Heading">Antibiotique</text:p>
            </table:table-cell>
            <table:table-cell table:style-name="TableHeaderRowCell" office:value-type="string">
              <text:p text:style-name="P158">Phénotype normal</text:p>
            </table:table-cell>
            <table:table-cell table:style-name="TableHeaderRowCell" office:value-type="string">
              <text:p text:style-name="P159">SCV</text:p>
            </table:table-cell>
            <table:table-cell table:style-name="TableHeaderRowCell" office:value-type="string">
              <text:p text:style-name="Table_20_Heading">Commentair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Aminosides</text:span> (gentamicine, tobramycine)</text:p>
          </table:table-cell>
          <table:table-cell table:style-name="TableRowCell" office:value-type="string">
            <text:p text:style-name="P160">Sensible</text:p>
          </table:table-cell>
          <table:table-cell table:style-name="TableRowCell" office:value-type="string">
            <text:p text:style-name="P161"><text:span text:style-name="T1">RÉSISTANT</text:span></text:p>
          </table:table-cell>
          <table:table-cell table:style-name="TableRowCell" office:value-type="string">
            <text:p text:style-name="Table_20_Contents">↓↓ potentiel de membrane → pas de transport</text:p>
          </table:table-cell>
        </table:table-row>
        <table:table-row>
          <table:table-cell table:style-name="TableRowCell" office:value-type="string">
            <text:p text:style-name="Table_20_Contents"><text:span text:style-name="T1">Bêta-lactamines</text:span></text:p>
          </table:table-cell>
          <table:table-cell table:style-name="TableRowCell" office:value-type="string">
            <text:p text:style-name="P160">Sensible (si MSSA)</text:p>
          </table:table-cell>
          <table:table-cell table:style-name="TableRowCell" office:value-type="string">
            <text:p text:style-name="P161"><text:span text:style-name="T1">RÉDUIT</text:span></text:p>
          </table:table-cell>
          <table:table-cell table:style-name="TableRowCell" office:value-type="string">
            <text:p text:style-name="Table_20_Contents">↓ croissance = ↓ cibles PBP actives</text:p>
          </table:table-cell>
        </table:table-row>
        <table:table-row>
          <table:table-cell table:style-name="TableRowCell" office:value-type="string">
            <text:p text:style-name="Table_20_Contents"><text:span text:style-name="T1">Cotrimoxazole</text:span> (TMP-SMX)</text:p>
          </table:table-cell>
          <table:table-cell table:style-name="TableRowCell" office:value-type="string">
            <text:p text:style-name="P160">Sensible</text:p>
          </table:table-cell>
          <table:table-cell table:style-name="TableRowCell" office:value-type="string">
            <text:p text:style-name="P161"><text:span text:style-name="T1">RÉSISTANT</text:span> (SCV thyA)</text:p>
          </table:table-cell>
          <table:table-cell table:style-name="TableRowCell" office:value-type="string">
            <text:p text:style-name="Table_20_Contents">In vivo, thymidine tissulaire disponible</text:p>
          </table:table-cell>
        </table:table-row>
        <table:table-row>
          <table:table-cell table:style-name="TableRowCell" office:value-type="string">
            <text:p text:style-name="Table_20_Contents"><text:span text:style-name="T1">Rifampicine</text:span></text:p>
          </table:table-cell>
          <table:table-cell table:style-name="TableRowCell" office:value-type="string">
            <text:p text:style-name="P160">Sensible</text:p>
          </table:table-cell>
          <table:table-cell table:style-name="TableRowCell" office:value-type="string">
            <text:p text:style-name="P161"><text:span text:style-name="T1">SENSIBLE ✓</text:span></text:p>
          </table:table-cell>
          <table:table-cell table:style-name="TableRowCell" office:value-type="string">
            <text:p text:style-name="Table_20_Contents">Actif même sur métabolisme lent</text:p>
          </table:table-cell>
        </table:table-row>
        <table:table-row>
          <table:table-cell table:style-name="TableRowCell" office:value-type="string">
            <text:p text:style-name="Table_20_Contents"><text:span text:style-name="T1">Daptomycine</text:span></text:p>
          </table:table-cell>
          <table:table-cell table:style-name="TableRowCell" office:value-type="string">
            <text:p text:style-name="P160">Sensible</text:p>
          </table:table-cell>
          <table:table-cell table:style-name="TableRowCell" office:value-type="string">
            <text:p text:style-name="P161"><text:span text:style-name="T1">SENSIBLE ✓</text:span></text:p>
          </table:table-cell>
          <table:table-cell table:style-name="TableRowCell" office:value-type="string">
            <text:p text:style-name="Table_20_Contents">Membrane intacte, actif en intracellulaire</text:p>
          </table:table-cell>
        </table:table-row>
        <table:table-row>
          <table:table-cell table:style-name="TableRowCell" office:value-type="string">
            <text:p text:style-name="Table_20_Contents"><text:span text:style-name="T1">Linézolide</text:span></text:p>
          </table:table-cell>
          <table:table-cell table:style-name="TableRowCell" office:value-type="string">
            <text:p text:style-name="P160">Sensible</text:p>
          </table:table-cell>
          <table:table-cell table:style-name="TableRowCell" office:value-type="string">
            <text:p text:style-name="P161"><text:span text:style-name="T1">SENSIBLE ✓</text:span></text:p>
          </table:table-cell>
          <table:table-cell table:style-name="TableRowCell" office:value-type="string">
            <text:p text:style-name="Table_20_Contents">Actif sur ribosome 50S, bonne pénétration intracellulaire</text:p>
          </table:table-cell>
        </table:table-row>
      </table:table>
      <text:h text:style-name="Heading_20_3" text:outline-level="3"><text:bookmark-start text:name="facteurs-de-virulence"/>Facteurs de virulence<text:bookmark-end text:name="facteurs-de-virulence"/></text:h>
      <table:table table:name="Table34" table:style-name="Table34">
        <table:table-column table:style-name="Table34.A"/>
        <table:table-column table:style-name="Table34.B"/>
        <table:table-column table:style-name="Table34.C"/>
        <table:table-header-rows>
          <table:table-row>
            <table:table-cell table:style-name="TableHeaderRowCell" office:value-type="string">
              <text:p text:style-name="Table_20_Heading">Facteur</text:p>
            </table:table-cell>
            <table:table-cell table:style-name="TableHeaderRowCell" office:value-type="string">
              <text:p text:style-name="P162">Phénotype normal</text:p>
            </table:table-cell>
            <table:table-cell table:style-name="TableHeaderRowCell" office:value-type="string">
              <text:p text:style-name="P163">SCV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α-toxine</text:span> (hémolysine)</text:p>
          </table:table-cell>
          <table:table-cell table:style-name="TableRowCell" office:value-type="string">
            <text:p text:style-name="P164">+++</text:p>
          </table:table-cell>
          <table:table-cell table:style-name="TableRowCell" office:value-type="string">
            <text:p text:style-name="P165"><text:span text:style-name="T1">−</text:span> ou traces</text:p>
          </table:table-cell>
        </table:table-row>
        <table:table-row>
          <table:table-cell table:style-name="TableRowCell" office:value-type="string">
            <text:p text:style-name="Table_20_Contents"><text:span text:style-name="T1">Protéine A</text:span></text:p>
          </table:table-cell>
          <table:table-cell table:style-name="TableRowCell" office:value-type="string">
            <text:p text:style-name="P164">+++</text:p>
          </table:table-cell>
          <table:table-cell table:style-name="TableRowCell" office:value-type="string">
            <text:p text:style-name="P165"><text:span text:style-name="T1">↓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Coagulase</text:span></text:p>
          </table:table-cell>
          <table:table-cell table:style-name="TableRowCell" office:value-type="string">
            <text:p text:style-name="P164">+++</text:p>
          </table:table-cell>
          <table:table-cell table:style-name="TableRowCell" office:value-type="string">
            <text:p text:style-name="P165"><text:span text:style-name="T1">↓</text:span> (test en tube peut être retardé)</text:p>
          </table:table-cell>
        </table:table-row>
        <table:table-row>
          <table:table-cell table:style-name="TableRowCell" office:value-type="string">
            <text:p text:style-name="Table_20_Contents"><text:span text:style-name="T1">Staphyloxanthine</text:span> (pigment)</text:p>
          </table:table-cell>
          <table:table-cell table:style-name="TableRowCell" office:value-type="string">
            <text:p text:style-name="P164">+++ (colonies dorées)</text:p>
          </table:table-cell>
          <table:table-cell table:style-name="TableRowCell" office:value-type="string">
            <text:p text:style-name="P165"><text:span text:style-name="T1">−</text:span> (colonies blanches)</text:p>
          </table:table-cell>
        </table:table-row>
        <table:table-row>
          <table:table-cell table:style-name="TableRowCell" office:value-type="string">
            <text:p text:style-name="Table_20_Contents"><text:span text:style-name="T1">Biofilm</text:span></text:p>
          </table:table-cell>
          <table:table-cell table:style-name="TableRowCell" office:value-type="string">
            <text:p text:style-name="P164">++</text:p>
          </table:table-cell>
          <table:table-cell table:style-name="TableRowCell" office:value-type="string">
            <text:p text:style-name="P165"><text:span text:style-name="T1">+++</text:span> (formation accrue !)</text:p>
          </table:table-cell>
        </table:table-row>
        <table:table-row>
          <table:table-cell table:style-name="TableRowCell" office:value-type="string">
            <text:p text:style-name="Table_20_Contents"><text:span text:style-name="T1">Protéines d’adhésion</text:span> (FnBP)</text:p>
          </table:table-cell>
          <table:table-cell table:style-name="TableRowCell" office:value-type="string">
            <text:p text:style-name="P164">++</text:p>
          </table:table-cell>
          <table:table-cell table:style-name="TableRowCell" office:value-type="string">
            <text:p text:style-name="P165"><text:span text:style-name="T1">+++</text:span> (adhérence accrue)</text:p>
          </table:table-cell>
        </table:table-row>
        <table:table-row>
          <table:table-cell table:style-name="TableRowCell" office:value-type="string">
            <text:p text:style-name="Table_20_Contents"><text:span text:style-name="T1">Invasion cellulaire</text:span></text:p>
          </table:table-cell>
          <table:table-cell table:style-name="TableRowCell" office:value-type="string">
            <text:p text:style-name="P164">+ (faible)</text:p>
          </table:table-cell>
          <table:table-cell table:style-name="TableRowCell" office:value-type="string">
            <text:p text:style-name="P165"><text:span text:style-name="T1">+++</text:span> (invasion massive des ostéoblastes)</text:p>
          </table:table-cell>
        </table:table-row>
      </table:table>
      <text:p text:style-name="P166"><text:span text:style-name="T1">Paradoxe des SCV</text:span> : virulence extracellulaire réduite (moins de toxines → infection « silencieuse ») MAIS capacité d’invasion et de persistance intracellulaire considérablement augmentée.</text:p>
      <text:h text:style-name="Heading_20_3" text:outline-level="3"><text:bookmark-start text:name="invasion-et-persistance-intracellulaire"/>Invasion et persistance intracellulaire<text:bookmark-end text:name="invasion-et-persistance-intracellulaire"/></text:h>
      <text:p text:style-name="First_20_paragraph">Les SCV se réfugient <text:span text:style-name="T1">à l’intérieur des ostéoblastes, ostéocytes et cellules endothéliales</text:span> via la liaison FnBP-A/B → intégrine α5β1. Elles survivent dans le phagosome sans produire de toxines lytiques, échappant ainsi au système immunitaire et à la plupart des antibiotiques extracellulaires. Seuls la rifampicine, le linézolide et la daptomycine pénètrent suffisamment pour atteindre les SCV intracellulaires.</text:p>
      <text:h text:style-name="Heading_20_3" text:outline-level="3"><text:bookmark-start text:name="germes-les-plus-fréquemment-en-scv"/>Germes les plus fréquemment en SCV<text:bookmark-end text:name="germes-les-plus-fréquemment-en-scv"/></text:h>
      <table:table table:name="Table35" table:style-name="Table35">
        <table:table-column table:style-name="Table35.A"/>
        <table:table-column table:style-name="Table35.B"/>
        <table:table-header-rows>
          <table:table-row>
            <table:table-cell table:style-name="TableHeaderRowCell" office:value-type="string">
              <text:p text:style-name="Table_20_Heading">Bactérie</text:p>
            </table:table-cell>
            <table:table-cell table:style-name="TableHeaderRowCell" office:value-type="string">
              <text:p text:style-name="P167">Fréquence SCV en IOA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3">Staphylococcus aureus</text:span></text:p>
          </table:table-cell>
          <table:table-cell table:style-name="TableRowCell" office:value-type="string">
            <text:p text:style-name="P168"><text:span text:style-name="T1">Le plus fréquent</text:span> — modèle de référence</text:p>
          </table:table-cell>
        </table:table-row>
        <table:table-row>
          <table:table-cell table:style-name="TableRowCell" office:value-type="string">
            <text:p text:style-name="Table_20_Contents"><text:span text:style-name="T2">S. epidermidis</text:span> / SCN</text:p>
          </table:table-cell>
          <table:table-cell table:style-name="TableRowCell" office:value-type="string">
            <text:p text:style-name="P168">Fréquent sur matériel prothétique</text:p>
          </table:table-cell>
        </table:table-row>
        <table:table-row>
          <table:table-cell table:style-name="TableRowCell" office:value-type="string">
            <text:p text:style-name="Table_20_Contents"><text:span text:style-name="T2">Pseudomonas aeruginosa</text:span></text:p>
          </table:table-cell>
          <table:table-cell table:style-name="TableRowCell" office:value-type="string">
            <text:p text:style-name="P168">Rare, décrit dans l’ostéomyélite chronique</text:p>
          </table:table-cell>
        </table:table-row>
      </table:table>
      <text:h text:style-name="Heading_20_3" text:outline-level="3"><text:bookmark-start text:name="implications-cliniques-en-ioa"/>Implications cliniques en IOA<text:bookmark-end text:name="implications-cliniques-en-ioa"/></text:h>
      <table:table table:name="Table36" table:style-name="Table36">
        <table:table-column table:style-name="Table36.A"/>
        <table:table-column table:style-name="Table36.B"/>
        <table:table-header-rows>
          <table:table-row>
            <table:table-cell table:style-name="TableHeaderRowCell" office:value-type="string">
              <text:p text:style-name="Table_20_Heading">Situation</text:p>
            </table:table-cell>
            <table:table-cell table:style-name="TableHeaderRowCell" office:value-type="string">
              <text:p text:style-name="Table_20_Heading">Impact des SCV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IOA chronique avec cultures négatives</text:span></text:p>
          </table:table-cell>
          <table:table-cell table:style-name="TableRowCell" office:value-type="string">
            <text:p text:style-name="Table_20_Contents">Penser aux SCV ! Prolonger les cultures à <text:span text:style-name="T1">14 jours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Rechute après traitement bien conduit</text:span></text:p>
          </table:table-cell>
          <table:table-cell table:style-name="TableRowCell" office:value-type="string">
            <text:p text:style-name="Table_20_Contents">SCV intracellulaires libérées après arrêt des antibiotiques</text:p>
          </table:table-cell>
        </table:table-row>
        <table:table-row>
          <table:table-cell table:style-name="TableRowCell" office:value-type="string">
            <text:p text:style-name="Table_20_Contents"><text:span text:style-name="T1">« Guérison » apparente puis récidive à distance</text:span></text:p>
          </table:table-cell>
          <table:table-cell table:style-name="TableRowCell" office:value-type="string">
            <text:p text:style-name="Table_20_Contents">Réversion phénotypique : SCV → phénotype normal virulent</text:p>
          </table:table-cell>
        </table:table-row>
        <table:table-row>
          <table:table-cell table:style-name="TableRowCell" office:value-type="string">
            <text:p text:style-name="Table_20_Contents"><text:span text:style-name="T1">Échec du DAIR</text:span></text:p>
          </table:table-cell>
          <table:table-cell table:style-name="TableRowCell" office:value-type="string">
            <text:p text:style-name="Table_20_Contents">SCV dans le biofilm résiduel, non éradiquées</text:p>
          </table:table-cell>
        </table:table-row>
      </table:table>
      <text:h text:style-name="Heading_20_3" text:outline-level="3"><text:bookmark-start text:name="réversion-phénotypique-le-danger-clinique"/>Réversion phénotypique — Le danger clinique<text:bookmark-end text:name="réversion-phénotypique-le-danger-clinique"/></text:h>
      <text:p text:style-name="First_20_paragraph">Le phénotype SCV est <text:span text:style-name="T1">réversible</text:span> : en retirant la pression de sélection (arrêt des antibiotiques), la bactérie peut reverter au phénotype normal et redevenir pleinement virulente, provoquant une <text:span text:style-name="T1">rechute clinique</text:span> à 3, 6, 12 mois après une « guérison » apparente.</text:p>
      <text:h text:style-name="Heading_20_3" text:outline-level="3"><text:bookmark-start text:name="identification-au-laboratoire"/>Identification au laboratoire<text:bookmark-end text:name="identification-au-laboratoire"/></text:h>
      <table:table table:name="Table37" table:style-name="Table37">
        <table:table-column table:style-name="Table37.A"/>
        <table:table-column table:style-name="Table37.B"/>
        <table:table-column table:style-name="Table37.C"/>
        <table:table-header-rows>
          <table:table-row>
            <table:table-cell table:style-name="TableHeaderRowCell" office:value-type="string">
              <text:p text:style-name="Table_20_Heading">Méthode</text:p>
            </table:table-cell>
            <table:table-cell table:style-name="TableHeaderRowCell" office:value-type="string">
              <text:p text:style-name="P169">Capacité de détection SCV</text:p>
            </table:table-cell>
            <table:table-cell table:style-name="TableHeaderRowCell" office:value-type="string">
              <text:p text:style-name="Table_20_Heading">Commentair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Culture standard 24h</text:span></text:p>
          </table:table-cell>
          <table:table-cell table:style-name="TableRowCell" office:value-type="string">
            <text:p text:style-name="P170"><text:span text:style-name="T1">FAIBLE</text:span> — souvent ratées</text:p>
          </table:table-cell>
          <table:table-cell table:style-name="TableRowCell" office:value-type="string">
            <text:p text:style-name="Table_20_Contents">Colonies trop petites pour être vues</text:p>
          </table:table-cell>
        </table:table-row>
        <table:table-row>
          <table:table-cell table:style-name="TableRowCell" office:value-type="string">
            <text:p text:style-name="Table_20_Contents"><text:span text:style-name="T1">Culture prolongée 5-14 jours</text:span></text:p>
          </table:table-cell>
          <table:table-cell table:style-name="TableRowCell" office:value-type="string">
            <text:p text:style-name="P170"><text:span text:style-name="T1">BONNE</text:span></text:p>
          </table:table-cell>
          <table:table-cell table:style-name="TableRowCell" office:value-type="string">
            <text:p text:style-name="Table_20_Contents">Protocole recommandé en IOA</text:p>
          </table:table-cell>
        </table:table-row>
        <table:table-row>
          <table:table-cell table:style-name="TableRowCell" office:value-type="string">
            <text:p text:style-name="Table_20_Contents"><text:span text:style-name="T1">Milieu enrichi</text:span> (hémine + ménadione)</text:p>
          </table:table-cell>
          <table:table-cell table:style-name="TableRowCell" office:value-type="string">
            <text:p text:style-name="P170"><text:span text:style-name="T1">EXCELLENTE</text:span></text:p>
          </table:table-cell>
          <table:table-cell table:style-name="TableRowCell" office:value-type="string">
            <text:p text:style-name="Table_20_Contents">Restaure la croissance normale</text:p>
          </table:table-cell>
        </table:table-row>
        <table:table-row>
          <table:table-cell table:style-name="TableRowCell" office:value-type="string">
            <text:p text:style-name="Table_20_Contents"><text:span text:style-name="T1">MALDI-TOF</text:span></text:p>
          </table:table-cell>
          <table:table-cell table:style-name="TableRowCell" office:value-type="string">
            <text:p text:style-name="P170"><text:span text:style-name="T1">Variable</text:span></text:p>
          </table:table-cell>
          <table:table-cell table:style-name="TableRowCell" office:value-type="string">
            <text:p text:style-name="Table_20_Contents">Spectre altéré, base de données parfois insuffisante</text:p>
          </table:table-cell>
        </table:table-row>
        <table:table-row>
          <table:table-cell table:style-name="TableRowCell" office:value-type="string">
            <text:p text:style-name="Table_20_Contents"><text:span text:style-name="T1">PCR universelle 16S</text:span></text:p>
          </table:table-cell>
          <table:table-cell table:style-name="TableRowCell" office:value-type="string">
            <text:p text:style-name="P170"><text:span text:style-name="T1">EXCELLENTE</text:span></text:p>
          </table:table-cell>
          <table:table-cell table:style-name="TableRowCell" office:value-type="string">
            <text:p text:style-name="Table_20_Contents">Détecte l’ADN bactérien indépendamment du phénotype</text:p>
          </table:table-cell>
        </table:table-row>
        <table:table-row>
          <table:table-cell table:style-name="TableRowCell" office:value-type="string">
            <text:p text:style-name="Table_20_Contents"><text:span text:style-name="T1">Sonication du matériel</text:span></text:p>
          </table:table-cell>
          <table:table-cell table:style-name="TableRowCell" office:value-type="string">
            <text:p text:style-name="P170"><text:span text:style-name="T1">TRÈS BONNE</text:span></text:p>
          </table:table-cell>
          <table:table-cell table:style-name="TableRowCell" office:value-type="string">
            <text:p text:style-name="Table_20_Contents">Détache les SCV du biofilm → augmente la sensibilité</text:p>
          </table:table-cell>
        </table:table-row>
      </table:table>
      <text:h text:style-name="Heading_20_4" text:outline-level="4"><text:bookmark-start text:name="test-dauxotrophie-identification-du-sous-type-scv"/>Test d’auxotrophie (identification du sous-type SCV)<text:bookmark-end text:name="test-dauxotrophie-identification-du-sous-type-scv"/></text:h>
      <text:p text:style-name="First_20_paragraph">Sur une gélose Mueller-Hinton, déposer 3 disques : 1. <text:span text:style-name="T1">Hémine</text:span> → si croissance autour = SCV hémine-dépendante 2. <text:span text:style-name="T1">Ménadione</text:span> → si croissance autour = SCV ménadione-dépendante 3. <text:span text:style-name="T1">Thymidine</text:span> → si croissance autour = SCV thymidine-dépendante</text:p>
      <text:h text:style-name="Heading_20_3" text:outline-level="3"><text:bookmark-start text:name="exemples-pratiques-scv-en-situation-clinique"/>Exemples pratiques — SCV en situation clinique<text:bookmark-end text:name="exemples-pratiques-scv-en-situation-clinique"/></text:h>
      <text:p text:style-name="First_20_paragraph"><text:span text:style-name="T1">Exemple 1 — Cultures négatives malgré une infection évidente</text:span> &gt; Mme Laurent, 62 ans, PTH gauche à 18 mois. Douleur chronique, CRP fluctuante entre 8 et 15 mg/L. Ponction articulaire : leucocytes synoviaux = 4 200/μL, cultures standard négatives à 48h. Alpha-défensine ELISA = 6.1 mg/L (positive). &gt; - <text:span text:style-name="T1">Problème</text:span> : cultures négatives mais alpha-défensine positive → discordance &gt; - <text:span text:style-name="T1">Conduite</text:span> : reprise chirurgicale (changement en 2 temps). Prélèvements peropératoires mis en culture <text:span text:style-name="T1">14 jours</text:span> sur milieux enrichis. &gt; - <text:span text:style-name="T1">J7</text:span> : apparition de colonies minuscules, non pigmentées sur un prélèvement. J10 : 3/5 prélèvements positifs. &gt; - <text:span text:style-name="T1">Identification</text:span> : <text:span text:style-name="T2">S. aureus</text:span> phénotype SCV, déficit en ménadione confirmé par test d’auxotrophie. &gt; - <text:span text:style-name="T1">Antibiogramme</text:span> : sensible rifampicine, résistant gentamicine (phénotypique, pas de gène de résistance). &gt; - <text:span text:style-name="T1">Traitement</text:span> : rifampicine + daptomycine 6 semaines, puis rifampicine + lévofloxacine orale 3 mois. &gt; - <text:span text:style-name="T1">Leçon</text:span> : sans la culture prolongée à 14 jours, cette infection serait restée « à cultures négatives ».</text:p>
      <text:p text:style-name="Text_20_body"><text:span text:style-name="T1">Exemple 2 — Rechute tardive après DAIR réussi</text:span> &gt; M. Dupont, 58 ans, PTG infectée à 3 semaines post-opératoire. DAIR réalisé en urgence. Cultures peropératoires : <text:span text:style-name="T2">S. aureus</text:span> MSSA. Traitement : oxacilline IV 2 semaines puis rifampicine + lévofloxacine 3 mois. Bonne évolution, CRP normalisée. &gt; - <text:span text:style-name="T1">M+8</text:span> : douleur progressive du genou, CRP remonte à 18 mg/L. &gt; - <text:span text:style-name="T1">Ponction</text:span> : leucocytes = 6 500/μL, cultures : <text:span text:style-name="T2">S. aureus</text:span> SCV (thymidine-dépendant) → même souche (typage moléculaire). &gt; - <text:span text:style-name="T1">Explication</text:span> : les SCV avaient persisté en intracellulaire et dans le biofilm résiduel pendant le DAIR. Après arrêt des antibiotiques, réversion vers le phénotype normal virulent. &gt; - <text:span text:style-name="T1">Conduite</text:span> : changement en 2 temps (le DAIR a échoué).</text:p>
      <text:p text:style-name="Text_20_body"><text:span text:style-name="T1">Exemple 3 — Piège du cotrimoxazole avec SCV thymidine-dépendantes</text:span> &gt; Mme Morel, 70 ans, IOA à <text:span text:style-name="T2">S. aureus</text:span> MSSA sur PTH. Changement en 2 temps en cours, spacer en place. Antibiogramme : sensible à tout, y compris cotrimoxazole. Traitement de relais oral : rifampicine + cotrimoxazole (choisi car bonne biodisponibilité orale et bonne diffusion osseuse). &gt; - <text:span text:style-name="T1">M+4</text:span> : cultures de contrôle lors de la reimplantation : <text:span text:style-name="T2">S. aureus</text:span> SCV thymidine-dépendant sur 2/5 prélèvements. &gt; - <text:span text:style-name="T1">Explication</text:span> : le cotrimoxazole bloque la voie des folates → sélection des mutants <text:span text:style-name="T2">thyA</text:span> → SCV thymidine-dépendantes. In vivo, la thymidine des tissus humains nourrit ces SCV → le cotrimoxazole est <text:span text:style-name="T1">inefficace</text:span>. &gt; - <text:span text:style-name="T1">Leçon</text:span> : le cotrimoxazole sélectionne les SCV thymidine-dépendantes. Préférer la lévofloxacine ou le linézolide en association avec la rifampicine si risque de SCV.</text:p>
      <text:p text:style-name="Horizontal_20_Line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header-rows>
          <table:table-row>
            <table:table-cell table:style-name="TableHeaderRowCell" office:value-type="string">
              <text:p text:style-name="Table_20_Heading">Score / Critères</text:p>
            </table:table-cell>
            <table:table-cell table:style-name="TableHeaderRowCell" office:value-type="string">
              <text:p text:style-name="Table_20_Heading">Composants</text:p>
            </table:table-cell>
            <table:table-cell table:style-name="TableHeaderRowCell" office:value-type="string">
              <text:p text:style-name="P171">Sensibilité</text:p>
            </table:table-cell>
            <table:table-cell table:style-name="TableHeaderRowCell" office:value-type="string">
              <text:p text:style-name="P172">Spécificité</text:p>
            </table:table-cell>
            <table:table-cell table:style-name="TableHeaderRowCell" office:value-type="string">
              <text:p text:style-name="Table_20_Heading">Référenc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MSIS 2011</text:span></text:p>
          </table:table-cell>
          <table:table-cell table:style-name="TableRowCell" office:value-type="string">
            <text:p text:style-name="Table_20_Contents">CRP, VS, leuco synovial, % PNN, culture, histologie</text:p>
          </table:table-cell>
          <table:table-cell table:style-name="TableRowCell" office:value-type="string">
            <text:p text:style-name="P173">79-97%</text:p>
          </table:table-cell>
          <table:table-cell table:style-name="TableRowCell" office:value-type="string">
            <text:p text:style-name="P174">78-99%</text:p>
          </table:table-cell>
          <table:table-cell table:style-name="TableRowCell" office:value-type="string">
            <text:p text:style-name="Table_20_Contents">Parvizi et al. 2011</text:p>
          </table:table-cell>
        </table:table-row>
        <table:table-row>
          <table:table-cell table:style-name="TableRowCell" office:value-type="string">
            <text:p text:style-name="Table_20_Contents"><text:span text:style-name="T1">ICM 2018</text:span></text:p>
          </table:table-cell>
          <table:table-cell table:style-name="TableRowCell" office:value-type="string">
            <text:p text:style-name="Table_20_Contents">CRP, D-dimères, VS, leuco synovial, alpha-défensine, leukocyte esterase, % PNN, culture</text:p>
          </table:table-cell>
          <table:table-cell table:style-name="TableRowCell" office:value-type="string">
            <text:p text:style-name="P173">97%</text:p>
          </table:table-cell>
          <table:table-cell table:style-name="TableRowCell" office:value-type="string">
            <text:p text:style-name="P174">95%</text:p>
          </table:table-cell>
          <table:table-cell table:style-name="TableRowCell" office:value-type="string">
            <text:p text:style-name="Table_20_Contents">Parvizi et al. 2018</text:p>
          </table:table-cell>
        </table:table-row>
        <table:table-row>
          <table:table-cell table:style-name="TableRowCell" office:value-type="string">
            <text:p text:style-name="Table_20_Contents"><text:span text:style-name="T1">Score WAIOT 2019</text:span></text:p>
          </table:table-cell>
          <table:table-cell table:style-name="TableRowCell" office:value-type="string">
            <text:p text:style-name="Table_20_Contents">CRP + VS + imagerie + clinique + microbiologie</text:p>
          </table:table-cell>
          <table:table-cell table:style-name="TableRowCell" office:value-type="string">
            <text:p text:style-name="P173">94%</text:p>
          </table:table-cell>
          <table:table-cell table:style-name="TableRowCell" office:value-type="string">
            <text:p text:style-name="P174">90%</text:p>
          </table:table-cell>
          <table:table-cell table:style-name="TableRowCell" office:value-type="string">
            <text:p text:style-name="Table_20_Contents">Romano et al. 2019</text:p>
          </table:table-cell>
        </table:table-row>
        <table:table-row>
          <table:table-cell table:style-name="TableRowCell" office:value-type="string">
            <text:p text:style-name="Table_20_Contents"><text:span text:style-name="T1">Score Tsukayama</text:span></text:p>
          </table:table-cell>
          <table:table-cell table:style-name="TableRowCell" office:value-type="string">
            <text:p text:style-name="Table_20_Contents">Clinique + délai + culture peropératoire</text:p>
          </table:table-cell>
          <table:table-cell table:style-name="TableRowCell" office:value-type="string">
            <text:p text:style-name="P173">Classification pronostique</text:p>
          </table:table-cell>
          <table:table-cell table:style-name="TableRowCell" office:value-type="string">
            <text:p text:style-name="P174">—</text:p>
          </table:table-cell>
          <table:table-cell table:style-name="TableRowCell" office:value-type="string">
            <text:p text:style-name="Table_20_Contents">Tsukayama 1996</text:p>
          </table:table-cell>
        </table:table-row>
        <table:table-row>
          <table:table-cell table:style-name="TableRowCell" office:value-type="string">
            <text:p text:style-name="Table_20_Contents"><text:span text:style-name="T1">Critères de McPherson</text:span></text:p>
          </table:table-cell>
          <table:table-cell table:style-name="TableRowCell" office:value-type="string">
            <text:p text:style-name="Table_20_Contents">Terrain + type infection + état local</text:p>
          </table:table-cell>
          <table:table-cell table:style-name="TableRowCell" office:value-type="string">
            <text:p text:style-name="P173">Score pronostique chirurgical</text:p>
          </table:table-cell>
          <table:table-cell table:style-name="TableRowCell" office:value-type="string">
            <text:p text:style-name="P174">—</text:p>
          </table:table-cell>
          <table:table-cell table:style-name="TableRowCell" office:value-type="string">
            <text:p text:style-name="Table_20_Contents">McPherson 2002</text:p>
          </table:table-cell>
        </table:table-row>
      </table:table>
      <text:p text:style-name="Horizontal_20_Line"/>
      <text:p text:style-name="First_20_paragraph"><text:span text:style-name="T2">Document généré pour la Formation IOA — Plateforme VERTEX© — 8 mars 2026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8.3</meta:generator>
    <dc:title/>
    <dc:description/>
    <dc:subject/>
    <meta:keyword/>
    <meta:initial-creator/>
    <dc:creator/>
    <meta:creation-date>2026-03-08T15:39:28Z</meta:creation-date>
    <dc:date>2026-03-08T15:39:28Z</dc:date>
  </office:meta>
</office:document-meta>
</file>